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1"/>
          <table:table-cell table:style-name="ce13" office:value-type="string" calcext:value-type="string" table:number-columns-spanned="2" table:number-rows-spanned="1">
            <text:p>Type</text:p>
          </table:table-cell>
          <table:covered-table-cell table:style-name="ce13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1"/>
          <table:table-cell table:style-name="ce60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3" table:number-columns-spanned="2" table:number-rows-spanned="1"/>
          <table:covered-table-cell table:style-name="ce13"/>
          <table:table-cell table:style-name="ce31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1" table:number-columns-repeated="2"/>
          <table:table-cell table:style-name="ce120"/>
          <table:table-cell table:style-name="ce48"/>
          <table:table-cell table:style-name="ce35"/>
          <table:table-cell table:style-name="ce31" table:number-columns-repeated="3"/>
          <table:table-cell table:style-name="ce48"/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13" office:value-type="string" calcext:value-type="string" table:number-columns-spanned="2" table:number-rows-spanned="1">
            <text:p>F1</text:p>
          </table:table-cell>
          <table:covered-table-cell table:style-name="ce13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31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3" table:number-columns-spanned="2" table:number-rows-spanned="1"/>
          <table:covered-table-cell table:style-name="ce13"/>
          <table:table-cell table:style-name="ce31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3" office:value-type="string" calcext:value-type="string" table:number-columns-spanned="3" table:number-rows-spanned="1">
            <text:p>Strict Match</text:p>
          </table:table-cell>
          <table:covered-table-cell table:style-name="ce13"/>
          <table:covered-table-cell table:style-name="ce60"/>
          <table:table-cell table:style-name="ce60" office:value-type="string" calcext:value-type="string">
            <text:p>Type</text:p>
          </table:table-cell>
          <table:table-cell table:style-name="ce35"/>
          <table:table-cell table:style-name="ce13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3"/>
          <table:table-cell table:style-name="ce60" office:value-type="string" calcext:value-type="string">
            <text:p>Type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m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1"/>
          <table:table-cell table:style-name="ce44" table:formula="of:=IF([.A3]&lt;&gt;&quot;&quot;; [.A3]; &quot;&quot;)" office:value-type="string" office:string-value="mBert" calcext:value-type="string">
            <text:p>mBert</text:p>
          </table:table-cell>
          <table:table-cell table:style-name="ce13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35"/>
          <table:table-cell table:style-name="ce60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13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31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1.956438342674" calcext:value-type="float">
            <text:p>91.96</text:p>
          </table:table-cell>
          <table:table-cell table:style-name="ce101" office:value-type="float" office:value="1.11658595185231" calcext:value-type="float">
            <text:p>1.12</text:p>
          </table:table-cell>
          <table:table-cell table:style-name="ce95" office:value-type="float" office:value="91.0999646977501" calcext:value-type="float">
            <text:p>91.10</text:p>
          </table:table-cell>
          <table:table-cell table:style-name="ce101" office:value-type="float" office:value="1.19752912689885" calcext:value-type="float">
            <text:p>1.20</text:p>
          </table:table-cell>
          <table:table-cell table:style-name="ce95" office:value-type="float" office:value="92.8433783814084" calcext:value-type="float">
            <text:p>92.84</text:p>
          </table:table-cell>
          <table:table-cell table:style-name="ce108" office:value-type="float" office:value="1.52408776561301" calcext:value-type="float">
            <text:p>1.52</text:p>
          </table:table-cell>
          <table:table-cell table:style-name="ce95" office:value-type="float" office:value="89.3385011937805" calcext:value-type="float">
            <text:p>89.34</text:p>
          </table:table-cell>
          <table:table-cell table:style-name="ce108" office:value-type="float" office:value="1.43488114017924" calcext:value-type="float">
            <text:p>1.43</text:p>
          </table:table-cell>
          <table:table-cell table:style-name="ce108"/>
          <table:table-cell table:style-name="ce101" office:value-type="float" office:value="96.7453263722942" calcext:value-type="float">
            <text:p>96.75</text:p>
          </table:table-cell>
          <table:table-cell table:style-name="ce108" office:value-type="float" office:value="0.343488407371104" calcext:value-type="float">
            <text:p>0.34</text:p>
          </table:table-cell>
          <table:table-cell table:style-name="ce101" office:value-type="float" office:value="95.8472849744729" calcext:value-type="float">
            <text:p>95.85</text:p>
          </table:table-cell>
          <table:table-cell table:style-name="ce108" office:value-type="float" office:value="0.964407545603937" calcext:value-type="float">
            <text:p>0.96</text:p>
          </table:table-cell>
          <table:table-cell table:style-name="ce95" office:value-type="float" office:value="97.675461637862" calcext:value-type="float">
            <text:p>97.68</text:p>
          </table:table-cell>
          <table:table-cell table:style-name="ce108" office:value-type="float" office:value="0.85463243615776" calcext:value-type="float">
            <text:p>0.85</text:p>
          </table:table-cell>
          <table:table-cell table:style-name="ce95" office:value-type="float" office:value="93.5234424150513" calcext:value-type="float">
            <text:p>93.52</text:p>
          </table:table-cell>
          <table:table-cell table:style-name="ce39" office:value-type="float" office:value="1.23583106399507" calcext:value-type="float">
            <text:p>1.24</text:p>
          </table:table-cell>
          <table:table-cell table:style-name="ce115"/>
          <table:table-cell table:style-name="ce117"/>
          <table:table-cell table:style-name="ce31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96_{\pm 1.12}$ " calcext:value-type="string">
            <text:p><text:s/>$91.96_{\pm 1.12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10_{\pm 1.20}$ " calcext:value-type="string">
            <text:p><text:s/>$91.10_{\pm 1.20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84_{\pm 1.52}$ " calcext:value-type="string">
            <text:p><text:s/>$92.84_{\pm 1.52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89.34_{\pm 1.43}$ " calcext:value-type="string">
            <text:p><text:s/>$89.34_{\pm 1.43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75_{\pm 0.34}$ " calcext:value-type="string">
            <text:p><text:s/>$96.75_{\pm 0.34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85_{\pm 0.96}$ " calcext:value-type="string">
            <text:p><text:s/>$95.85_{\pm 0.96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68_{\pm 0.85}$ " calcext:value-type="string">
            <text:p><text:s/>$97.68_{\pm 0.85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52_{\pm 1.24}$ " calcext:value-type="string">
            <text:p><text:s/>$93.52_{\pm 1.2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1.6877174441278" calcext:value-type="float">
            <text:p>91.69</text:p>
          </table:table-cell>
          <table:table-cell table:style-name="ce101" office:value-type="float" office:value="1.13581167260707" calcext:value-type="float">
            <text:p>1.14</text:p>
          </table:table-cell>
          <table:table-cell table:style-name="ce95" office:value-type="float" office:value="90.2762403978976" calcext:value-type="float">
            <text:p>90.28</text:p>
          </table:table-cell>
          <table:table-cell table:style-name="ce101" office:value-type="float" office:value="1.33729746191579" calcext:value-type="float">
            <text:p>1.34</text:p>
          </table:table-cell>
          <table:table-cell table:style-name="ce95" office:value-type="float" office:value="93.160174667335" calcext:value-type="float">
            <text:p>93.16</text:p>
          </table:table-cell>
          <table:table-cell table:style-name="ce108" office:value-type="float" office:value="1.49101106274144" calcext:value-type="float">
            <text:p>1.49</text:p>
          </table:table-cell>
          <table:table-cell table:style-name="ce95" office:value-type="float" office:value="91.6877174441278" calcext:value-type="float">
            <text:p>91.69</text:p>
          </table:table-cell>
          <table:table-cell table:style-name="ce108" office:value-type="float" office:value="1.13581167260707" calcext:value-type="float">
            <text:p>1.14</text:p>
          </table:table-cell>
          <table:table-cell table:style-name="ce108"/>
          <table:table-cell table:style-name="ce101" office:value-type="float" office:value="95.0662702380204" calcext:value-type="float">
            <text:p>95.07</text:p>
          </table:table-cell>
          <table:table-cell table:style-name="ce108" office:value-type="float" office:value="0.911886191262932" calcext:value-type="float">
            <text:p>0.91</text:p>
          </table:table-cell>
          <table:table-cell table:style-name="ce101" office:value-type="float" office:value="93.6080702524065" calcext:value-type="float">
            <text:p>93.61</text:p>
          </table:table-cell>
          <table:table-cell table:style-name="ce108" office:value-type="float" office:value="1.54445021592084" calcext:value-type="float">
            <text:p>1.54</text:p>
          </table:table-cell>
          <table:table-cell table:style-name="ce95" office:value-type="float" office:value="96.5874790579731" calcext:value-type="float">
            <text:p>96.59</text:p>
          </table:table-cell>
          <table:table-cell table:style-name="ce108" office:value-type="float" office:value="0.874266892463968" calcext:value-type="float">
            <text:p>0.87</text:p>
          </table:table-cell>
          <table:table-cell table:style-name="ce95" office:value-type="float" office:value="95.0662702380204" calcext:value-type="float">
            <text:p>95.07</text:p>
          </table:table-cell>
          <table:table-cell table:style-name="ce108" office:value-type="float" office:value="0.911886191262932" calcext:value-type="float">
            <text:p>0.91</text:p>
          </table:table-cell>
          <table:table-cell table:style-name="ce115" table:number-columns-repeated="2"/>
          <table:table-cell table:style-name="ce31"/>
          <table:table-cell table:style-name="ce46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1.69_{\pm 1.14}$ " calcext:value-type="string">
            <text:p><text:s/>$91.69_{\pm 1.14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0.28_{\pm 1.34}$ " calcext:value-type="string">
            <text:p><text:s/>$90.28_{\pm 1.34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16_{\pm 1.49}$ " calcext:value-type="string">
            <text:p><text:s/>$93.16_{\pm 1.49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1.69_{\pm 1.14}$ " calcext:value-type="string">
            <text:p><text:s/>$91.69_{\pm 1.14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07_{\pm 0.91}$ " calcext:value-type="string">
            <text:p><text:s/>$95.07_{\pm 0.91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61_{\pm 1.54}$ " calcext:value-type="string">
            <text:p><text:s/>$93.61_{\pm 1.54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6.59_{\pm 0.87}$ " calcext:value-type="string">
            <text:p><text:s/>$96.59_{\pm 0.87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07_{\pm 0.91}$ " calcext:value-type="string">
            <text:p><text:s/>$95.07_{\pm 0.9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2.1608188510362" calcext:value-type="float">
            <text:p>72.16</text:p>
          </table:table-cell>
          <table:table-cell table:style-name="ce101" office:value-type="float" office:value="15.1811232712687" calcext:value-type="float">
            <text:p>15.18</text:p>
          </table:table-cell>
          <table:table-cell table:style-name="ce95" office:value-type="float" office:value="77.7864219114219" calcext:value-type="float">
            <text:p>77.79</text:p>
          </table:table-cell>
          <table:table-cell table:style-name="ce101" office:value-type="float" office:value="17.5252689125482" calcext:value-type="float">
            <text:p>17.53</text:p>
          </table:table-cell>
          <table:table-cell table:style-name="ce95" office:value-type="float" office:value="69.2837301587302" calcext:value-type="float">
            <text:p>69.28</text:p>
          </table:table-cell>
          <table:table-cell table:style-name="ce108" office:value-type="float" office:value="18.1678403971869" calcext:value-type="float">
            <text:p>18.17</text:p>
          </table:table-cell>
          <table:table-cell table:style-name="ce95" office:value-type="float" office:value="72.1608188510362" calcext:value-type="float">
            <text:p>72.16</text:p>
          </table:table-cell>
          <table:table-cell table:style-name="ce108" office:value-type="float" office:value="15.1811232712687" calcext:value-type="float">
            <text:p>15.18</text:p>
          </table:table-cell>
          <table:table-cell table:style-name="ce108"/>
          <table:table-cell table:style-name="ce101" office:value-type="float" office:value="76.9681311040007" calcext:value-type="float">
            <text:p>76.97</text:p>
          </table:table-cell>
          <table:table-cell table:style-name="ce108" office:value-type="float" office:value="11.7710684227082" calcext:value-type="float">
            <text:p>11.77</text:p>
          </table:table-cell>
          <table:table-cell table:style-name="ce101" office:value-type="float" office:value="82.5748834498835" calcext:value-type="float">
            <text:p>82.57</text:p>
          </table:table-cell>
          <table:table-cell table:style-name="ce108" office:value-type="float" office:value="11.822388039492" calcext:value-type="float">
            <text:p>11.82</text:p>
          </table:table-cell>
          <table:table-cell table:style-name="ce95" office:value-type="float" office:value="74.2003968253968" calcext:value-type="float">
            <text:p>74.20</text:p>
          </table:table-cell>
          <table:table-cell table:style-name="ce108" office:value-type="float" office:value="17.6350698679626" calcext:value-type="float">
            <text:p>17.64</text:p>
          </table:table-cell>
          <table:table-cell table:style-name="ce95" office:value-type="float" office:value="76.9681311040007" calcext:value-type="float">
            <text:p>76.97</text:p>
          </table:table-cell>
          <table:table-cell table:style-name="ce108" office:value-type="float" office:value="11.7710684227082" calcext:value-type="float">
            <text:p>11.77</text:p>
          </table:table-cell>
          <table:table-cell table:style-name="ce115" table:number-columns-repeated="2"/>
          <table:table-cell table:style-name="ce31"/>
          <table:table-cell table:style-name="ce46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2.16_{\pm 15.18}$ " calcext:value-type="string">
            <text:p><text:s/>$72.16_{\pm 15.18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77.79_{\pm 17.53}$ " calcext:value-type="string">
            <text:p><text:s/>$77.79_{\pm 17.53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69.28_{\pm 18.17}$ " calcext:value-type="string">
            <text:p><text:s/>$69.28_{\pm 18.17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2.16_{\pm 15.18}$ " calcext:value-type="string">
            <text:p><text:s/>$72.16_{\pm 15.18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6.97_{\pm 11.77}$ " calcext:value-type="string">
            <text:p><text:s/>$76.97_{\pm 11.77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82.57_{\pm 11.82}$ " calcext:value-type="string">
            <text:p><text:s/>$82.57_{\pm 11.82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4.20_{\pm 17.64}$ " calcext:value-type="string">
            <text:p><text:s/>$74.20_{\pm 17.64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6.97_{\pm 11.77}$ " calcext:value-type="string">
            <text:p><text:s/>$76.97_{\pm 11.7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0.3550554584023" calcext:value-type="float">
            <text:p>80.36</text:p>
          </table:table-cell>
          <table:table-cell table:style-name="ce101" office:value-type="float" office:value="6.65807819410877" calcext:value-type="float">
            <text:p>6.66</text:p>
          </table:table-cell>
          <table:table-cell table:style-name="ce95" office:value-type="float" office:value="80.7887499644826" calcext:value-type="float">
            <text:p>80.79</text:p>
          </table:table-cell>
          <table:table-cell table:style-name="ce101" office:value-type="float" office:value="6.82178276515298" calcext:value-type="float">
            <text:p>6.82</text:p>
          </table:table-cell>
          <table:table-cell table:style-name="ce95" office:value-type="float" office:value="80.1117196103685" calcext:value-type="float">
            <text:p>80.11</text:p>
          </table:table-cell>
          <table:table-cell table:style-name="ce108" office:value-type="float" office:value="7.4724969253335" calcext:value-type="float">
            <text:p>7.47</text:p>
          </table:table-cell>
          <table:table-cell table:style-name="ce95" office:value-type="float" office:value="80.3550554584023" calcext:value-type="float">
            <text:p>80.36</text:p>
          </table:table-cell>
          <table:table-cell table:style-name="ce108" office:value-type="float" office:value="6.65807819410877" calcext:value-type="float">
            <text:p>6.66</text:p>
          </table:table-cell>
          <table:table-cell table:style-name="ce108"/>
          <table:table-cell table:style-name="ce101" office:value-type="float" office:value="86.9804268584695" calcext:value-type="float">
            <text:p>86.98</text:p>
          </table:table-cell>
          <table:table-cell table:style-name="ce108" office:value-type="float" office:value="3.74170400213394" calcext:value-type="float">
            <text:p>3.74</text:p>
          </table:table-cell>
          <table:table-cell table:style-name="ce101" office:value-type="float" office:value="87.4428994518904" calcext:value-type="float">
            <text:p>87.44</text:p>
          </table:table-cell>
          <table:table-cell table:style-name="ce108" office:value-type="float" office:value="4.05958035297805" calcext:value-type="float">
            <text:p>4.06</text:p>
          </table:table-cell>
          <table:table-cell table:style-name="ce95" office:value-type="float" office:value="86.726069479351" calcext:value-type="float">
            <text:p>86.73</text:p>
          </table:table-cell>
          <table:table-cell table:style-name="ce108" office:value-type="float" office:value="5.30164467916934" calcext:value-type="float">
            <text:p>5.30</text:p>
          </table:table-cell>
          <table:table-cell table:style-name="ce95" office:value-type="float" office:value="86.9804268584695" calcext:value-type="float">
            <text:p>86.98</text:p>
          </table:table-cell>
          <table:table-cell table:style-name="ce108" office:value-type="float" office:value="3.74170400213394" calcext:value-type="float">
            <text:p>3.74</text:p>
          </table:table-cell>
          <table:table-cell table:style-name="ce115" table:number-columns-repeated="2"/>
          <table:table-cell table:style-name="ce31"/>
          <table:table-cell table:style-name="ce46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0.36_{\pm 6.66}$ " calcext:value-type="string">
            <text:p><text:s/>$80.36_{\pm 6.66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0.79_{\pm 6.82}$ " calcext:value-type="string">
            <text:p><text:s/>$80.79_{\pm 6.82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0.11_{\pm 7.47}$ " calcext:value-type="string">
            <text:p><text:s/>$80.11_{\pm 7.47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0.36_{\pm 6.66}$ " calcext:value-type="string">
            <text:p><text:s/>$80.36_{\pm 6.66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6.98_{\pm 3.74}$ " calcext:value-type="string">
            <text:p><text:s/>$86.98_{\pm 3.74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7.44_{\pm 4.06}$ " calcext:value-type="string">
            <text:p><text:s/>$87.44_{\pm 4.06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6.73_{\pm 5.30}$ " calcext:value-type="string">
            <text:p><text:s/>$86.73_{\pm 5.30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6.98_{\pm 3.74}$ " calcext:value-type="string">
            <text:p><text:s/>$86.98_{\pm 3.7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8.7783882783883" calcext:value-type="float">
            <text:p>78.78</text:p>
          </table:table-cell>
          <table:table-cell table:style-name="ce101" office:value-type="float" office:value="8.96637923620762" calcext:value-type="float">
            <text:p>8.97</text:p>
          </table:table-cell>
          <table:table-cell table:style-name="ce95" office:value-type="float" office:value="86.3095238095238" calcext:value-type="float">
            <text:p>86.31</text:p>
          </table:table-cell>
          <table:table-cell table:style-name="ce101" office:value-type="float" office:value="12.8797200361117" calcext:value-type="float">
            <text:p>12.88</text:p>
          </table:table-cell>
          <table:table-cell table:style-name="ce95" office:value-type="float" office:value="75.4047619047619" calcext:value-type="float">
            <text:p>75.40</text:p>
          </table:table-cell>
          <table:table-cell table:style-name="ce108" office:value-type="float" office:value="15.7826974061776" calcext:value-type="float">
            <text:p>15.78</text:p>
          </table:table-cell>
          <table:table-cell table:style-name="ce95" office:value-type="float" office:value="78.7783882783883" calcext:value-type="float">
            <text:p>78.78</text:p>
          </table:table-cell>
          <table:table-cell table:style-name="ce108" office:value-type="float" office:value="8.96637923620762" calcext:value-type="float">
            <text:p>8.97</text:p>
          </table:table-cell>
          <table:table-cell table:style-name="ce108"/>
          <table:table-cell table:style-name="ce101" office:value-type="float" office:value="82.1117216117216" calcext:value-type="float">
            <text:p>82.11</text:p>
          </table:table-cell>
          <table:table-cell table:style-name="ce108" office:value-type="float" office:value="9.98254205414054" calcext:value-type="float">
            <text:p>9.98</text:p>
          </table:table-cell>
          <table:table-cell table:style-name="ce95" office:value-type="float" office:value="89.6428571428571" calcext:value-type="float">
            <text:p>89.64</text:p>
          </table:table-cell>
          <table:table-cell table:style-name="ce108" office:value-type="float" office:value="11.6161442508362" calcext:value-type="float">
            <text:p>11.62</text:p>
          </table:table-cell>
          <table:table-cell table:style-name="ce95" office:value-type="float" office:value="78.7380952380952" calcext:value-type="float">
            <text:p>78.74</text:p>
          </table:table-cell>
          <table:table-cell table:style-name="ce108" office:value-type="float" office:value="17.0540191497781" calcext:value-type="float">
            <text:p>17.05</text:p>
          </table:table-cell>
          <table:table-cell table:style-name="ce95" office:value-type="float" office:value="82.1117216117216" calcext:value-type="float">
            <text:p>82.11</text:p>
          </table:table-cell>
          <table:table-cell table:style-name="ce108" office:value-type="float" office:value="9.98254205414054" calcext:value-type="float">
            <text:p>9.98</text:p>
          </table:table-cell>
          <table:table-cell table:style-name="ce115"/>
          <table:table-cell table:style-name="ce93" table:number-columns-repeated="2"/>
          <table:table-cell table:style-name="ce45" table:formula="of:=IF([.A10]&lt;&gt;&quot;&quot;; [.A10]; &quot;&quot;)" office:value-type="string" office:string-value="Set" calcext:value-type="string">
            <text:p>Set</text:p>
          </table:table-cell>
          <table:table-cell table:style-name="ce31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8.78_{\pm 8.97}$ " calcext:value-type="string">
            <text:p><text:s/>$78.78_{\pm 8.97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6.31_{\pm 12.88}$ " calcext:value-type="string">
            <text:p><text:s/>$86.31_{\pm 12.88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5.40_{\pm 15.78}$ " calcext:value-type="string">
            <text:p><text:s/>$75.40_{\pm 15.78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8.78_{\pm 8.97}$ " calcext:value-type="string">
            <text:p><text:s/>$78.78_{\pm 8.97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82.11_{\pm 9.98}$ " calcext:value-type="string">
            <text:p><text:s/>$82.11_{\pm 9.98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89.64_{\pm 11.62}$ " calcext:value-type="string">
            <text:p><text:s/>$89.64_{\pm 11.62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8.74_{\pm 17.05}$ " calcext:value-type="string">
            <text:p><text:s/>$78.74_{\pm 17.05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82.11_{\pm 9.98}$ " calcext:value-type="string">
            <text:p><text:s/>$82.11_{\pm 9.9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46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4.5922626388052" calcext:value-type="float">
            <text:p>94.59</text:p>
          </table:table-cell>
          <table:table-cell table:style-name="ce101" office:value-type="float" office:value="1.2070791351974" calcext:value-type="float">
            <text:p>1.21</text:p>
          </table:table-cell>
          <table:table-cell table:style-name="ce95" office:value-type="float" office:value="93.5897213880002" calcext:value-type="float">
            <text:p>93.59</text:p>
          </table:table-cell>
          <table:table-cell table:style-name="ce101" office:value-type="float" office:value="1.59881318325439" calcext:value-type="float">
            <text:p>1.60</text:p>
          </table:table-cell>
          <table:table-cell table:style-name="ce95" office:value-type="float" office:value="95.6319660658694" calcext:value-type="float">
            <text:p>95.63</text:p>
          </table:table-cell>
          <table:table-cell table:style-name="ce108" office:value-type="float" office:value="1.32351900893523" calcext:value-type="float">
            <text:p>1.32</text:p>
          </table:table-cell>
          <table:table-cell table:style-name="ce95" office:value-type="float" office:value="93.3071087614507" calcext:value-type="float">
            <text:p>93.31</text:p>
          </table:table-cell>
          <table:table-cell table:style-name="ce108" office:value-type="float" office:value="1.56650686401253" calcext:value-type="float">
            <text:p>1.57</text:p>
          </table:table-cell>
          <table:table-cell table:style-name="ce108"/>
          <table:table-cell table:style-name="ce101" office:value-type="float" office:value="97.7974832987053" calcext:value-type="float">
            <text:p>97.80</text:p>
          </table:table-cell>
          <table:table-cell table:style-name="ce108" office:value-type="float" office:value="0.963013113392672" calcext:value-type="float">
            <text:p>0.96</text:p>
          </table:table-cell>
          <table:table-cell table:style-name="ce101" office:value-type="float" office:value="96.7624987051116" calcext:value-type="float">
            <text:p>96.76</text:p>
          </table:table-cell>
          <table:table-cell table:style-name="ce108" office:value-type="float" office:value="1.54886771728219" calcext:value-type="float">
            <text:p>1.55</text:p>
          </table:table-cell>
          <table:table-cell table:style-name="ce95" office:value-type="float" office:value="98.8707989249847" calcext:value-type="float">
            <text:p>98.87</text:p>
          </table:table-cell>
          <table:table-cell table:style-name="ce108" office:value-type="float" office:value="0.957875364761922" calcext:value-type="float">
            <text:p>0.96</text:p>
          </table:table-cell>
          <table:table-cell table:style-name="ce95" office:value-type="float" office:value="96.209902014007" calcext:value-type="float">
            <text:p>96.21</text:p>
          </table:table-cell>
          <table:table-cell table:style-name="ce108" office:value-type="float" office:value="1.45731292520933" calcext:value-type="float">
            <text:p>1.46</text:p>
          </table:table-cell>
          <table:table-cell table:style-name="ce115" table:number-columns-repeated="2"/>
          <table:table-cell table:style-name="ce31"/>
          <table:table-cell table:style-name="ce44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59_{\pm 1.21}$ " calcext:value-type="string">
            <text:p><text:s/>$94.59_{\pm 1.21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59_{\pm 1.60}$ " calcext:value-type="string">
            <text:p><text:s/>$93.59_{\pm 1.60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63_{\pm 1.32}$ " calcext:value-type="string">
            <text:p><text:s/>$95.63_{\pm 1.32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3.31_{\pm 1.57}$ " calcext:value-type="string">
            <text:p><text:s/>$93.31_{\pm 1.57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80_{\pm 0.96}$ " calcext:value-type="string">
            <text:p><text:s/>$97.80_{\pm 0.96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6.76_{\pm 1.55}$ " calcext:value-type="string">
            <text:p><text:s/>$96.76_{\pm 1.55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87_{\pm 0.96}$ " calcext:value-type="string">
            <text:p><text:s/>$98.87_{\pm 0.96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6.21_{\pm 1.46}$ " calcext:value-type="string">
            <text:p><text:s/>$96.21_{\pm 1.4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5742089239588" calcext:value-type="float">
            <text:p>94.57</text:p>
          </table:table-cell>
          <table:table-cell table:style-name="ce25" office:value-type="float" office:value="1.16599940192995" calcext:value-type="float">
            <text:p>1.17</text:p>
          </table:table-cell>
          <table:table-cell table:style-name="ce19" office:value-type="float" office:value="92.9966148029256" calcext:value-type="float">
            <text:p>93.00</text:p>
          </table:table-cell>
          <table:table-cell table:style-name="ce25" office:value-type="float" office:value="1.59026751811589" calcext:value-type="float">
            <text:p>1.59</text:p>
          </table:table-cell>
          <table:table-cell table:style-name="ce19" office:value-type="float" office:value="96.2234776007998" calcext:value-type="float">
            <text:p>96.22</text:p>
          </table:table-cell>
          <table:table-cell table:style-name="ce25" office:value-type="float" office:value="1.29991907991661" calcext:value-type="float">
            <text:p>1.30</text:p>
          </table:table-cell>
          <table:table-cell table:style-name="ce19" office:value-type="float" office:value="94.5742089239588" calcext:value-type="float">
            <text:p>94.57</text:p>
          </table:table-cell>
          <table:table-cell table:style-name="ce34" office:value-type="float" office:value="1.16599940192995" calcext:value-type="float">
            <text:p>1.17</text:p>
          </table:table-cell>
          <table:table-cell table:style-name="ce34"/>
          <table:table-cell table:style-name="ce25" office:value-type="float" office:value="96.6211082893752" calcext:value-type="float">
            <text:p>96.62</text:p>
          </table:table-cell>
          <table:table-cell table:style-name="ce34" office:value-type="float" office:value="1.26090646540649" calcext:value-type="float">
            <text:p>1.26</text:p>
          </table:table-cell>
          <table:table-cell table:style-name="ce25" office:value-type="float" office:value="95.0097339011273" calcext:value-type="float">
            <text:p>95.01</text:p>
          </table:table-cell>
          <table:table-cell table:style-name="ce34" office:value-type="float" office:value="1.69499623444448" calcext:value-type="float">
            <text:p>1.69</text:p>
          </table:table-cell>
          <table:table-cell table:style-name="ce25" office:value-type="float" office:value="98.3056896329347" calcext:value-type="float">
            <text:p>98.31</text:p>
          </table:table-cell>
          <table:table-cell table:style-name="ce34" office:value-type="float" office:value="1.36672585388773" calcext:value-type="float">
            <text:p>1.37</text:p>
          </table:table-cell>
          <table:table-cell table:style-name="ce19" office:value-type="float" office:value="96.6211082893752" calcext:value-type="float">
            <text:p>96.62</text:p>
          </table:table-cell>
          <table:table-cell table:style-name="ce34" office:value-type="float" office:value="1.26090646540649" calcext:value-type="float">
            <text:p>1.26</text:p>
          </table:table-cell>
          <table:table-cell table:style-name="ce25" table:number-columns-repeated="2"/>
          <table:table-cell table:style-name="ce31"/>
          <table:table-cell table:style-name="ce46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4.57_{\pm 1.17}$ " calcext:value-type="string">
            <text:p><text:s/>$94.57_{\pm 1.17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3.00_{\pm 1.59}$ " calcext:value-type="string">
            <text:p><text:s/>$93.00_{\pm 1.59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6.22_{\pm 1.30}$ " calcext:value-type="string">
            <text:p><text:s/>$96.22_{\pm 1.30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4.57_{\pm 1.17}$ " calcext:value-type="string">
            <text:p><text:s/>$94.57_{\pm 1.17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62_{\pm 1.26}$ " calcext:value-type="string">
            <text:p><text:s/>$96.62_{\pm 1.26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01_{\pm 1.69}$ " calcext:value-type="string">
            <text:p><text:s/>$95.01_{\pm 1.69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8.31_{\pm 1.37}$ " calcext:value-type="string">
            <text:p><text:s/>$98.31_{\pm 1.37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62_{\pm 1.26}$ " calcext:value-type="string">
            <text:p><text:s/>$96.62_{\pm 1.2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1.2612377646434" calcext:value-type="float">
            <text:p>81.26</text:p>
          </table:table-cell>
          <table:table-cell table:style-name="ce25" office:value-type="float" office:value="10.9516568071728" calcext:value-type="float">
            <text:p>10.95</text:p>
          </table:table-cell>
          <table:table-cell table:style-name="ce19" office:value-type="float" office:value="91.9529914529915" calcext:value-type="float">
            <text:p>91.95</text:p>
          </table:table-cell>
          <table:table-cell table:style-name="ce25" office:value-type="float" office:value="9.32055200891529" calcext:value-type="float">
            <text:p>9.32</text:p>
          </table:table-cell>
          <table:table-cell table:style-name="ce19" office:value-type="float" office:value="74.0989843489844" calcext:value-type="float">
            <text:p>74.10</text:p>
          </table:table-cell>
          <table:table-cell table:style-name="ce25" office:value-type="float" office:value="13.7372602391849" calcext:value-type="float">
            <text:p>13.74</text:p>
          </table:table-cell>
          <table:table-cell table:style-name="ce19" office:value-type="float" office:value="81.2612377646434" calcext:value-type="float">
            <text:p>81.26</text:p>
          </table:table-cell>
          <table:table-cell table:style-name="ce34" office:value-type="float" office:value="10.9516568071728" calcext:value-type="float">
            <text:p>10.95</text:p>
          </table:table-cell>
          <table:table-cell table:style-name="ce34"/>
          <table:table-cell table:style-name="ce25" office:value-type="float" office:value="84.3138693435907" calcext:value-type="float">
            <text:p>84.31</text:p>
          </table:table-cell>
          <table:table-cell table:style-name="ce34" office:value-type="float" office:value="10.0351368862358" calcext:value-type="float">
            <text:p>10.04</text:p>
          </table:table-cell>
          <table:table-cell table:style-name="ce25" office:value-type="float" office:value="95.2863247863248" calcext:value-type="float">
            <text:p>95.29</text:p>
          </table:table-cell>
          <table:table-cell table:style-name="ce34" office:value-type="float" office:value="6.55656535085922" calcext:value-type="float">
            <text:p>6.56</text:p>
          </table:table-cell>
          <table:table-cell table:style-name="ce25" office:value-type="float" office:value="76.9171661671662" calcext:value-type="float">
            <text:p>76.92</text:p>
          </table:table-cell>
          <table:table-cell table:style-name="ce34" office:value-type="float" office:value="13.326070657175" calcext:value-type="float">
            <text:p>13.33</text:p>
          </table:table-cell>
          <table:table-cell table:style-name="ce19" office:value-type="float" office:value="84.3138693435907" calcext:value-type="float">
            <text:p>84.31</text:p>
          </table:table-cell>
          <table:table-cell table:style-name="ce34" office:value-type="float" office:value="10.0351368862358" calcext:value-type="float">
            <text:p>10.04</text:p>
          </table:table-cell>
          <table:table-cell table:style-name="ce25" table:number-columns-repeated="2"/>
          <table:table-cell table:style-name="ce31"/>
          <table:table-cell table:style-name="ce46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1.26_{\pm 10.95}$ " calcext:value-type="string">
            <text:p><text:s/>$81.26_{\pm 10.95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1.95_{\pm 9.32}$ " calcext:value-type="string">
            <text:p><text:s/>$91.95_{\pm 9.32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4.10_{\pm 13.74}$ " calcext:value-type="string">
            <text:p><text:s/>$74.10_{\pm 13.74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1.26_{\pm 10.95}$ " calcext:value-type="string">
            <text:p><text:s/>$81.26_{\pm 10.95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4.31_{\pm 10.04}$ " calcext:value-type="string">
            <text:p><text:s/>$84.31_{\pm 10.04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5.29_{\pm 6.56}$ " calcext:value-type="string">
            <text:p><text:s/>$95.29_{\pm 6.56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76.92_{\pm 13.33}$ " calcext:value-type="string">
            <text:p><text:s/>$76.92_{\pm 13.33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4.31_{\pm 10.04}$ " calcext:value-type="string">
            <text:p><text:s/>$84.31_{\pm 10.0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9.7961246776308" calcext:value-type="float">
            <text:p>89.80</text:p>
          </table:table-cell>
          <table:table-cell table:style-name="ce25" office:value-type="float" office:value="5.99539216434292" calcext:value-type="float">
            <text:p>6.00</text:p>
          </table:table-cell>
          <table:table-cell table:style-name="ce19" office:value-type="float" office:value="89.5039481899882" calcext:value-type="float">
            <text:p>89.50</text:p>
          </table:table-cell>
          <table:table-cell table:style-name="ce25" office:value-type="float" office:value="6.32639847531885" calcext:value-type="float">
            <text:p>6.33</text:p>
          </table:table-cell>
          <table:table-cell table:style-name="ce19" office:value-type="float" office:value="90.1339100825658" calcext:value-type="float">
            <text:p>90.13</text:p>
          </table:table-cell>
          <table:table-cell table:style-name="ce25" office:value-type="float" office:value="5.98248153018573" calcext:value-type="float">
            <text:p>5.98</text:p>
          </table:table-cell>
          <table:table-cell table:style-name="ce19" office:value-type="float" office:value="89.7961246776308" calcext:value-type="float">
            <text:p>89.80</text:p>
          </table:table-cell>
          <table:table-cell table:style-name="ce34" office:value-type="float" office:value="5.99539216434292" calcext:value-type="float">
            <text:p>6.00</text:p>
          </table:table-cell>
          <table:table-cell table:style-name="ce34"/>
          <table:table-cell table:style-name="ce25" office:value-type="float" office:value="94.8339024064102" calcext:value-type="float">
            <text:p>94.83</text:p>
          </table:table-cell>
          <table:table-cell table:style-name="ce34" office:value-type="float" office:value="4.77575749774336" calcext:value-type="float">
            <text:p>4.78</text:p>
          </table:table-cell>
          <table:table-cell table:style-name="ce25" office:value-type="float" office:value="94.557048315669" calcext:value-type="float">
            <text:p>94.56</text:p>
          </table:table-cell>
          <table:table-cell table:style-name="ce34" office:value-type="float" office:value="5.7127069985754" calcext:value-type="float">
            <text:p>5.71</text:p>
          </table:table-cell>
          <table:table-cell table:style-name="ce25" office:value-type="float" office:value="95.158019394773" calcext:value-type="float">
            <text:p>95.16</text:p>
          </table:table-cell>
          <table:table-cell table:style-name="ce34" office:value-type="float" office:value="4.13033771553892" calcext:value-type="float">
            <text:p>4.13</text:p>
          </table:table-cell>
          <table:table-cell table:style-name="ce19" office:value-type="float" office:value="94.8339024064102" calcext:value-type="float">
            <text:p>94.83</text:p>
          </table:table-cell>
          <table:table-cell table:style-name="ce34" office:value-type="float" office:value="4.77575749774336" calcext:value-type="float">
            <text:p>4.78</text:p>
          </table:table-cell>
          <table:table-cell table:style-name="ce25" table:number-columns-repeated="2"/>
          <table:table-cell table:style-name="ce31"/>
          <table:table-cell table:style-name="ce46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9.80_{\pm 6.00}$ " calcext:value-type="string">
            <text:p><text:s/>$89.80_{\pm 6.00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9.50_{\pm 6.33}$ " calcext:value-type="string">
            <text:p><text:s/>$89.50_{\pm 6.33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0.13_{\pm 5.98}$ " calcext:value-type="string">
            <text:p><text:s/>$90.13_{\pm 5.98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89.80_{\pm 6.00}$ " calcext:value-type="string">
            <text:p><text:s/>$89.80_{\pm 6.00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4.83_{\pm 4.78}$ " calcext:value-type="string">
            <text:p><text:s/>$94.83_{\pm 4.78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4.56_{\pm 5.71}$ " calcext:value-type="string">
            <text:p><text:s/>$94.56_{\pm 5.71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5.16_{\pm 4.13}$ " calcext:value-type="string">
            <text:p><text:s/>$95.16_{\pm 4.13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4.83_{\pm 4.78}$ " calcext:value-type="string">
            <text:p><text:s/>$94.83_{\pm 4.7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0.7936507936508" calcext:value-type="float">
            <text:p>60.79</text:p>
          </table:table-cell>
          <table:table-cell table:style-name="ce25" office:value-type="float" office:value="41.4468122587211" calcext:value-type="float">
            <text:p>41.45</text:p>
          </table:table-cell>
          <table:table-cell table:style-name="ce19" office:value-type="float" office:value="60.5" calcext:value-type="float">
            <text:p>60.50</text:p>
          </table:table-cell>
          <table:table-cell table:style-name="ce25" office:value-type="float" office:value="42.3349737214989" calcext:value-type="float">
            <text:p>42.33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0.7936507936508" calcext:value-type="float">
            <text:p>60.79</text:p>
          </table:table-cell>
          <table:table-cell table:style-name="ce34" office:value-type="float" office:value="41.4468122587211" calcext:value-type="float">
            <text:p>41.45</text:p>
          </table:table-cell>
          <table:table-cell table:style-name="ce34"/>
          <table:table-cell table:style-name="ce25" office:value-type="float" office:value="60.7936507936508" calcext:value-type="float">
            <text:p>60.79</text:p>
          </table:table-cell>
          <table:table-cell table:style-name="ce34" office:value-type="float" office:value="41.4468122587211" calcext:value-type="float">
            <text:p>41.45</text:p>
          </table:table-cell>
          <table:table-cell table:style-name="ce25" office:value-type="float" office:value="60.5" calcext:value-type="float">
            <text:p>60.50</text:p>
          </table:table-cell>
          <table:table-cell table:style-name="ce34" office:value-type="float" office:value="42.3349737214989" calcext:value-type="float">
            <text:p>42.33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0.7936507936508" calcext:value-type="float">
            <text:p>60.79</text:p>
          </table:table-cell>
          <table:table-cell table:style-name="ce34" office:value-type="float" office:value="41.4468122587211" calcext:value-type="float">
            <text:p>41.45</text:p>
          </table:table-cell>
          <table:table-cell table:style-name="ce25"/>
          <table:table-cell table:style-name="ce93" table:number-columns-repeated="2"/>
          <table:table-cell table:style-name="ce45" table:formula="of:=IF([.A16]&lt;&gt;&quot;&quot;; [.A16]; &quot;&quot;)" office:value-type="string" office:string-value="Set" calcext:value-type="string">
            <text:p>Set</text:p>
          </table:table-cell>
          <table:table-cell table:style-name="ce31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0.79_{\pm 41.45}$ " calcext:value-type="string">
            <text:p><text:s/>$60.79_{\pm 41.45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0.50_{\pm 42.33}$ " calcext:value-type="string">
            <text:p><text:s/>$60.50_{\pm 42.33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0.79_{\pm 41.45}$ " calcext:value-type="string">
            <text:p><text:s/>$60.79_{\pm 41.45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0.79_{\pm 41.45}$ " calcext:value-type="string">
            <text:p><text:s/>$60.79_{\pm 41.45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0.50_{\pm 42.33}$ " calcext:value-type="string">
            <text:p><text:s/>$60.50_{\pm 42.33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0.79_{\pm 41.45}$ " calcext:value-type="string">
            <text:p><text:s/>$60.79_{\pm 41.4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AQUAINT</text:p>
          </table:table-cell>
          <table:table-cell table:style-name="ce19" office:value-type="float" office:value="83.2053966022287" calcext:value-type="float">
            <text:p>83.21</text:p>
          </table:table-cell>
          <table:table-cell table:style-name="ce25" office:value-type="float" office:value="2.73437463080551" calcext:value-type="float">
            <text:p>2.73</text:p>
          </table:table-cell>
          <table:table-cell table:style-name="ce19" office:value-type="float" office:value="83.1504768272671" calcext:value-type="float">
            <text:p>83.15</text:p>
          </table:table-cell>
          <table:table-cell table:style-name="ce25" office:value-type="float" office:value="3.62452013910739" calcext:value-type="float">
            <text:p>3.62</text:p>
          </table:table-cell>
          <table:table-cell table:style-name="ce19" office:value-type="float" office:value="83.401558495209" calcext:value-type="float">
            <text:p>83.40</text:p>
          </table:table-cell>
          <table:table-cell table:style-name="ce25" office:value-type="float" office:value="3.68418295052623" calcext:value-type="float">
            <text:p>3.68</text:p>
          </table:table-cell>
          <table:table-cell table:style-name="ce19" office:value-type="float" office:value="78.5566980029588" calcext:value-type="float">
            <text:p>78.56</text:p>
          </table:table-cell>
          <table:table-cell table:style-name="ce34" office:value-type="float" office:value="3.57544496349983" calcext:value-type="float">
            <text:p>3.58</text:p>
          </table:table-cell>
          <table:table-cell table:style-name="ce34"/>
          <table:table-cell table:style-name="ce25" office:value-type="float" office:value="92.4073015317856" calcext:value-type="float">
            <text:p>92.41</text:p>
          </table:table-cell>
          <table:table-cell table:style-name="ce34" office:value-type="float" office:value="2.34235481739199" calcext:value-type="float">
            <text:p>2.34</text:p>
          </table:table-cell>
          <table:table-cell table:style-name="ce25" office:value-type="float" office:value="92.3371713859246" calcext:value-type="float">
            <text:p>92.34</text:p>
          </table:table-cell>
          <table:table-cell table:style-name="ce34" office:value-type="float" office:value="3.24990261351542" calcext:value-type="float">
            <text:p>3.25</text:p>
          </table:table-cell>
          <table:table-cell table:style-name="ce25" office:value-type="float" office:value="92.6327978273557" calcext:value-type="float">
            <text:p>92.63</text:p>
          </table:table-cell>
          <table:table-cell table:style-name="ce34" office:value-type="float" office:value="3.78922462026707" calcext:value-type="float">
            <text:p>3.79</text:p>
          </table:table-cell>
          <table:table-cell table:style-name="ce19" office:value-type="float" office:value="87.250199987072" calcext:value-type="float">
            <text:p>87.25</text:p>
          </table:table-cell>
          <table:table-cell table:style-name="ce34" office:value-type="float" office:value="2.81763104756459" calcext:value-type="float">
            <text:p>2.82</text:p>
          </table:table-cell>
          <table:table-cell table:style-name="ce25" table:number-columns-repeated="2"/>
          <table:table-cell table:style-name="ce31"/>
          <table:table-cell table:style-name="ce44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3.21_{\pm 2.73}$ " calcext:value-type="string">
            <text:p><text:s/>$83.21_{\pm 2.73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3.15_{\pm 3.62}$ " calcext:value-type="string">
            <text:p><text:s/>$83.15_{\pm 3.62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3.40_{\pm 3.68}$ " calcext:value-type="string">
            <text:p><text:s/>$83.40_{\pm 3.68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8.56_{\pm 3.58}$ " calcext:value-type="string">
            <text:p><text:s/>$78.56_{\pm 3.58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41_{\pm 2.34}$ " calcext:value-type="string">
            <text:p><text:s/>$92.41_{\pm 2.34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2.34_{\pm 3.25}$ " calcext:value-type="string">
            <text:p><text:s/>$92.34_{\pm 3.25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2.63_{\pm 3.79}$ " calcext:value-type="string">
            <text:p><text:s/>$92.63_{\pm 3.79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7.25_{\pm 2.82}$ " calcext:value-type="string">
            <text:p><text:s/>$87.25_{\pm 2.8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3.731696393522" calcext:value-type="float">
            <text:p>83.73</text:p>
          </table:table-cell>
          <table:table-cell table:style-name="ce25" office:value-type="float" office:value="3.11494241585128" calcext:value-type="float">
            <text:p>3.11</text:p>
          </table:table-cell>
          <table:table-cell table:style-name="ce19" office:value-type="float" office:value="82.6996142136395" calcext:value-type="float">
            <text:p>82.70</text:p>
          </table:table-cell>
          <table:table-cell table:style-name="ce25" office:value-type="float" office:value="3.94314413491004" calcext:value-type="float">
            <text:p>3.94</text:p>
          </table:table-cell>
          <table:table-cell table:style-name="ce19" office:value-type="float" office:value="84.9529755985263" calcext:value-type="float">
            <text:p>84.95</text:p>
          </table:table-cell>
          <table:table-cell table:style-name="ce25" office:value-type="float" office:value="4.08468855565345" calcext:value-type="float">
            <text:p>4.08</text:p>
          </table:table-cell>
          <table:table-cell table:style-name="ce19" office:value-type="float" office:value="83.731696393522" calcext:value-type="float">
            <text:p>83.73</text:p>
          </table:table-cell>
          <table:table-cell table:style-name="ce34" office:value-type="float" office:value="3.11494241585128" calcext:value-type="float">
            <text:p>3.11</text:p>
          </table:table-cell>
          <table:table-cell table:style-name="ce34"/>
          <table:table-cell table:style-name="ce25" office:value-type="float" office:value="91.2096247018317" calcext:value-type="float">
            <text:p>91.21</text:p>
          </table:table-cell>
          <table:table-cell table:style-name="ce34" office:value-type="float" office:value="2.33576986850926" calcext:value-type="float">
            <text:p>2.34</text:p>
          </table:table-cell>
          <table:table-cell table:style-name="ce25" office:value-type="float" office:value="90.094125992443" calcext:value-type="float">
            <text:p>90.09</text:p>
          </table:table-cell>
          <table:table-cell table:style-name="ce34" office:value-type="float" office:value="3.72757079851401" calcext:value-type="float">
            <text:p>3.73</text:p>
          </table:table-cell>
          <table:table-cell table:style-name="ce25" office:value-type="float" office:value="92.5311105736503" calcext:value-type="float">
            <text:p>92.53</text:p>
          </table:table-cell>
          <table:table-cell table:style-name="ce34" office:value-type="float" office:value="3.49541107984772" calcext:value-type="float">
            <text:p>3.50</text:p>
          </table:table-cell>
          <table:table-cell table:style-name="ce19" office:value-type="float" office:value="91.2096247018317" calcext:value-type="float">
            <text:p>91.21</text:p>
          </table:table-cell>
          <table:table-cell table:style-name="ce34" office:value-type="float" office:value="2.33576986850926" calcext:value-type="float">
            <text:p>2.34</text:p>
          </table:table-cell>
          <table:table-cell table:style-name="ce25" table:number-columns-repeated="2"/>
          <table:table-cell table:style-name="ce31"/>
          <table:table-cell table:style-name="ce46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3.73_{\pm 3.11}$ " calcext:value-type="string">
            <text:p><text:s/>$83.73_{\pm 3.11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2.70_{\pm 3.94}$ " calcext:value-type="string">
            <text:p><text:s/>$82.70_{\pm 3.94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4.95_{\pm 4.08}$ " calcext:value-type="string">
            <text:p><text:s/>$84.95_{\pm 4.08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3.73_{\pm 3.11}$ " calcext:value-type="string">
            <text:p><text:s/>$83.73_{\pm 3.11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1.21_{\pm 2.34}$ " calcext:value-type="string">
            <text:p><text:s/>$91.21_{\pm 2.34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0.09_{\pm 3.73}$ " calcext:value-type="string">
            <text:p><text:s/>$90.09_{\pm 3.73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2.53_{\pm 3.50}$ " calcext:value-type="string">
            <text:p><text:s/>$92.53_{\pm 3.50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1.21_{\pm 2.34}$ " calcext:value-type="string">
            <text:p><text:s/>$91.21_{\pm 2.3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5.6666666666667" calcext:value-type="float">
            <text:p>25.67</text:p>
          </table:table-cell>
          <table:table-cell table:style-name="ce25" office:value-type="float" office:value="34.5784133046423" calcext:value-type="float">
            <text:p>34.58</text:p>
          </table:table-cell>
          <table:table-cell table:style-name="ce19" office:value-type="float" office:value="30" calcext:value-type="float">
            <text:p>3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25" office:value-type="float" office:value="38.873012632302" calcext:value-type="float">
            <text:p>38.87</text:p>
          </table:table-cell>
          <table:table-cell table:style-name="ce19" office:value-type="float" office:value="25.6666666666667" calcext:value-type="float">
            <text:p>25.67</text:p>
          </table:table-cell>
          <table:table-cell table:style-name="ce34" office:value-type="float" office:value="34.5784133046423" calcext:value-type="float">
            <text:p>34.58</text:p>
          </table:table-cell>
          <table:table-cell table:style-name="ce34"/>
          <table:table-cell table:style-name="ce25" office:value-type="float" office:value="35.6666666666667" calcext:value-type="float">
            <text:p>35.67</text:p>
          </table:table-cell>
          <table:table-cell table:style-name="ce34" office:value-type="float" office:value="39.7785536857907" calcext:value-type="float">
            <text:p>39.78</text:p>
          </table:table-cell>
          <table:table-cell table:style-name="ce25" office:value-type="float" office:value="40" calcext:value-type="float">
            <text:p>40.00</text:p>
          </table:table-cell>
          <table:table-cell table:style-name="ce34" office:value-type="float" office:value="43.5889894354067" calcext:value-type="float">
            <text:p>43.59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3.3333333333333" calcext:value-type="float">
            <text:p>43.33</text:p>
          </table:table-cell>
          <table:table-cell table:style-name="ce19" office:value-type="float" office:value="35.6666666666667" calcext:value-type="float">
            <text:p>35.67</text:p>
          </table:table-cell>
          <table:table-cell table:style-name="ce34" office:value-type="float" office:value="39.7785536857907" calcext:value-type="float">
            <text:p>39.78</text:p>
          </table:table-cell>
          <table:table-cell table:style-name="ce25" table:number-columns-repeated="2"/>
          <table:table-cell table:style-name="ce31"/>
          <table:table-cell table:style-name="ce46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5.67_{\pm 34.58}$ " calcext:value-type="string">
            <text:p><text:s/>$25.67_{\pm 34.58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30.00_{\pm 40.00}$ " calcext:value-type="string">
            <text:p><text:s/>$30.00_{\pm 40.00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6.67_{\pm 38.87}$ " calcext:value-type="string">
            <text:p><text:s/>$26.67_{\pm 38.87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5.67_{\pm 34.58}$ " calcext:value-type="string">
            <text:p><text:s/>$25.67_{\pm 34.58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35.67_{\pm 39.78}$ " calcext:value-type="string">
            <text:p><text:s/>$35.67_{\pm 39.78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0.00_{\pm 43.59}$ " calcext:value-type="string">
            <text:p><text:s/>$40.00_{\pm 43.59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36.67_{\pm 43.33}$ " calcext:value-type="string">
            <text:p><text:s/>$36.67_{\pm 43.33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35.67_{\pm 39.78}$ " calcext:value-type="string">
            <text:p><text:s/>$35.67_{\pm 39.7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58.2500774079721" calcext:value-type="float">
            <text:p>58.25</text:p>
          </table:table-cell>
          <table:table-cell table:style-name="ce25" office:value-type="float" office:value="20.3887653946526" calcext:value-type="float">
            <text:p>20.39</text:p>
          </table:table-cell>
          <table:table-cell table:style-name="ce19" office:value-type="float" office:value="60.0231386260798" calcext:value-type="float">
            <text:p>60.02</text:p>
          </table:table-cell>
          <table:table-cell table:style-name="ce25" office:value-type="float" office:value="22.0036883212438" calcext:value-type="float">
            <text:p>22.00</text:p>
          </table:table-cell>
          <table:table-cell table:style-name="ce19" office:value-type="float" office:value="57.3342490842491" calcext:value-type="float">
            <text:p>57.33</text:p>
          </table:table-cell>
          <table:table-cell table:style-name="ce25" office:value-type="float" office:value="20.3627410000414" calcext:value-type="float">
            <text:p>20.36</text:p>
          </table:table-cell>
          <table:table-cell table:style-name="ce19" office:value-type="float" office:value="58.2500774079721" calcext:value-type="float">
            <text:p>58.25</text:p>
          </table:table-cell>
          <table:table-cell table:style-name="ce34" office:value-type="float" office:value="20.3887653946526" calcext:value-type="float">
            <text:p>20.39</text:p>
          </table:table-cell>
          <table:table-cell table:style-name="ce34"/>
          <table:table-cell table:style-name="ce25" office:value-type="float" office:value="74.330810515021" calcext:value-type="float">
            <text:p>74.33</text:p>
          </table:table-cell>
          <table:table-cell table:style-name="ce34" office:value-type="float" office:value="8.57045581759222" calcext:value-type="float">
            <text:p>8.57</text:p>
          </table:table-cell>
          <table:table-cell table:style-name="ce25" office:value-type="float" office:value="76.4881442087325" calcext:value-type="float">
            <text:p>76.49</text:p>
          </table:table-cell>
          <table:table-cell table:style-name="ce34" office:value-type="float" office:value="8.79577136960948" calcext:value-type="float">
            <text:p>8.80</text:p>
          </table:table-cell>
          <table:table-cell table:style-name="ce25" office:value-type="float" office:value="73.2210012210012" calcext:value-type="float">
            <text:p>73.22</text:p>
          </table:table-cell>
          <table:table-cell table:style-name="ce34" office:value-type="float" office:value="12.0692815320765" calcext:value-type="float">
            <text:p>12.07</text:p>
          </table:table-cell>
          <table:table-cell table:style-name="ce19" office:value-type="float" office:value="74.330810515021" calcext:value-type="float">
            <text:p>74.33</text:p>
          </table:table-cell>
          <table:table-cell table:style-name="ce34" office:value-type="float" office:value="8.57045581759222" calcext:value-type="float">
            <text:p>8.57</text:p>
          </table:table-cell>
          <table:table-cell table:style-name="ce25" table:number-columns-repeated="2"/>
          <table:table-cell table:style-name="ce31"/>
          <table:table-cell table:style-name="ce46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58.25_{\pm 20.39}$ " calcext:value-type="string">
            <text:p><text:s/>$58.25_{\pm 20.39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60.02_{\pm 22.00}$ " calcext:value-type="string">
            <text:p><text:s/>$60.02_{\pm 22.00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57.33_{\pm 20.36}$ " calcext:value-type="string">
            <text:p><text:s/>$57.33_{\pm 20.36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58.25_{\pm 20.39}$ " calcext:value-type="string">
            <text:p><text:s/>$58.25_{\pm 20.39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4.33_{\pm 8.57}$ " calcext:value-type="string">
            <text:p><text:s/>$74.33_{\pm 8.57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6.49_{\pm 8.80}$ " calcext:value-type="string">
            <text:p><text:s/>$76.49_{\pm 8.80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3.22_{\pm 12.07}$ " calcext:value-type="string">
            <text:p><text:s/>$73.22_{\pm 12.07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4.33_{\pm 8.57}$ " calcext:value-type="string">
            <text:p><text:s/>$74.33_{\pm 8.5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0" calcext:value-type="float">
            <text:p>40.00</text:p>
          </table:table-cell>
          <table:table-cell table:style-name="ce25" office:value-type="float" office:value="41.6333199893227" calcext:value-type="float">
            <text:p>41.63</text:p>
          </table:table-cell>
          <table:table-cell table:style-name="ce19" office:value-type="float" office:value="50" calcext:value-type="float">
            <text:p>50.00</text:p>
          </table:table-cell>
          <table:table-cell table:style-name="ce25" office:value-type="float" office:value="50" calcext:value-type="float">
            <text:p>50.00</text:p>
          </table:table-cell>
          <table:table-cell table:style-name="ce19" office:value-type="float" office:value="35" calcext:value-type="float">
            <text:p>35.00</text:p>
          </table:table-cell>
          <table:table-cell table:style-name="ce25" office:value-type="float" office:value="39.0512483795333" calcext:value-type="float">
            <text:p>39.05</text:p>
          </table:table-cell>
          <table:table-cell table:style-name="ce19" office:value-type="float" office:value="40" calcext:value-type="float">
            <text:p>40.00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34"/>
          <table:table-cell table:style-name="ce25" office:value-type="float" office:value="40" calcext:value-type="float">
            <text:p>40.00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office:value-type="float" office:value="50" calcext:value-type="float">
            <text:p>50.00</text:p>
          </table:table-cell>
          <table:table-cell table:style-name="ce34" office:value-type="float" office:value="50" calcext:value-type="float">
            <text:p>50.00</text:p>
          </table:table-cell>
          <table:table-cell table:style-name="ce25" office:value-type="float" office:value="35" calcext:value-type="float">
            <text:p>35.00</text:p>
          </table:table-cell>
          <table:table-cell table:style-name="ce34" office:value-type="float" office:value="39.0512483795333" calcext:value-type="float">
            <text:p>39.05</text:p>
          </table:table-cell>
          <table:table-cell table:style-name="ce19" office:value-type="float" office:value="40" calcext:value-type="float">
            <text:p>40.00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/>
          <table:table-cell table:style-name="ce93" table:number-columns-repeated="2"/>
          <table:table-cell table:style-name="ce45" table:formula="of:=IF([.A22]&lt;&gt;&quot;&quot;; [.A22]; &quot;&quot;)" office:value-type="string" office:string-value="Set" calcext:value-type="string">
            <text:p>Set</text:p>
          </table:table-cell>
          <table:table-cell table:style-name="ce31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40.00_{\pm 41.63}$ " calcext:value-type="string">
            <text:p><text:s/>$40.00_{\pm 41.63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50.00_{\pm 50.00}$ " calcext:value-type="string">
            <text:p><text:s/>$50.00_{\pm 50.00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35.00_{\pm 39.05}$ " calcext:value-type="string">
            <text:p><text:s/>$35.00_{\pm 39.05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40.00_{\pm 41.63}$ " calcext:value-type="string">
            <text:p><text:s/>$40.00_{\pm 41.63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40.00_{\pm 41.63}$ " calcext:value-type="string">
            <text:p><text:s/>$40.00_{\pm 41.63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50.00_{\pm 50.00}$ " calcext:value-type="string">
            <text:p><text:s/>$50.00_{\pm 50.00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35.00_{\pm 39.05}$ " calcext:value-type="string">
            <text:p><text:s/>$35.00_{\pm 39.05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40.00_{\pm 41.63}$ " calcext:value-type="string">
            <text:p><text:s/>$40.00_{\pm 41.6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Fullpate</text:p>
          </table:table-cell>
          <table:table-cell table:style-name="ce19" office:value-type="float" office:value="95.3064528298852" calcext:value-type="float">
            <text:p>95.31</text:p>
          </table:table-cell>
          <table:table-cell table:style-name="ce25" office:value-type="float" office:value="1.63975695160492" calcext:value-type="float">
            <text:p>1.64</text:p>
          </table:table-cell>
          <table:table-cell table:style-name="ce19" office:value-type="float" office:value="94.9846633684436" calcext:value-type="float">
            <text:p>94.98</text:p>
          </table:table-cell>
          <table:table-cell table:style-name="ce25" office:value-type="float" office:value="1.83507805290862" calcext:value-type="float">
            <text:p>1.84</text:p>
          </table:table-cell>
          <table:table-cell table:style-name="ce19" office:value-type="float" office:value="95.6385837185208" calcext:value-type="float">
            <text:p>95.64</text:p>
          </table:table-cell>
          <table:table-cell table:style-name="ce25" office:value-type="float" office:value="1.66524847612928" calcext:value-type="float">
            <text:p>1.67</text:p>
          </table:table-cell>
          <table:table-cell table:style-name="ce19" office:value-type="float" office:value="94.6134952857517" calcext:value-type="float">
            <text:p>94.61</text:p>
          </table:table-cell>
          <table:table-cell table:style-name="ce34" office:value-type="float" office:value="1.66788290809395" calcext:value-type="float">
            <text:p>1.67</text:p>
          </table:table-cell>
          <table:table-cell table:style-name="ce34"/>
          <table:table-cell table:style-name="ce25" office:value-type="float" office:value="98.8136736075545" calcext:value-type="float">
            <text:p>98.81</text:p>
          </table:table-cell>
          <table:table-cell table:style-name="ce34" office:value-type="float" office:value="0.679361039060262" calcext:value-type="float">
            <text:p>0.68</text:p>
          </table:table-cell>
          <table:table-cell table:style-name="ce25" office:value-type="float" office:value="98.4803902856286" calcext:value-type="float">
            <text:p>98.48</text:p>
          </table:table-cell>
          <table:table-cell table:style-name="ce34" office:value-type="float" office:value="1.13383326241626" calcext:value-type="float">
            <text:p>1.13</text:p>
          </table:table-cell>
          <table:table-cell table:style-name="ce25" office:value-type="float" office:value="99.1576582108479" calcext:value-type="float">
            <text:p>99.16</text:p>
          </table:table-cell>
          <table:table-cell table:style-name="ce34" office:value-type="float" office:value="0.670055225930808" calcext:value-type="float">
            <text:p>0.67</text:p>
          </table:table-cell>
          <table:table-cell table:style-name="ce19" office:value-type="float" office:value="97.4263878037862" calcext:value-type="float">
            <text:p>97.43</text:p>
          </table:table-cell>
          <table:table-cell table:style-name="ce34" office:value-type="float" office:value="1.0756384099914" calcext:value-type="float">
            <text:p>1.08</text:p>
          </table:table-cell>
          <table:table-cell table:style-name="ce25" table:number-columns-repeated="2"/>
          <table:table-cell table:style-name="ce31"/>
          <table:table-cell table:style-name="ce44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5.31_{\pm 1.64}$ " calcext:value-type="string">
            <text:p><text:s/>$95.31_{\pm 1.64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4.98_{\pm 1.84}$ " calcext:value-type="string">
            <text:p><text:s/>$94.98_{\pm 1.84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5.64_{\pm 1.67}$ " calcext:value-type="string">
            <text:p><text:s/>$95.64_{\pm 1.67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4.61_{\pm 1.67}$ " calcext:value-type="string">
            <text:p><text:s/>$94.61_{\pm 1.67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8.81_{\pm 0.68}$ " calcext:value-type="string">
            <text:p><text:s/>$98.81_{\pm 0.68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48_{\pm 1.13}$ " calcext:value-type="string">
            <text:p><text:s/>$98.48_{\pm 1.13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9.16_{\pm 0.67}$ " calcext:value-type="string">
            <text:p><text:s/>$99.16_{\pm 0.67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7.43_{\pm 1.08}$ " calcext:value-type="string">
            <text:p><text:s/>$97.43_{\pm 1.0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6035071130594" calcext:value-type="float">
            <text:p>94.60</text:p>
          </table:table-cell>
          <table:table-cell table:style-name="ce25" office:value-type="float" office:value="1.54403868177197" calcext:value-type="float">
            <text:p>1.54</text:p>
          </table:table-cell>
          <table:table-cell table:style-name="ce19" office:value-type="float" office:value="93.5339016833315" calcext:value-type="float">
            <text:p>93.53</text:p>
          </table:table-cell>
          <table:table-cell table:style-name="ce25" office:value-type="float" office:value="2.41627685929747" calcext:value-type="float">
            <text:p>2.42</text:p>
          </table:table-cell>
          <table:table-cell table:style-name="ce19" office:value-type="float" office:value="95.7560147039632" calcext:value-type="float">
            <text:p>95.76</text:p>
          </table:table-cell>
          <table:table-cell table:style-name="ce25" office:value-type="float" office:value="2.00146455337552" calcext:value-type="float">
            <text:p>2.00</text:p>
          </table:table-cell>
          <table:table-cell table:style-name="ce19" office:value-type="float" office:value="94.6035071130594" calcext:value-type="float">
            <text:p>94.60</text:p>
          </table:table-cell>
          <table:table-cell table:style-name="ce34" office:value-type="float" office:value="1.54403868177197" calcext:value-type="float">
            <text:p>1.54</text:p>
          </table:table-cell>
          <table:table-cell table:style-name="ce34"/>
          <table:table-cell table:style-name="ce25" office:value-type="float" office:value="97.4678258417839" calcext:value-type="float">
            <text:p>97.47</text:p>
          </table:table-cell>
          <table:table-cell table:style-name="ce34" office:value-type="float" office:value="1.26364283043376" calcext:value-type="float">
            <text:p>1.26</text:p>
          </table:table-cell>
          <table:table-cell table:style-name="ce25" office:value-type="float" office:value="96.3725692956978" calcext:value-type="float">
            <text:p>96.37</text:p>
          </table:table-cell>
          <table:table-cell table:style-name="ce34" office:value-type="float" office:value="2.5875284501429" calcext:value-type="float">
            <text:p>2.59</text:p>
          </table:table-cell>
          <table:table-cell table:style-name="ce25" office:value-type="float" office:value="98.6488549547213" calcext:value-type="float">
            <text:p>98.65</text:p>
          </table:table-cell>
          <table:table-cell table:style-name="ce34" office:value-type="float" office:value="1.42994969544006" calcext:value-type="float">
            <text:p>1.43</text:p>
          </table:table-cell>
          <table:table-cell table:style-name="ce19" office:value-type="float" office:value="97.4678258417839" calcext:value-type="float">
            <text:p>97.47</text:p>
          </table:table-cell>
          <table:table-cell table:style-name="ce34" office:value-type="float" office:value="1.26364283043376" calcext:value-type="float">
            <text:p>1.26</text:p>
          </table:table-cell>
          <table:table-cell table:style-name="ce25" table:number-columns-repeated="2"/>
          <table:table-cell table:style-name="ce31"/>
          <table:table-cell table:style-name="ce46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4.60_{\pm 1.54}$ " calcext:value-type="string">
            <text:p><text:s/>$94.60_{\pm 1.54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3.53_{\pm 2.42}$ " calcext:value-type="string">
            <text:p><text:s/>$93.53_{\pm 2.42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5.76_{\pm 2.00}$ " calcext:value-type="string">
            <text:p><text:s/>$95.76_{\pm 2.00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4.60_{\pm 1.54}$ " calcext:value-type="string">
            <text:p><text:s/>$94.60_{\pm 1.54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7.47_{\pm 1.26}$ " calcext:value-type="string">
            <text:p><text:s/>$97.47_{\pm 1.26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6.37_{\pm 2.59}$ " calcext:value-type="string">
            <text:p><text:s/>$96.37_{\pm 2.59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65_{\pm 1.43}$ " calcext:value-type="string">
            <text:p><text:s/>$98.65_{\pm 1.43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7.47_{\pm 1.26}$ " calcext:value-type="string">
            <text:p><text:s/>$97.47_{\pm 1.2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8961175697954" calcext:value-type="float">
            <text:p>93.90</text:p>
          </table:table-cell>
          <table:table-cell table:style-name="ce25" office:value-type="float" office:value="2.72442137052983" calcext:value-type="float">
            <text:p>2.72</text:p>
          </table:table-cell>
          <table:table-cell table:style-name="ce19" office:value-type="float" office:value="94.7774930768322" calcext:value-type="float">
            <text:p>94.78</text:p>
          </table:table-cell>
          <table:table-cell table:style-name="ce25" office:value-type="float" office:value="3.09680591763731" calcext:value-type="float">
            <text:p>3.10</text:p>
          </table:table-cell>
          <table:table-cell table:style-name="ce19" office:value-type="float" office:value="93.0895465810787" calcext:value-type="float">
            <text:p>93.09</text:p>
          </table:table-cell>
          <table:table-cell table:style-name="ce25" office:value-type="float" office:value="3.31400166625072" calcext:value-type="float">
            <text:p>3.31</text:p>
          </table:table-cell>
          <table:table-cell table:style-name="ce19" office:value-type="float" office:value="93.8961175697954" calcext:value-type="float">
            <text:p>93.90</text:p>
          </table:table-cell>
          <table:table-cell table:style-name="ce34" office:value-type="float" office:value="2.72442137052983" calcext:value-type="float">
            <text:p>2.72</text:p>
          </table:table-cell>
          <table:table-cell table:style-name="ce34"/>
          <table:table-cell table:style-name="ce25" office:value-type="float" office:value="96.6124625580393" calcext:value-type="float">
            <text:p>96.61</text:p>
          </table:table-cell>
          <table:table-cell table:style-name="ce34" office:value-type="float" office:value="1.50041512048434" calcext:value-type="float">
            <text:p>1.50</text:p>
          </table:table-cell>
          <table:table-cell table:style-name="ce25" office:value-type="float" office:value="97.5123027565772" calcext:value-type="float">
            <text:p>97.51</text:p>
          </table:table-cell>
          <table:table-cell table:style-name="ce34" office:value-type="float" office:value="1.74431697771869" calcext:value-type="float">
            <text:p>1.74</text:p>
          </table:table-cell>
          <table:table-cell table:style-name="ce25" office:value-type="float" office:value="95.7887185386754" calcext:value-type="float">
            <text:p>95.79</text:p>
          </table:table-cell>
          <table:table-cell table:style-name="ce34" office:value-type="float" office:value="2.68365462494397" calcext:value-type="float">
            <text:p>2.68</text:p>
          </table:table-cell>
          <table:table-cell table:style-name="ce19" office:value-type="float" office:value="96.6124625580393" calcext:value-type="float">
            <text:p>96.61</text:p>
          </table:table-cell>
          <table:table-cell table:style-name="ce34" office:value-type="float" office:value="1.50041512048434" calcext:value-type="float">
            <text:p>1.50</text:p>
          </table:table-cell>
          <table:table-cell table:style-name="ce25" table:number-columns-repeated="2"/>
          <table:table-cell table:style-name="ce31"/>
          <table:table-cell table:style-name="ce46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3.90_{\pm 2.72}$ " calcext:value-type="string">
            <text:p><text:s/>$93.90_{\pm 2.72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4.78_{\pm 3.10}$ " calcext:value-type="string">
            <text:p><text:s/>$94.78_{\pm 3.10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3.09_{\pm 3.31}$ " calcext:value-type="string">
            <text:p><text:s/>$93.09_{\pm 3.31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3.90_{\pm 2.72}$ " calcext:value-type="string">
            <text:p><text:s/>$93.90_{\pm 2.72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6.61_{\pm 1.50}$ " calcext:value-type="string">
            <text:p><text:s/>$96.61_{\pm 1.50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51_{\pm 1.74}$ " calcext:value-type="string">
            <text:p><text:s/>$97.51_{\pm 1.74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5.79_{\pm 2.68}$ " calcext:value-type="string">
            <text:p><text:s/>$95.79_{\pm 2.68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6.61_{\pm 1.50}$ " calcext:value-type="string">
            <text:p><text:s/>$96.61_{\pm 1.5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7066315327185" calcext:value-type="float">
            <text:p>98.71</text:p>
          </table:table-cell>
          <table:table-cell table:style-name="ce25" office:value-type="float" office:value="2.05481156671765" calcext:value-type="float">
            <text:p>2.05</text:p>
          </table:table-cell>
          <table:table-cell table:style-name="ce19" office:value-type="float" office:value="97.9243505182393" calcext:value-type="float">
            <text:p>97.92</text:p>
          </table:table-cell>
          <table:table-cell table:style-name="ce25" office:value-type="float" office:value="3.48174933324294" calcext:value-type="float">
            <text:p>3.48</text:p>
          </table:table-cell>
          <table:table-cell table:style-name="ce19" office:value-type="float" office:value="99.5652173913043" calcext:value-type="float">
            <text:p>99.57</text:p>
          </table:table-cell>
          <table:table-cell table:style-name="ce25" office:value-type="float" office:value="1.30434782608695" calcext:value-type="float">
            <text:p>1.30</text:p>
          </table:table-cell>
          <table:table-cell table:style-name="ce19" office:value-type="float" office:value="98.7066315327185" calcext:value-type="float">
            <text:p>98.71</text:p>
          </table:table-cell>
          <table:table-cell table:style-name="ce34" office:value-type="float" office:value="2.05481156671765" calcext:value-type="float">
            <text:p>2.05</text:p>
          </table:table-cell>
          <table:table-cell table:style-name="ce34"/>
          <table:table-cell table:style-name="ce25" office:value-type="float" office:value="99.1414141414142" calcext:value-type="float">
            <text:p>99.14</text:p>
          </table:table-cell>
          <table:table-cell table:style-name="ce34" office:value-type="float" office:value="1.80762930991649" calcext:value-type="float">
            <text:p>1.81</text:p>
          </table:table-cell>
          <table:table-cell table:style-name="ce25" office:value-type="float" office:value="98.359133126935" calcext:value-type="float">
            <text:p>98.36</text:p>
          </table:table-cell>
          <table:table-cell table:style-name="ce34" office:value-type="float" office:value="3.4421063213252" calcext:value-type="float">
            <text:p>3.4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1414141414142" calcext:value-type="float">
            <text:p>99.14</text:p>
          </table:table-cell>
          <table:table-cell table:style-name="ce34" office:value-type="float" office:value="1.80762930991649" calcext:value-type="float">
            <text:p>1.81</text:p>
          </table:table-cell>
          <table:table-cell table:style-name="ce25" table:number-columns-repeated="2"/>
          <table:table-cell table:style-name="ce31"/>
          <table:table-cell table:style-name="ce46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8.71_{\pm 2.05}$ " calcext:value-type="string">
            <text:p><text:s/>$98.71_{\pm 2.05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7.92_{\pm 3.48}$ " calcext:value-type="string">
            <text:p><text:s/>$97.92_{\pm 3.48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9.57_{\pm 1.30}$ " calcext:value-type="string">
            <text:p><text:s/>$99.57_{\pm 1.30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8.71_{\pm 2.05}$ " calcext:value-type="string">
            <text:p><text:s/>$98.71_{\pm 2.05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9.14_{\pm 1.81}$ " calcext:value-type="string">
            <text:p><text:s/>$99.14_{\pm 1.81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8.36_{\pm 3.44}$ " calcext:value-type="string">
            <text:p><text:s/>$98.36_{\pm 3.44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9.14_{\pm 1.81}$ " calcext:value-type="string">
            <text:p><text:s/>$99.14_{\pm 1.8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87" calcext:value-type="float">
            <text:p>87.00</text:p>
          </table:table-cell>
          <table:table-cell table:style-name="ce25" office:value-type="float" office:value="21.9317121994613" calcext:value-type="float">
            <text:p>21.93</text:p>
          </table:table-cell>
          <table:table-cell table:style-name="ce19" office:value-type="float" office:value="93.3333333333333" calcext:value-type="float">
            <text:p>93.33</text:p>
          </table:table-cell>
          <table:table-cell table:style-name="ce25" office:value-type="float" office:value="20" calcext:value-type="float">
            <text:p>20.00</text:p>
          </table:table-cell>
          <table:table-cell table:style-name="ce19" office:value-type="float" office:value="85" calcext:value-type="float">
            <text:p>85.00</text:p>
          </table:table-cell>
          <table:table-cell table:style-name="ce25" office:value-type="float" office:value="24.0947204913349" calcext:value-type="float">
            <text:p>24.09</text:p>
          </table:table-cell>
          <table:table-cell table:style-name="ce19" office:value-type="float" office:value="87" calcext:value-type="float">
            <text:p>87.00</text:p>
          </table:table-cell>
          <table:table-cell table:style-name="ce34" office:value-type="float" office:value="21.9317121994613" calcext:value-type="float">
            <text:p>21.93</text:p>
          </table:table-cell>
          <table:table-cell table:style-name="ce34"/>
          <table:table-cell table:style-name="ce25" office:value-type="float" office:value="87" calcext:value-type="float">
            <text:p>87.00</text:p>
          </table:table-cell>
          <table:table-cell table:style-name="ce34" office:value-type="float" office:value="21.9317121994613" calcext:value-type="float">
            <text:p>21.93</text:p>
          </table:table-cell>
          <table:table-cell table:style-name="ce25" office:value-type="float" office:value="93.3333333333333" calcext:value-type="float">
            <text:p>93.33</text:p>
          </table:table-cell>
          <table:table-cell table:style-name="ce34" office:value-type="float" office:value="20" calcext:value-type="float">
            <text:p>20.00</text:p>
          </table:table-cell>
          <table:table-cell table:style-name="ce25" office:value-type="float" office:value="85" calcext:value-type="float">
            <text:p>85.00</text:p>
          </table:table-cell>
          <table:table-cell table:style-name="ce34" office:value-type="float" office:value="24.0947204913349" calcext:value-type="float">
            <text:p>24.09</text:p>
          </table:table-cell>
          <table:table-cell table:style-name="ce19" office:value-type="float" office:value="87" calcext:value-type="float">
            <text:p>87.00</text:p>
          </table:table-cell>
          <table:table-cell table:style-name="ce34" office:value-type="float" office:value="21.9317121994613" calcext:value-type="float">
            <text:p>21.93</text:p>
          </table:table-cell>
          <table:table-cell table:style-name="ce25"/>
          <table:table-cell table:style-name="ce93" table:number-columns-repeated="2"/>
          <table:table-cell table:style-name="ce45" table:formula="of:=IF([.A28]&lt;&gt;&quot;&quot;; [.A28]; &quot;&quot;)" office:value-type="string" office:string-value="Set" calcext:value-type="string">
            <text:p>Set</text:p>
          </table:table-cell>
          <table:table-cell table:style-name="ce31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87.00_{\pm 21.93}$ " calcext:value-type="string">
            <text:p><text:s/>$87.00_{\pm 21.93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85.00_{\pm 24.09}$ " calcext:value-type="string">
            <text:p><text:s/>$85.00_{\pm 24.09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87.00_{\pm 21.93}$ " calcext:value-type="string">
            <text:p><text:s/>$87.00_{\pm 21.93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87.00_{\pm 21.93}$ " calcext:value-type="string">
            <text:p><text:s/>$87.00_{\pm 21.93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85.00_{\pm 24.09}$ " calcext:value-type="string">
            <text:p><text:s/>$85.00_{\pm 24.09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87.00_{\pm 21.93}$ " calcext:value-type="string">
            <text:p><text:s/>$87.00_{\pm 21.9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Pate</text:p>
          </table:table-cell>
          <table:table-cell table:style-name="ce19" office:value-type="float" office:value="95.204588516393" calcext:value-type="float">
            <text:p>95.20</text:p>
          </table:table-cell>
          <table:table-cell table:style-name="ce25" office:value-type="float" office:value="2.4526333010207" calcext:value-type="float">
            <text:p>2.45</text:p>
          </table:table-cell>
          <table:table-cell table:style-name="ce19" office:value-type="float" office:value="94.8940370109582" calcext:value-type="float">
            <text:p>94.89</text:p>
          </table:table-cell>
          <table:table-cell table:style-name="ce25" office:value-type="float" office:value="2.48021853336311" calcext:value-type="float">
            <text:p>2.48</text:p>
          </table:table-cell>
          <table:table-cell table:style-name="ce19" office:value-type="float" office:value="95.5241353479445" calcext:value-type="float">
            <text:p>95.52</text:p>
          </table:table-cell>
          <table:table-cell table:style-name="ce25" office:value-type="float" office:value="2.55466165792269" calcext:value-type="float">
            <text:p>2.55</text:p>
          </table:table-cell>
          <table:table-cell table:style-name="ce19" office:value-type="float" office:value="93.8236804965313" calcext:value-type="float">
            <text:p>93.82</text:p>
          </table:table-cell>
          <table:table-cell table:style-name="ce34" office:value-type="float" office:value="2.47489644090419" calcext:value-type="float">
            <text:p>2.47</text:p>
          </table:table-cell>
          <table:table-cell table:style-name="ce34"/>
          <table:table-cell table:style-name="ce25" office:value-type="float" office:value="98.7772356379496" calcext:value-type="float">
            <text:p>98.78</text:p>
          </table:table-cell>
          <table:table-cell table:style-name="ce34" office:value-type="float" office:value="1.03050547167782" calcext:value-type="float">
            <text:p>1.03</text:p>
          </table:table-cell>
          <table:table-cell table:style-name="ce25" office:value-type="float" office:value="98.4534245079398" calcext:value-type="float">
            <text:p>98.45</text:p>
          </table:table-cell>
          <table:table-cell table:style-name="ce34" office:value-type="float" office:value="0.980874668350226" calcext:value-type="float">
            <text:p>0.98</text:p>
          </table:table-cell>
          <table:table-cell table:style-name="ce25" office:value-type="float" office:value="99.1104145483564" calcext:value-type="float">
            <text:p>99.11</text:p>
          </table:table-cell>
          <table:table-cell table:style-name="ce34" office:value-type="float" office:value="1.3668174096096" calcext:value-type="float">
            <text:p>1.37</text:p>
          </table:table-cell>
          <table:table-cell table:style-name="ce19" office:value-type="float" office:value="95.879206334387" calcext:value-type="float">
            <text:p>95.88</text:p>
          </table:table-cell>
          <table:table-cell table:style-name="ce34" office:value-type="float" office:value="1.53906914530212" calcext:value-type="float">
            <text:p>1.54</text:p>
          </table:table-cell>
          <table:table-cell table:style-name="ce25" table:number-columns-repeated="2"/>
          <table:table-cell table:style-name="ce31"/>
          <table:table-cell table:style-name="ce44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5.20_{\pm 2.45}$ " calcext:value-type="string">
            <text:p><text:s/>$95.20_{\pm 2.45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89_{\pm 2.48}$ " calcext:value-type="string">
            <text:p><text:s/>$94.89_{\pm 2.48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5.52_{\pm 2.55}$ " calcext:value-type="string">
            <text:p><text:s/>$95.52_{\pm 2.55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3.82_{\pm 2.47}$ " calcext:value-type="string">
            <text:p><text:s/>$93.82_{\pm 2.47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8.78_{\pm 1.03}$ " calcext:value-type="string">
            <text:p><text:s/>$98.78_{\pm 1.03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45_{\pm 0.98}$ " calcext:value-type="string">
            <text:p><text:s/>$98.45_{\pm 0.98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11_{\pm 1.37}$ " calcext:value-type="string">
            <text:p><text:s/>$99.11_{\pm 1.37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5.88_{\pm 1.54}$ " calcext:value-type="string">
            <text:p><text:s/>$95.88_{\pm 1.5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6.2449379929346" calcext:value-type="float">
            <text:p>96.24</text:p>
          </table:table-cell>
          <table:table-cell table:style-name="ce25" office:value-type="float" office:value="2.32674371172776" calcext:value-type="float">
            <text:p>2.33</text:p>
          </table:table-cell>
          <table:table-cell table:style-name="ce19" office:value-type="float" office:value="94.6666317909951" calcext:value-type="float">
            <text:p>94.67</text:p>
          </table:table-cell>
          <table:table-cell table:style-name="ce25" office:value-type="float" office:value="4.14203433581158" calcext:value-type="float">
            <text:p>4.14</text:p>
          </table:table-cell>
          <table:table-cell table:style-name="ce19" office:value-type="float" office:value="98.0071446169007" calcext:value-type="float">
            <text:p>98.01</text:p>
          </table:table-cell>
          <table:table-cell table:style-name="ce25" office:value-type="float" office:value="2.16707112860319" calcext:value-type="float">
            <text:p>2.17</text:p>
          </table:table-cell>
          <table:table-cell table:style-name="ce19" office:value-type="float" office:value="96.2449379929346" calcext:value-type="float">
            <text:p>96.24</text:p>
          </table:table-cell>
          <table:table-cell table:style-name="ce34" office:value-type="float" office:value="2.32674371172776" calcext:value-type="float">
            <text:p>2.33</text:p>
          </table:table-cell>
          <table:table-cell table:style-name="ce34"/>
          <table:table-cell table:style-name="ce25" office:value-type="float" office:value="96.7659775916607" calcext:value-type="float">
            <text:p>96.77</text:p>
          </table:table-cell>
          <table:table-cell table:style-name="ce34" office:value-type="float" office:value="1.98061617991795" calcext:value-type="float">
            <text:p>1.98</text:p>
          </table:table-cell>
          <table:table-cell table:style-name="ce25" office:value-type="float" office:value="95.1814075557709" calcext:value-type="float">
            <text:p>95.18</text:p>
          </table:table-cell>
          <table:table-cell table:style-name="ce34" office:value-type="float" office:value="4.02372153787355" calcext:value-type="float">
            <text:p>4.02</text:p>
          </table:table-cell>
          <table:table-cell table:style-name="ce25" office:value-type="float" office:value="98.5349223946785" calcext:value-type="float">
            <text:p>98.53</text:p>
          </table:table-cell>
          <table:table-cell table:style-name="ce34" office:value-type="float" office:value="1.62006559326685" calcext:value-type="float">
            <text:p>1.62</text:p>
          </table:table-cell>
          <table:table-cell table:style-name="ce19" office:value-type="float" office:value="96.7659775916607" calcext:value-type="float">
            <text:p>96.77</text:p>
          </table:table-cell>
          <table:table-cell table:style-name="ce34" office:value-type="float" office:value="1.98061617991795" calcext:value-type="float">
            <text:p>1.98</text:p>
          </table:table-cell>
          <table:table-cell table:style-name="ce25" table:number-columns-repeated="2"/>
          <table:table-cell table:style-name="ce31"/>
          <table:table-cell table:style-name="ce46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6.24_{\pm 2.33}$ " calcext:value-type="string">
            <text:p><text:s/>$96.24_{\pm 2.33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4.67_{\pm 4.14}$ " calcext:value-type="string">
            <text:p><text:s/>$94.67_{\pm 4.14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8.01_{\pm 2.17}$ " calcext:value-type="string">
            <text:p><text:s/>$98.01_{\pm 2.17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6.24_{\pm 2.33}$ " calcext:value-type="string">
            <text:p><text:s/>$96.24_{\pm 2.33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6.77_{\pm 1.98}$ " calcext:value-type="string">
            <text:p><text:s/>$96.77_{\pm 1.98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5.18_{\pm 4.02}$ " calcext:value-type="string">
            <text:p><text:s/>$95.18_{\pm 4.02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8.53_{\pm 1.62}$ " calcext:value-type="string">
            <text:p><text:s/>$98.53_{\pm 1.62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6.77_{\pm 1.98}$ " calcext:value-type="string">
            <text:p><text:s/>$96.77_{\pm 1.9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2.273810230734" calcext:value-type="float">
            <text:p>92.27</text:p>
          </table:table-cell>
          <table:table-cell table:style-name="ce25" office:value-type="float" office:value="4.55307542642338" calcext:value-type="float">
            <text:p>4.55</text:p>
          </table:table-cell>
          <table:table-cell table:style-name="ce19" office:value-type="float" office:value="92.3486908004535" calcext:value-type="float">
            <text:p>92.35</text:p>
          </table:table-cell>
          <table:table-cell table:style-name="ce25" office:value-type="float" office:value="6.05886596037632" calcext:value-type="float">
            <text:p>6.06</text:p>
          </table:table-cell>
          <table:table-cell table:style-name="ce19" office:value-type="float" office:value="92.3792696094404" calcext:value-type="float">
            <text:p>92.38</text:p>
          </table:table-cell>
          <table:table-cell table:style-name="ce25" office:value-type="float" office:value="4.52809652564017" calcext:value-type="float">
            <text:p>4.53</text:p>
          </table:table-cell>
          <table:table-cell table:style-name="ce19" office:value-type="float" office:value="92.273810230734" calcext:value-type="float">
            <text:p>92.27</text:p>
          </table:table-cell>
          <table:table-cell table:style-name="ce34" office:value-type="float" office:value="4.55307542642338" calcext:value-type="float">
            <text:p>4.55</text:p>
          </table:table-cell>
          <table:table-cell table:style-name="ce34"/>
          <table:table-cell table:style-name="ce25" office:value-type="float" office:value="95.2746722517836" calcext:value-type="float">
            <text:p>95.27</text:p>
          </table:table-cell>
          <table:table-cell table:style-name="ce34" office:value-type="float" office:value="2.7851675731557" calcext:value-type="float">
            <text:p>2.79</text:p>
          </table:table-cell>
          <table:table-cell table:style-name="ce25" office:value-type="float" office:value="95.2943828293873" calcext:value-type="float">
            <text:p>95.29</text:p>
          </table:table-cell>
          <table:table-cell table:style-name="ce34" office:value-type="float" office:value="3.87522198058208" calcext:value-type="float">
            <text:p>3.88</text:p>
          </table:table-cell>
          <table:table-cell table:style-name="ce25" office:value-type="float" office:value="95.4422624662013" calcext:value-type="float">
            <text:p>95.44</text:p>
          </table:table-cell>
          <table:table-cell table:style-name="ce34" office:value-type="float" office:value="4.18874580408667" calcext:value-type="float">
            <text:p>4.19</text:p>
          </table:table-cell>
          <table:table-cell table:style-name="ce19" office:value-type="float" office:value="95.2746722517836" calcext:value-type="float">
            <text:p>95.27</text:p>
          </table:table-cell>
          <table:table-cell table:style-name="ce34" office:value-type="float" office:value="2.7851675731557" calcext:value-type="float">
            <text:p>2.79</text:p>
          </table:table-cell>
          <table:table-cell table:style-name="ce25" table:number-columns-repeated="2"/>
          <table:table-cell table:style-name="ce31"/>
          <table:table-cell table:style-name="ce46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2.27_{\pm 4.55}$ " calcext:value-type="string">
            <text:p><text:s/>$92.27_{\pm 4.55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2.35_{\pm 6.06}$ " calcext:value-type="string">
            <text:p><text:s/>$92.35_{\pm 6.06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2.38_{\pm 4.53}$ " calcext:value-type="string">
            <text:p><text:s/>$92.38_{\pm 4.53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2.27_{\pm 4.55}$ " calcext:value-type="string">
            <text:p><text:s/>$92.27_{\pm 4.55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5.27_{\pm 2.79}$ " calcext:value-type="string">
            <text:p><text:s/>$95.27_{\pm 2.79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5.29_{\pm 3.88}$ " calcext:value-type="string">
            <text:p><text:s/>$95.29_{\pm 3.88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5.44_{\pm 4.19}$ " calcext:value-type="string">
            <text:p><text:s/>$95.44_{\pm 4.19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5.27_{\pm 2.79}$ " calcext:value-type="string">
            <text:p><text:s/>$95.27_{\pm 2.7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16.6666666666667" calcext:value-type="float">
            <text:p>16.67</text:p>
          </table:table-cell>
          <table:table-cell table:style-name="ce25" office:value-type="float" office:value="34.1565025531987" calcext:value-type="float">
            <text:p>34.16</text:p>
          </table:table-cell>
          <table:table-cell table:style-name="ce19" office:value-type="float" office:value="15" calcext:value-type="float">
            <text:p>15.00</text:p>
          </table:table-cell>
          <table:table-cell table:style-name="ce25" office:value-type="float" office:value="32.0156211871642" calcext:value-type="float">
            <text:p>32.02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16.6666666666667" calcext:value-type="float">
            <text:p>16.67</text:p>
          </table:table-cell>
          <table:table-cell table:style-name="ce34" office:value-type="float" office:value="34.1565025531987" calcext:value-type="float">
            <text:p>34.16</text:p>
          </table:table-cell>
          <table:table-cell table:style-name="ce34"/>
          <table:table-cell table:style-name="ce25" office:value-type="float" office:value="16.6666666666667" calcext:value-type="float">
            <text:p>16.67</text:p>
          </table:table-cell>
          <table:table-cell table:style-name="ce34" office:value-type="float" office:value="34.1565025531987" calcext:value-type="float">
            <text:p>34.16</text:p>
          </table:table-cell>
          <table:table-cell table:style-name="ce25" office:value-type="float" office:value="15" calcext:value-type="float">
            <text:p>15.00</text:p>
          </table:table-cell>
          <table:table-cell table:style-name="ce34" office:value-type="float" office:value="32.0156211871642" calcext:value-type="float">
            <text:p>32.02</text:p>
          </table:table-cell>
          <table:table-cell table:style-name="ce25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19" office:value-type="float" office:value="16.6666666666667" calcext:value-type="float">
            <text:p>16.67</text:p>
          </table:table-cell>
          <table:table-cell table:style-name="ce34" office:value-type="float" office:value="34.1565025531987" calcext:value-type="float">
            <text:p>34.16</text:p>
          </table:table-cell>
          <table:table-cell table:style-name="ce25" table:number-columns-repeated="2"/>
          <table:table-cell table:style-name="ce31"/>
          <table:table-cell table:style-name="ce46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16.67_{\pm 34.16}$ " calcext:value-type="string">
            <text:p><text:s/>$16.67_{\pm 34.16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15.00_{\pm 32.02}$ " calcext:value-type="string">
            <text:p><text:s/>$15.00_{\pm 32.02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16.67_{\pm 34.16}$ " calcext:value-type="string">
            <text:p><text:s/>$16.67_{\pm 34.16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16.67_{\pm 34.16}$ " calcext:value-type="string">
            <text:p><text:s/>$16.67_{\pm 34.16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15.00_{\pm 32.02}$ " calcext:value-type="string">
            <text:p><text:s/>$15.00_{\pm 32.02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16.67_{\pm 34.16}$ " calcext:value-type="string">
            <text:p><text:s/>$16.67_{\pm 34.1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6.5714285714286" calcext:value-type="float">
            <text:p>66.57</text:p>
          </table:table-cell>
          <table:table-cell table:style-name="ce25" office:value-type="float" office:value="35.7249507885391" calcext:value-type="float">
            <text:p>35.72</text:p>
          </table:table-cell>
          <table:table-cell table:style-name="ce19" office:value-type="float" office:value="76.6666666666667" calcext:value-type="float">
            <text:p>76.67</text:p>
          </table:table-cell>
          <table:table-cell table:style-name="ce25" office:value-type="float" office:value="39.5811402901264" calcext:value-type="float">
            <text:p>39.58</text:p>
          </table:table-cell>
          <table:table-cell table:style-name="ce19" office:value-type="float" office:value="62.5" calcext:value-type="float">
            <text:p>62.50</text:p>
          </table:table-cell>
          <table:table-cell table:style-name="ce25" office:value-type="float" office:value="37.5" calcext:value-type="float">
            <text:p>37.50</text:p>
          </table:table-cell>
          <table:table-cell table:style-name="ce19" office:value-type="float" office:value="66.5714285714286" calcext:value-type="float">
            <text:p>66.57</text:p>
          </table:table-cell>
          <table:table-cell table:style-name="ce34" office:value-type="float" office:value="35.7249507885391" calcext:value-type="float">
            <text:p>35.72</text:p>
          </table:table-cell>
          <table:table-cell table:style-name="ce34"/>
          <table:table-cell table:style-name="ce25" office:value-type="float" office:value="66.5714285714286" calcext:value-type="float">
            <text:p>66.57</text:p>
          </table:table-cell>
          <table:table-cell table:style-name="ce34" office:value-type="float" office:value="35.7249507885391" calcext:value-type="float">
            <text:p>35.72</text:p>
          </table:table-cell>
          <table:table-cell table:style-name="ce25" office:value-type="float" office:value="76.6666666666667" calcext:value-type="float">
            <text:p>76.67</text:p>
          </table:table-cell>
          <table:table-cell table:style-name="ce34" office:value-type="float" office:value="39.5811402901264" calcext:value-type="float">
            <text:p>39.58</text:p>
          </table:table-cell>
          <table:table-cell table:style-name="ce25" office:value-type="float" office:value="62.5" calcext:value-type="float">
            <text:p>62.50</text:p>
          </table:table-cell>
          <table:table-cell table:style-name="ce34" office:value-type="float" office:value="37.5" calcext:value-type="float">
            <text:p>37.50</text:p>
          </table:table-cell>
          <table:table-cell table:style-name="ce19" office:value-type="float" office:value="66.5714285714286" calcext:value-type="float">
            <text:p>66.57</text:p>
          </table:table-cell>
          <table:table-cell table:style-name="ce34" office:value-type="float" office:value="35.7249507885391" calcext:value-type="float">
            <text:p>35.72</text:p>
          </table:table-cell>
          <table:table-cell table:style-name="ce25"/>
          <table:table-cell table:style-name="ce93" table:number-columns-repeated="2"/>
          <table:table-cell table:style-name="ce45" table:formula="of:=IF([.A34]&lt;&gt;&quot;&quot;; [.A34]; &quot;&quot;)" office:value-type="string" office:string-value="Set" calcext:value-type="string">
            <text:p>Set</text:p>
          </table:table-cell>
          <table:table-cell table:style-name="ce31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66.57_{\pm 35.72}$ " calcext:value-type="string">
            <text:p><text:s/>$66.57_{\pm 35.72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76.67_{\pm 39.58}$ " calcext:value-type="string">
            <text:p><text:s/>$76.67_{\pm 39.58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62.50_{\pm 37.50}$ " calcext:value-type="string">
            <text:p><text:s/>$62.50_{\pm 37.50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66.57_{\pm 35.72}$ " calcext:value-type="string">
            <text:p><text:s/>$66.57_{\pm 35.72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66.57_{\pm 35.72}$ " calcext:value-type="string">
            <text:p><text:s/>$66.57_{\pm 35.72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76.67_{\pm 39.58}$ " calcext:value-type="string">
            <text:p><text:s/>$76.67_{\pm 39.58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62.50_{\pm 37.50}$ " calcext:value-type="string">
            <text:p><text:s/>$62.50_{\pm 37.50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66.57_{\pm 35.72}$ " calcext:value-type="string">
            <text:p><text:s/>$66.57_{\pm 35.7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Snips</text:p>
          </table:table-cell>
          <table:table-cell table:style-name="ce19" office:value-type="float" office:value="95.8768025574391" calcext:value-type="float">
            <text:p>95.88</text:p>
          </table:table-cell>
          <table:table-cell table:style-name="ce25" office:value-type="float" office:value="1.30782949568124" calcext:value-type="float">
            <text:p>1.31</text:p>
          </table:table-cell>
          <table:table-cell table:style-name="ce19" office:value-type="float" office:value="96.1376461068568" calcext:value-type="float">
            <text:p>96.14</text:p>
          </table:table-cell>
          <table:table-cell table:style-name="ce25" office:value-type="float" office:value="1.48533318579288" calcext:value-type="float">
            <text:p>1.49</text:p>
          </table:table-cell>
          <table:table-cell table:style-name="ce19" office:value-type="float" office:value="95.6305336071364" calcext:value-type="float">
            <text:p>95.63</text:p>
          </table:table-cell>
          <table:table-cell table:style-name="ce25" office:value-type="float" office:value="1.56874264483146" calcext:value-type="float">
            <text:p>1.57</text:p>
          </table:table-cell>
          <table:table-cell table:style-name="ce19" office:value-type="float" office:value="94.4389523518517" calcext:value-type="float">
            <text:p>94.44</text:p>
          </table:table-cell>
          <table:table-cell table:style-name="ce34" office:value-type="float" office:value="1.92052514621672" calcext:value-type="float">
            <text:p>1.92</text:p>
          </table:table-cell>
          <table:table-cell table:style-name="ce34"/>
          <table:table-cell table:style-name="ce25" office:value-type="float" office:value="99.1031146161474" calcext:value-type="float">
            <text:p>99.10</text:p>
          </table:table-cell>
          <table:table-cell table:style-name="ce34" office:value-type="float" office:value="0.632491026366447" calcext:value-type="float">
            <text:p>0.63</text:p>
          </table:table-cell>
          <table:table-cell table:style-name="ce25" office:value-type="float" office:value="99.3714095213684" calcext:value-type="float">
            <text:p>99.37</text:p>
          </table:table-cell>
          <table:table-cell table:style-name="ce34" office:value-type="float" office:value="0.821269262670241" calcext:value-type="float">
            <text:p>0.82</text:p>
          </table:table-cell>
          <table:table-cell table:style-name="ce25" office:value-type="float" office:value="98.8498760783904" calcext:value-type="float">
            <text:p>98.85</text:p>
          </table:table-cell>
          <table:table-cell table:style-name="ce34" office:value-type="float" office:value="1.20628651838475" calcext:value-type="float">
            <text:p>1.21</text:p>
          </table:table-cell>
          <table:table-cell table:style-name="ce19" office:value-type="float" office:value="97.4187160870886" calcext:value-type="float">
            <text:p>97.42</text:p>
          </table:table-cell>
          <table:table-cell table:style-name="ce34" office:value-type="float" office:value="1.37755185193929" calcext:value-type="float">
            <text:p>1.38</text:p>
          </table:table-cell>
          <table:table-cell table:style-name="ce25" table:number-columns-repeated="2"/>
          <table:table-cell table:style-name="ce31"/>
          <table:table-cell table:style-name="ce44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5.88_{\pm 1.31}$ " calcext:value-type="string">
            <text:p><text:s/>$95.88_{\pm 1.31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6.14_{\pm 1.49}$ " calcext:value-type="string">
            <text:p><text:s/>$96.14_{\pm 1.49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5.63_{\pm 1.57}$ " calcext:value-type="string">
            <text:p><text:s/>$95.63_{\pm 1.57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4.44_{\pm 1.92}$ " calcext:value-type="string">
            <text:p><text:s/>$94.44_{\pm 1.92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9.10_{\pm 0.63}$ " calcext:value-type="string">
            <text:p><text:s/>$99.10_{\pm 0.63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9.37_{\pm 0.82}$ " calcext:value-type="string">
            <text:p><text:s/>$99.37_{\pm 0.82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8.85_{\pm 1.21}$ " calcext:value-type="string">
            <text:p><text:s/>$98.85_{\pm 1.21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7.42_{\pm 1.38}$ " calcext:value-type="string">
            <text:p><text:s/>$97.42_{\pm 1.3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3.2136998348867" calcext:value-type="float">
            <text:p>93.21</text:p>
          </table:table-cell>
          <table:table-cell table:style-name="ce25" office:value-type="float" office:value="3.3030748836138" calcext:value-type="float">
            <text:p>3.30</text:p>
          </table:table-cell>
          <table:table-cell table:style-name="ce19" office:value-type="float" office:value="93.6633190865116" calcext:value-type="float">
            <text:p>93.66</text:p>
          </table:table-cell>
          <table:table-cell table:style-name="ce25" office:value-type="float" office:value="3.76390891053204" calcext:value-type="float">
            <text:p>3.76</text:p>
          </table:table-cell>
          <table:table-cell table:style-name="ce19" office:value-type="float" office:value="92.8025770822342" calcext:value-type="float">
            <text:p>92.80</text:p>
          </table:table-cell>
          <table:table-cell table:style-name="ce25" office:value-type="float" office:value="3.31338703718706" calcext:value-type="float">
            <text:p>3.31</text:p>
          </table:table-cell>
          <table:table-cell table:style-name="ce19" office:value-type="float" office:value="93.2136998348867" calcext:value-type="float">
            <text:p>93.21</text:p>
          </table:table-cell>
          <table:table-cell table:style-name="ce34" office:value-type="float" office:value="3.3030748836138" calcext:value-type="float">
            <text:p>3.30</text:p>
          </table:table-cell>
          <table:table-cell table:style-name="ce34"/>
          <table:table-cell table:style-name="ce25" office:value-type="float" office:value="97.7347598577781" calcext:value-type="float">
            <text:p>97.73</text:p>
          </table:table-cell>
          <table:table-cell table:style-name="ce34" office:value-type="float" office:value="1.8143075844327" calcext:value-type="float">
            <text:p>1.81</text:p>
          </table:table-cell>
          <table:table-cell table:style-name="ce25" office:value-type="float" office:value="98.1888729120884" calcext:value-type="float">
            <text:p>98.19</text:p>
          </table:table-cell>
          <table:table-cell table:style-name="ce34" office:value-type="float" office:value="1.86566124142945" calcext:value-type="float">
            <text:p>1.87</text:p>
          </table:table-cell>
          <table:table-cell table:style-name="ce25" office:value-type="float" office:value="97.3199426530415" calcext:value-type="float">
            <text:p>97.32</text:p>
          </table:table-cell>
          <table:table-cell table:style-name="ce34" office:value-type="float" office:value="2.52530919689749" calcext:value-type="float">
            <text:p>2.53</text:p>
          </table:table-cell>
          <table:table-cell table:style-name="ce19" office:value-type="float" office:value="97.7347598577781" calcext:value-type="float">
            <text:p>97.73</text:p>
          </table:table-cell>
          <table:table-cell table:style-name="ce34" office:value-type="float" office:value="1.8143075844327" calcext:value-type="float">
            <text:p>1.81</text:p>
          </table:table-cell>
          <table:table-cell table:style-name="ce25" table:number-columns-repeated="2"/>
          <table:table-cell table:style-name="ce31"/>
          <table:table-cell table:style-name="ce46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3.21_{\pm 3.30}$ " calcext:value-type="string">
            <text:p><text:s/>$93.21_{\pm 3.30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3.66_{\pm 3.76}$ " calcext:value-type="string">
            <text:p><text:s/>$93.66_{\pm 3.76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92.80_{\pm 3.31}$ " calcext:value-type="string">
            <text:p><text:s/>$92.80_{\pm 3.31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3.21_{\pm 3.30}$ " calcext:value-type="string">
            <text:p><text:s/>$93.21_{\pm 3.30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7.73_{\pm 1.81}$ " calcext:value-type="string">
            <text:p><text:s/>$97.73_{\pm 1.81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8.19_{\pm 1.87}$ " calcext:value-type="string">
            <text:p><text:s/>$98.19_{\pm 1.87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7.32_{\pm 2.53}$ " calcext:value-type="string">
            <text:p><text:s/>$97.32_{\pm 2.53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7.73_{\pm 1.81}$ " calcext:value-type="string">
            <text:p><text:s/>$97.73_{\pm 1.8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2.5931288793247" calcext:value-type="float">
            <text:p>92.59</text:p>
          </table:table-cell>
          <table:table-cell table:style-name="ce25" office:value-type="float" office:value="4.12683033211056" calcext:value-type="float">
            <text:p>4.13</text:p>
          </table:table-cell>
          <table:table-cell table:style-name="ce19" office:value-type="float" office:value="92.9471430435453" calcext:value-type="float">
            <text:p>92.95</text:p>
          </table:table-cell>
          <table:table-cell table:style-name="ce25" office:value-type="float" office:value="4.53053729219529" calcext:value-type="float">
            <text:p>4.53</text:p>
          </table:table-cell>
          <table:table-cell table:style-name="ce19" office:value-type="float" office:value="92.3515959630149" calcext:value-type="float">
            <text:p>92.35</text:p>
          </table:table-cell>
          <table:table-cell table:style-name="ce25" office:value-type="float" office:value="4.92808910743106" calcext:value-type="float">
            <text:p>4.93</text:p>
          </table:table-cell>
          <table:table-cell table:style-name="ce19" office:value-type="float" office:value="92.5931288793247" calcext:value-type="float">
            <text:p>92.59</text:p>
          </table:table-cell>
          <table:table-cell table:style-name="ce34" office:value-type="float" office:value="4.12683033211056" calcext:value-type="float">
            <text:p>4.13</text:p>
          </table:table-cell>
          <table:table-cell table:style-name="ce34"/>
          <table:table-cell table:style-name="ce25" office:value-type="float" office:value="95.7852351760645" calcext:value-type="float">
            <text:p>95.79</text:p>
          </table:table-cell>
          <table:table-cell table:style-name="ce34" office:value-type="float" office:value="2.23959167902311" calcext:value-type="float">
            <text:p>2.24</text:p>
          </table:table-cell>
          <table:table-cell table:style-name="ce25" office:value-type="float" office:value="96.1587567069579" calcext:value-type="float">
            <text:p>96.16</text:p>
          </table:table-cell>
          <table:table-cell table:style-name="ce34" office:value-type="float" office:value="3.10957368777799" calcext:value-type="float">
            <text:p>3.11</text:p>
          </table:table-cell>
          <table:table-cell table:style-name="ce25" office:value-type="float" office:value="95.5252603470989" calcext:value-type="float">
            <text:p>95.53</text:p>
          </table:table-cell>
          <table:table-cell table:style-name="ce34" office:value-type="float" office:value="3.27905941360519" calcext:value-type="float">
            <text:p>3.28</text:p>
          </table:table-cell>
          <table:table-cell table:style-name="ce19" office:value-type="float" office:value="95.7852351760645" calcext:value-type="float">
            <text:p>95.79</text:p>
          </table:table-cell>
          <table:table-cell table:style-name="ce34" office:value-type="float" office:value="2.23959167902311" calcext:value-type="float">
            <text:p>2.24</text:p>
          </table:table-cell>
          <table:table-cell table:style-name="ce25" table:number-columns-repeated="2"/>
          <table:table-cell table:style-name="ce31"/>
          <table:table-cell table:style-name="ce46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2.59_{\pm 4.13}$ " calcext:value-type="string">
            <text:p><text:s/>$92.59_{\pm 4.13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2.95_{\pm 4.53}$ " calcext:value-type="string">
            <text:p><text:s/>$92.95_{\pm 4.53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2.35_{\pm 4.93}$ " calcext:value-type="string">
            <text:p><text:s/>$92.35_{\pm 4.93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2.59_{\pm 4.13}$ " calcext:value-type="string">
            <text:p><text:s/>$92.59_{\pm 4.13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5.79_{\pm 2.24}$ " calcext:value-type="string">
            <text:p><text:s/>$95.79_{\pm 2.24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6.16_{\pm 3.11}$ " calcext:value-type="string">
            <text:p><text:s/>$96.16_{\pm 3.11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5.53_{\pm 3.28}$ " calcext:value-type="string">
            <text:p><text:s/>$95.53_{\pm 3.28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5.79_{\pm 2.24}$ " calcext:value-type="string">
            <text:p><text:s/>$95.79_{\pm 2.2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25" office:value-type="float" office:value="0.960312608901755" calcext:value-type="float">
            <text:p>0.96</text:p>
          </table:table-cell>
          <table:table-cell table:style-name="ce19" office:value-type="float" office:value="99.0652173913043" calcext:value-type="float">
            <text:p>99.07</text:p>
          </table:table-cell>
          <table:table-cell table:style-name="ce25" office:value-type="float" office:value="1.87524415549606" calcext:value-type="float">
            <text:p>1.88</text:p>
          </table:table-cell>
          <table:table-cell table:style-name="ce19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1"/>
          <table:table-cell table:style-name="ce46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45" table:formula="of:=IF([.A40]&lt;&gt;&quot;&quot;; [.A40]; &quot;&quot;)" office:value-type="string" office:string-value="Set" calcext:value-type="string">
            <text:p>Set</text:p>
          </table:table-cell>
          <table:table-cell table:style-name="ce31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WikiWars</text:p>
          </table:table-cell>
          <table:table-cell table:style-name="ce19" office:value-type="float" office:value="93.299014999238" calcext:value-type="float">
            <text:p>93.30</text:p>
          </table:table-cell>
          <table:table-cell table:style-name="ce25" office:value-type="float" office:value="1.53375202446131" calcext:value-type="float">
            <text:p>1.53</text:p>
          </table:table-cell>
          <table:table-cell table:style-name="ce19" office:value-type="float" office:value="92.3933417523327" calcext:value-type="float">
            <text:p>92.39</text:p>
          </table:table-cell>
          <table:table-cell table:style-name="ce25" office:value-type="float" office:value="1.64278081091357" calcext:value-type="float">
            <text:p>1.64</text:p>
          </table:table-cell>
          <table:table-cell table:style-name="ce19" office:value-type="float" office:value="94.2275533835024" calcext:value-type="float">
            <text:p>94.23</text:p>
          </table:table-cell>
          <table:table-cell table:style-name="ce25" office:value-type="float" office:value="1.56878814543253" calcext:value-type="float">
            <text:p>1.57</text:p>
          </table:table-cell>
          <table:table-cell table:style-name="ce19" office:value-type="float" office:value="91.8395788380743" calcext:value-type="float">
            <text:p>91.84</text:p>
          </table:table-cell>
          <table:table-cell table:style-name="ce34" office:value-type="float" office:value="1.13944170181859" calcext:value-type="float">
            <text:p>1.14</text:p>
          </table:table-cell>
          <table:table-cell table:style-name="ce34"/>
          <table:table-cell table:style-name="ce25" office:value-type="float" office:value="97.4025626863522" calcext:value-type="float">
            <text:p>97.40</text:p>
          </table:table-cell>
          <table:table-cell table:style-name="ce34" office:value-type="float" office:value="0.7451095362047" calcext:value-type="float">
            <text:p>0.75</text:p>
          </table:table-cell>
          <table:table-cell table:style-name="ce25" office:value-type="float" office:value="96.4569622491736" calcext:value-type="float">
            <text:p>96.46</text:p>
          </table:table-cell>
          <table:table-cell table:style-name="ce34" office:value-type="float" office:value="0.975312904113779" calcext:value-type="float">
            <text:p>0.98</text:p>
          </table:table-cell>
          <table:table-cell table:style-name="ce25" office:value-type="float" office:value="98.3720266399767" calcext:value-type="float">
            <text:p>98.37</text:p>
          </table:table-cell>
          <table:table-cell table:style-name="ce34" office:value-type="float" office:value="0.806621977501082" calcext:value-type="float">
            <text:p>0.81</text:p>
          </table:table-cell>
          <table:table-cell table:style-name="ce19" office:value-type="float" office:value="95.5614307312047" calcext:value-type="float">
            <text:p>95.56</text:p>
          </table:table-cell>
          <table:table-cell table:style-name="ce34" office:value-type="float" office:value="0.946413070615062" calcext:value-type="float">
            <text:p>0.95</text:p>
          </table:table-cell>
          <table:table-cell table:style-name="ce25" table:number-columns-repeated="2"/>
          <table:table-cell table:style-name="ce31"/>
          <table:table-cell table:style-name="ce44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3.30_{\pm 1.53}$ " calcext:value-type="string">
            <text:p><text:s/>$93.30_{\pm 1.53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2.39_{\pm 1.64}$ " calcext:value-type="string">
            <text:p><text:s/>$92.39_{\pm 1.64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23_{\pm 1.57}$ " calcext:value-type="string">
            <text:p><text:s/>$94.23_{\pm 1.57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1.84_{\pm 1.14}$ " calcext:value-type="string">
            <text:p><text:s/>$91.84_{\pm 1.14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40_{\pm 0.75}$ " calcext:value-type="string">
            <text:p><text:s/>$97.40_{\pm 0.75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6.46_{\pm 0.98}$ " calcext:value-type="string">
            <text:p><text:s/>$96.46_{\pm 0.98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8.37_{\pm 0.81}$ " calcext:value-type="string">
            <text:p><text:s/>$98.37_{\pm 0.81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5.56_{\pm 0.95}$ " calcext:value-type="string">
            <text:p><text:s/>$95.56_{\pm 0.9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1825334176239" calcext:value-type="float">
            <text:p>94.18</text:p>
          </table:table-cell>
          <table:table-cell table:style-name="ce25" office:value-type="float" office:value="1.1703355869749" calcext:value-type="float">
            <text:p>1.17</text:p>
          </table:table-cell>
          <table:table-cell table:style-name="ce19" office:value-type="float" office:value="93.229865124492" calcext:value-type="float">
            <text:p>93.23</text:p>
          </table:table-cell>
          <table:table-cell table:style-name="ce25" office:value-type="float" office:value="1.42923881396704" calcext:value-type="float">
            <text:p>1.43</text:p>
          </table:table-cell>
          <table:table-cell table:style-name="ce19" office:value-type="float" office:value="95.1624186889278" calcext:value-type="float">
            <text:p>95.16</text:p>
          </table:table-cell>
          <table:table-cell table:style-name="ce25" office:value-type="float" office:value="1.1750085682912" calcext:value-type="float">
            <text:p>1.18</text:p>
          </table:table-cell>
          <table:table-cell table:style-name="ce19" office:value-type="float" office:value="94.1825334176239" calcext:value-type="float">
            <text:p>94.18</text:p>
          </table:table-cell>
          <table:table-cell table:style-name="ce34" office:value-type="float" office:value="1.1703355869749" calcext:value-type="float">
            <text:p>1.17</text:p>
          </table:table-cell>
          <table:table-cell table:style-name="ce34"/>
          <table:table-cell table:style-name="ce25" office:value-type="float" office:value="96.9659789384196" calcext:value-type="float">
            <text:p>96.97</text:p>
          </table:table-cell>
          <table:table-cell table:style-name="ce34" office:value-type="float" office:value="0.861421550888554" calcext:value-type="float">
            <text:p>0.86</text:p>
          </table:table-cell>
          <table:table-cell table:style-name="ce25" office:value-type="float" office:value="95.9865113853223" calcext:value-type="float">
            <text:p>95.99</text:p>
          </table:table-cell>
          <table:table-cell table:style-name="ce34" office:value-type="float" office:value="1.31251231686546" calcext:value-type="float">
            <text:p>1.31</text:p>
          </table:table-cell>
          <table:table-cell table:style-name="ce25" office:value-type="float" office:value="97.9734192683658" calcext:value-type="float">
            <text:p>97.97</text:p>
          </table:table-cell>
          <table:table-cell table:style-name="ce34" office:value-type="float" office:value="0.687653930932725" calcext:value-type="float">
            <text:p>0.69</text:p>
          </table:table-cell>
          <table:table-cell table:style-name="ce19" office:value-type="float" office:value="96.9659789384196" calcext:value-type="float">
            <text:p>96.97</text:p>
          </table:table-cell>
          <table:table-cell table:style-name="ce34" office:value-type="float" office:value="0.861421550888554" calcext:value-type="float">
            <text:p>0.86</text:p>
          </table:table-cell>
          <table:table-cell table:style-name="ce25" table:number-columns-repeated="2"/>
          <table:table-cell table:style-name="ce31"/>
          <table:table-cell table:style-name="ce46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18_{\pm 1.17}$ " calcext:value-type="string">
            <text:p><text:s/>$94.18_{\pm 1.17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3.23_{\pm 1.43}$ " calcext:value-type="string">
            <text:p><text:s/>$93.23_{\pm 1.43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16_{\pm 1.18}$ " calcext:value-type="string">
            <text:p><text:s/>$95.16_{\pm 1.18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18_{\pm 1.17}$ " calcext:value-type="string">
            <text:p><text:s/>$94.18_{\pm 1.17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6.97_{\pm 0.86}$ " calcext:value-type="string">
            <text:p><text:s/>$96.97_{\pm 0.86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5.99_{\pm 1.31}$ " calcext:value-type="string">
            <text:p><text:s/>$95.99_{\pm 1.31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7.97_{\pm 0.69}$ " calcext:value-type="string">
            <text:p><text:s/>$97.97_{\pm 0.69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6.97_{\pm 0.86}$ " calcext:value-type="string">
            <text:p><text:s/>$96.97_{\pm 0.8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1.7594170535347" calcext:value-type="float">
            <text:p>81.76</text:p>
          </table:table-cell>
          <table:table-cell table:style-name="ce25" office:value-type="float" office:value="15.0275412158047" calcext:value-type="float">
            <text:p>15.03</text:p>
          </table:table-cell>
          <table:table-cell table:style-name="ce19" office:value-type="float" office:value="83.5505050505051" calcext:value-type="float">
            <text:p>83.55</text:p>
          </table:table-cell>
          <table:table-cell table:style-name="ce25" office:value-type="float" office:value="15.6740868073767" calcext:value-type="float">
            <text:p>15.67</text:p>
          </table:table-cell>
          <table:table-cell table:style-name="ce19" office:value-type="float" office:value="80.7633477633478" calcext:value-type="float">
            <text:p>80.76</text:p>
          </table:table-cell>
          <table:table-cell table:style-name="ce25" office:value-type="float" office:value="16.4446871165979" calcext:value-type="float">
            <text:p>16.44</text:p>
          </table:table-cell>
          <table:table-cell table:style-name="ce19" office:value-type="float" office:value="81.7594170535347" calcext:value-type="float">
            <text:p>81.76</text:p>
          </table:table-cell>
          <table:table-cell table:style-name="ce34" office:value-type="float" office:value="15.0275412158047" calcext:value-type="float">
            <text:p>15.03</text:p>
          </table:table-cell>
          <table:table-cell table:style-name="ce34"/>
          <table:table-cell table:style-name="ce25" office:value-type="float" office:value="86.3351746292923" calcext:value-type="float">
            <text:p>86.34</text:p>
          </table:table-cell>
          <table:table-cell table:style-name="ce34" office:value-type="float" office:value="10.5644311663797" calcext:value-type="float">
            <text:p>10.56</text:p>
          </table:table-cell>
          <table:table-cell table:style-name="ce25" office:value-type="float" office:value="88.2373737373737" calcext:value-type="float">
            <text:p>88.24</text:p>
          </table:table-cell>
          <table:table-cell table:style-name="ce34" office:value-type="float" office:value="11.4304533929718" calcext:value-type="float">
            <text:p>11.43</text:p>
          </table:table-cell>
          <table:table-cell table:style-name="ce25" office:value-type="float" office:value="85.2481962481963" calcext:value-type="float">
            <text:p>85.25</text:p>
          </table:table-cell>
          <table:table-cell table:style-name="ce34" office:value-type="float" office:value="12.4417991905137" calcext:value-type="float">
            <text:p>12.44</text:p>
          </table:table-cell>
          <table:table-cell table:style-name="ce19" office:value-type="float" office:value="86.3351746292923" calcext:value-type="float">
            <text:p>86.34</text:p>
          </table:table-cell>
          <table:table-cell table:style-name="ce34" office:value-type="float" office:value="10.5644311663797" calcext:value-type="float">
            <text:p>10.56</text:p>
          </table:table-cell>
          <table:table-cell table:style-name="ce25" table:number-columns-repeated="2"/>
          <table:table-cell table:style-name="ce31"/>
          <table:table-cell table:style-name="ce46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1.76_{\pm 15.03}$ " calcext:value-type="string">
            <text:p><text:s/>$81.76_{\pm 15.03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3.55_{\pm 15.67}$ " calcext:value-type="string">
            <text:p><text:s/>$83.55_{\pm 15.67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80.76_{\pm 16.44}$ " calcext:value-type="string">
            <text:p><text:s/>$80.76_{\pm 16.44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1.76_{\pm 15.03}$ " calcext:value-type="string">
            <text:p><text:s/>$81.76_{\pm 15.03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86.34_{\pm 10.56}$ " calcext:value-type="string">
            <text:p><text:s/>$86.34_{\pm 10.56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88.24_{\pm 11.43}$ " calcext:value-type="string">
            <text:p><text:s/>$88.24_{\pm 11.43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5.25_{\pm 12.44}$ " calcext:value-type="string">
            <text:p><text:s/>$85.25_{\pm 12.44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86.34_{\pm 10.56}$ " calcext:value-type="string">
            <text:p><text:s/>$86.34_{\pm 10.5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3.2731007935011" calcext:value-type="float">
            <text:p>73.27</text:p>
          </table:table-cell>
          <table:table-cell table:style-name="ce25" office:value-type="float" office:value="7.49459379983934" calcext:value-type="float">
            <text:p>7.49</text:p>
          </table:table-cell>
          <table:table-cell table:style-name="ce19" office:value-type="float" office:value="71.5840760546643" calcext:value-type="float">
            <text:p>71.58</text:p>
          </table:table-cell>
          <table:table-cell table:style-name="ce25" office:value-type="float" office:value="7.87359151220113" calcext:value-type="float">
            <text:p>7.87</text:p>
          </table:table-cell>
          <table:table-cell table:style-name="ce19" office:value-type="float" office:value="75.4142602495544" calcext:value-type="float">
            <text:p>75.41</text:p>
          </table:table-cell>
          <table:table-cell table:style-name="ce25" office:value-type="float" office:value="8.67266900196674" calcext:value-type="float">
            <text:p>8.67</text:p>
          </table:table-cell>
          <table:table-cell table:style-name="ce19" office:value-type="float" office:value="73.2731007935011" calcext:value-type="float">
            <text:p>73.27</text:p>
          </table:table-cell>
          <table:table-cell table:style-name="ce34" office:value-type="float" office:value="7.49459379983934" calcext:value-type="float">
            <text:p>7.49</text:p>
          </table:table-cell>
          <table:table-cell table:style-name="ce34"/>
          <table:table-cell table:style-name="ce25" office:value-type="float" office:value="84.7391367662266" calcext:value-type="float">
            <text:p>84.74</text:p>
          </table:table-cell>
          <table:table-cell table:style-name="ce34" office:value-type="float" office:value="4.22896139672902" calcext:value-type="float">
            <text:p>4.23</text:p>
          </table:table-cell>
          <table:table-cell table:style-name="ce25" office:value-type="float" office:value="82.8598732422262" calcext:value-type="float">
            <text:p>82.86</text:p>
          </table:table-cell>
          <table:table-cell table:style-name="ce34" office:value-type="float" office:value="6.49719774658083" calcext:value-type="float">
            <text:p>6.50</text:p>
          </table:table-cell>
          <table:table-cell table:style-name="ce25" office:value-type="float" office:value="87.1436522083581" calcext:value-type="float">
            <text:p>87.14</text:p>
          </table:table-cell>
          <table:table-cell table:style-name="ce34" office:value-type="float" office:value="5.25315570858607" calcext:value-type="float">
            <text:p>5.25</text:p>
          </table:table-cell>
          <table:table-cell table:style-name="ce19" office:value-type="float" office:value="84.7391367662266" calcext:value-type="float">
            <text:p>84.74</text:p>
          </table:table-cell>
          <table:table-cell table:style-name="ce34" office:value-type="float" office:value="4.22896139672902" calcext:value-type="float">
            <text:p>4.23</text:p>
          </table:table-cell>
          <table:table-cell table:style-name="ce25" table:number-columns-repeated="2"/>
          <table:table-cell table:style-name="ce31"/>
          <table:table-cell table:style-name="ce46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3.27_{\pm 7.49}$ " calcext:value-type="string">
            <text:p><text:s/>$73.27_{\pm 7.49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1.58_{\pm 7.87}$ " calcext:value-type="string">
            <text:p><text:s/>$71.58_{\pm 7.87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5.41_{\pm 8.67}$ " calcext:value-type="string">
            <text:p><text:s/>$75.41_{\pm 8.67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3.27_{\pm 7.49}$ " calcext:value-type="string">
            <text:p><text:s/>$73.27_{\pm 7.49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4.74_{\pm 4.23}$ " calcext:value-type="string">
            <text:p><text:s/>$84.74_{\pm 4.23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2.86_{\pm 6.50}$ " calcext:value-type="string">
            <text:p><text:s/>$82.86_{\pm 6.50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7.14_{\pm 5.25}$ " calcext:value-type="string">
            <text:p><text:s/>$87.14_{\pm 5.25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4.74_{\pm 4.23}$ " calcext:value-type="string">
            <text:p><text:s/>$84.74_{\pm 4.2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0.7142857142857" calcext:value-type="float">
            <text:p>40.71</text:p>
          </table:table-cell>
          <table:table-cell table:style-name="ce25" office:value-type="float" office:value="35.3237376265493" calcext:value-type="float">
            <text:p>35.32</text:p>
          </table:table-cell>
          <table:table-cell table:style-name="ce19" office:value-type="float" office:value="46.6666666666667" calcext:value-type="float">
            <text:p>46.67</text:p>
          </table:table-cell>
          <table:table-cell table:style-name="ce25" office:value-type="float" office:value="40.6885187191123" calcext:value-type="float">
            <text:p>40.69</text:p>
          </table:table-cell>
          <table:table-cell table:style-name="ce19" office:value-type="float" office:value="39" calcext:value-type="float">
            <text:p>39.00</text:p>
          </table:table-cell>
          <table:table-cell table:style-name="ce25" office:value-type="float" office:value="36.5163585868641" calcext:value-type="float">
            <text:p>36.52</text:p>
          </table:table-cell>
          <table:table-cell table:style-name="ce19" office:value-type="float" office:value="40.7142857142857" calcext:value-type="float">
            <text:p>40.71</text:p>
          </table:table-cell>
          <table:table-cell table:style-name="ce34" office:value-type="float" office:value="35.3237376265493" calcext:value-type="float">
            <text:p>35.32</text:p>
          </table:table-cell>
          <table:table-cell table:style-name="ce34"/>
          <table:table-cell table:style-name="ce25" office:value-type="float" office:value="44.0476190476191" calcext:value-type="float">
            <text:p>44.05</text:p>
          </table:table-cell>
          <table:table-cell table:style-name="ce34" office:value-type="float" office:value="38.9972090402015" calcext:value-type="float">
            <text:p>39.00</text:p>
          </table:table-cell>
          <table:table-cell table:style-name="ce25" office:value-type="float" office:value="50" calcext:value-type="float">
            <text:p>50.00</text:p>
          </table:table-cell>
          <table:table-cell table:style-name="ce34" office:value-type="float" office:value="43.4613493680177" calcext:value-type="float">
            <text:p>43.46</text:p>
          </table:table-cell>
          <table:table-cell table:style-name="ce25" office:value-type="float" office:value="42.3333333333333" calcext:value-type="float">
            <text:p>42.33</text:p>
          </table:table-cell>
          <table:table-cell table:style-name="ce34" office:value-type="float" office:value="40.2229895568304" calcext:value-type="float">
            <text:p>40.22</text:p>
          </table:table-cell>
          <table:table-cell table:style-name="ce19" office:value-type="float" office:value="44.0476190476191" calcext:value-type="float">
            <text:p>44.05</text:p>
          </table:table-cell>
          <table:table-cell table:style-name="ce34" office:value-type="float" office:value="38.9972090402015" calcext:value-type="float">
            <text:p>39.00</text:p>
          </table:table-cell>
          <table:table-cell table:style-name="ce25"/>
          <table:table-cell table:style-name="ce93" table:number-columns-repeated="2"/>
          <table:table-cell table:style-name="ce45" table:formula="of:=IF([.A46]&lt;&gt;&quot;&quot;; [.A46]; &quot;&quot;)" office:value-type="string" office:string-value="Set" calcext:value-type="string">
            <text:p>Set</text:p>
          </table:table-cell>
          <table:table-cell table:style-name="ce31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40.71_{\pm 35.32}$ " calcext:value-type="string">
            <text:p><text:s/>$40.71_{\pm 35.32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46.67_{\pm 40.69}$ " calcext:value-type="string">
            <text:p><text:s/>$46.67_{\pm 40.69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39.00_{\pm 36.52}$ " calcext:value-type="string">
            <text:p><text:s/>$39.00_{\pm 36.52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40.71_{\pm 35.32}$ " calcext:value-type="string">
            <text:p><text:s/>$40.71_{\pm 35.32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44.05_{\pm 39.00}$ " calcext:value-type="string">
            <text:p><text:s/>$44.05_{\pm 39.00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50.00_{\pm 43.46}$ " calcext:value-type="string">
            <text:p><text:s/>$50.00_{\pm 43.46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42.33_{\pm 40.22}$ " calcext:value-type="string">
            <text:p><text:s/>$42.33_{\pm 40.22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44.05_{\pm 39.00}$ " calcext:value-type="string">
            <text:p><text:s/>$44.05_{\pm 39.0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Tweets</text:p>
          </table:table-cell>
          <table:table-cell table:style-name="ce19" office:value-type="float" office:value="88.3504095621654" calcext:value-type="float">
            <text:p>88.35</text:p>
          </table:table-cell>
          <table:table-cell table:style-name="ce25" office:value-type="float" office:value="3.1244707105561" calcext:value-type="float">
            <text:p>3.12</text:p>
          </table:table-cell>
          <table:table-cell table:style-name="ce19" office:value-type="float" office:value="87.3662400955558" calcext:value-type="float">
            <text:p>87.37</text:p>
          </table:table-cell>
          <table:table-cell table:style-name="ce25" office:value-type="float" office:value="3.59555817126055" calcext:value-type="float">
            <text:p>3.60</text:p>
          </table:table-cell>
          <table:table-cell table:style-name="ce19" office:value-type="float" office:value="89.3955816587178" calcext:value-type="float">
            <text:p>89.40</text:p>
          </table:table-cell>
          <table:table-cell table:style-name="ce25" office:value-type="float" office:value="3.15408335145938" calcext:value-type="float">
            <text:p>3.15</text:p>
          </table:table-cell>
          <table:table-cell table:style-name="ce19" office:value-type="float" office:value="85.3739024339443" calcext:value-type="float">
            <text:p>85.37</text:p>
          </table:table-cell>
          <table:table-cell table:style-name="ce34" office:value-type="float" office:value="3.42984266793344" calcext:value-type="float">
            <text:p>3.43</text:p>
          </table:table-cell>
          <table:table-cell table:style-name="ce34"/>
          <table:table-cell table:style-name="ce25" office:value-type="float" office:value="93.9413978123898" calcext:value-type="float">
            <text:p>93.94</text:p>
          </table:table-cell>
          <table:table-cell table:style-name="ce34" office:value-type="float" office:value="1.96469578420727" calcext:value-type="float">
            <text:p>1.96</text:p>
          </table:table-cell>
          <table:table-cell table:style-name="ce25" office:value-type="float" office:value="92.8948337081036" calcext:value-type="float">
            <text:p>92.89</text:p>
          </table:table-cell>
          <table:table-cell table:style-name="ce34" office:value-type="float" office:value="2.73514977735983" calcext:value-type="float">
            <text:p>2.74</text:p>
          </table:table-cell>
          <table:table-cell table:style-name="ce25" office:value-type="float" office:value="95.052542762371" calcext:value-type="float">
            <text:p>95.05</text:p>
          </table:table-cell>
          <table:table-cell table:style-name="ce34" office:value-type="float" office:value="1.97890947809459" calcext:value-type="float">
            <text:p>1.98</text:p>
          </table:table-cell>
          <table:table-cell table:style-name="ce19" office:value-type="float" office:value="89.8979117092414" calcext:value-type="float">
            <text:p>89.90</text:p>
          </table:table-cell>
          <table:table-cell table:style-name="ce34" office:value-type="float" office:value="3.52228853067635" calcext:value-type="float">
            <text:p>3.52</text:p>
          </table:table-cell>
          <table:table-cell table:style-name="ce25" table:number-columns-repeated="2"/>
          <table:table-cell table:style-name="ce31"/>
          <table:table-cell table:style-name="ce44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88.35_{\pm 3.12}$ " calcext:value-type="string">
            <text:p><text:s/>$88.35_{\pm 3.12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7.37_{\pm 3.60}$ " calcext:value-type="string">
            <text:p><text:s/>$87.37_{\pm 3.60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89.40_{\pm 3.15}$ " calcext:value-type="string">
            <text:p><text:s/>$89.40_{\pm 3.15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5.37_{\pm 3.43}$ " calcext:value-type="string">
            <text:p><text:s/>$85.37_{\pm 3.43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3.94_{\pm 1.96}$ " calcext:value-type="string">
            <text:p><text:s/>$93.94_{\pm 1.96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2.89_{\pm 2.74}$ " calcext:value-type="string">
            <text:p><text:s/>$92.89_{\pm 2.74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5.05_{\pm 1.98}$ " calcext:value-type="string">
            <text:p><text:s/>$95.05_{\pm 1.98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89.90_{\pm 3.52}$ " calcext:value-type="string">
            <text:p><text:s/>$89.90_{\pm 3.5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9.0393238188796" calcext:value-type="float">
            <text:p>89.04</text:p>
          </table:table-cell>
          <table:table-cell table:style-name="ce25" office:value-type="float" office:value="3.5580688782785" calcext:value-type="float">
            <text:p>3.56</text:p>
          </table:table-cell>
          <table:table-cell table:style-name="ce19" office:value-type="float" office:value="88.238782417909" calcext:value-type="float">
            <text:p>88.24</text:p>
          </table:table-cell>
          <table:table-cell table:style-name="ce25" office:value-type="float" office:value="3.95599762111406" calcext:value-type="float">
            <text:p>3.96</text:p>
          </table:table-cell>
          <table:table-cell table:style-name="ce19" office:value-type="float" office:value="89.9344049972638" calcext:value-type="float">
            <text:p>89.93</text:p>
          </table:table-cell>
          <table:table-cell table:style-name="ce25" office:value-type="float" office:value="3.9987277529744" calcext:value-type="float">
            <text:p>4.00</text:p>
          </table:table-cell>
          <table:table-cell table:style-name="ce19" office:value-type="float" office:value="89.0393238188796" calcext:value-type="float">
            <text:p>89.04</text:p>
          </table:table-cell>
          <table:table-cell table:style-name="ce34" office:value-type="float" office:value="3.5580688782785" calcext:value-type="float">
            <text:p>3.56</text:p>
          </table:table-cell>
          <table:table-cell table:style-name="ce34"/>
          <table:table-cell table:style-name="ce25" office:value-type="float" office:value="91.8435130314688" calcext:value-type="float">
            <text:p>91.84</text:p>
          </table:table-cell>
          <table:table-cell table:style-name="ce34" office:value-type="float" office:value="3.03495255989571" calcext:value-type="float">
            <text:p>3.03</text:p>
          </table:table-cell>
          <table:table-cell table:style-name="ce25" office:value-type="float" office:value="91.0352348414823" calcext:value-type="float">
            <text:p>91.04</text:p>
          </table:table-cell>
          <table:table-cell table:style-name="ce34" office:value-type="float" office:value="3.93238334247936" calcext:value-type="float">
            <text:p>3.93</text:p>
          </table:table-cell>
          <table:table-cell table:style-name="ce25" office:value-type="float" office:value="92.7498884817875" calcext:value-type="float">
            <text:p>92.75</text:p>
          </table:table-cell>
          <table:table-cell table:style-name="ce34" office:value-type="float" office:value="3.1523270226674" calcext:value-type="float">
            <text:p>3.15</text:p>
          </table:table-cell>
          <table:table-cell table:style-name="ce19" office:value-type="float" office:value="91.8435130314688" calcext:value-type="float">
            <text:p>91.84</text:p>
          </table:table-cell>
          <table:table-cell table:style-name="ce34" office:value-type="float" office:value="3.03495255989571" calcext:value-type="float">
            <text:p>3.03</text:p>
          </table:table-cell>
          <table:table-cell table:style-name="ce25" table:number-columns-repeated="2"/>
          <table:table-cell table:style-name="ce31"/>
          <table:table-cell table:style-name="ce46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89.04_{\pm 3.56}$ " calcext:value-type="string">
            <text:p><text:s/>$89.04_{\pm 3.56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8.24_{\pm 3.96}$ " calcext:value-type="string">
            <text:p><text:s/>$88.24_{\pm 3.96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89.93_{\pm 4.00}$ " calcext:value-type="string">
            <text:p><text:s/>$89.93_{\pm 4.00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89.04_{\pm 3.56}$ " calcext:value-type="string">
            <text:p><text:s/>$89.04_{\pm 3.56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1.84_{\pm 3.03}$ " calcext:value-type="string">
            <text:p><text:s/>$91.84_{\pm 3.03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1.04_{\pm 3.93}$ " calcext:value-type="string">
            <text:p><text:s/>$91.04_{\pm 3.93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2.75_{\pm 3.15}$ " calcext:value-type="string">
            <text:p><text:s/>$92.75_{\pm 3.15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1.84_{\pm 3.03}$ " calcext:value-type="string">
            <text:p><text:s/>$91.84_{\pm 3.0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2.8877298205235" calcext:value-type="float">
            <text:p>82.89</text:p>
          </table:table-cell>
          <table:table-cell table:style-name="ce25" office:value-type="float" office:value="9.14657712743644" calcext:value-type="float">
            <text:p>9.15</text:p>
          </table:table-cell>
          <table:table-cell table:style-name="ce19" office:value-type="float" office:value="83.6901584136239" calcext:value-type="float">
            <text:p>83.69</text:p>
          </table:table-cell>
          <table:table-cell table:style-name="ce25" office:value-type="float" office:value="9.41538278636067" calcext:value-type="float">
            <text:p>9.42</text:p>
          </table:table-cell>
          <table:table-cell table:style-name="ce19" office:value-type="float" office:value="82.8894767513188" calcext:value-type="float">
            <text:p>82.89</text:p>
          </table:table-cell>
          <table:table-cell table:style-name="ce25" office:value-type="float" office:value="11.4780082062621" calcext:value-type="float">
            <text:p>11.48</text:p>
          </table:table-cell>
          <table:table-cell table:style-name="ce19" office:value-type="float" office:value="82.8877298205235" calcext:value-type="float">
            <text:p>82.89</text:p>
          </table:table-cell>
          <table:table-cell table:style-name="ce34" office:value-type="float" office:value="9.14657712743644" calcext:value-type="float">
            <text:p>9.15</text:p>
          </table:table-cell>
          <table:table-cell table:style-name="ce34"/>
          <table:table-cell table:style-name="ce25" office:value-type="float" office:value="91.3103326803635" calcext:value-type="float">
            <text:p>91.31</text:p>
          </table:table-cell>
          <table:table-cell table:style-name="ce34" office:value-type="float" office:value="3.19091249283316" calcext:value-type="float">
            <text:p>3.19</text:p>
          </table:table-cell>
          <table:table-cell table:style-name="ce25" office:value-type="float" office:value="92.3528283310892" calcext:value-type="float">
            <text:p>92.35</text:p>
          </table:table-cell>
          <table:table-cell table:style-name="ce34" office:value-type="float" office:value="5.88348077319344" calcext:value-type="float">
            <text:p>5.88</text:p>
          </table:table-cell>
          <table:table-cell table:style-name="ce25" office:value-type="float" office:value="91.2156177156177" calcext:value-type="float">
            <text:p>91.22</text:p>
          </table:table-cell>
          <table:table-cell table:style-name="ce34" office:value-type="float" office:value="8.11742034647241" calcext:value-type="float">
            <text:p>8.12</text:p>
          </table:table-cell>
          <table:table-cell table:style-name="ce19" office:value-type="float" office:value="91.3103326803635" calcext:value-type="float">
            <text:p>91.31</text:p>
          </table:table-cell>
          <table:table-cell table:style-name="ce34" office:value-type="float" office:value="3.19091249283316" calcext:value-type="float">
            <text:p>3.19</text:p>
          </table:table-cell>
          <table:table-cell table:style-name="ce25" table:number-columns-repeated="2"/>
          <table:table-cell table:style-name="ce31"/>
          <table:table-cell table:style-name="ce46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82.89_{\pm 9.15}$ " calcext:value-type="string">
            <text:p><text:s/>$82.89_{\pm 9.15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83.69_{\pm 9.42}$ " calcext:value-type="string">
            <text:p><text:s/>$83.69_{\pm 9.42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2.89_{\pm 11.48}$ " calcext:value-type="string">
            <text:p><text:s/>$82.89_{\pm 11.48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82.89_{\pm 9.15}$ " calcext:value-type="string">
            <text:p><text:s/>$82.89_{\pm 9.15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91.31_{\pm 3.19}$ " calcext:value-type="string">
            <text:p><text:s/>$91.31_{\pm 3.19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92.35_{\pm 5.88}$ " calcext:value-type="string">
            <text:p><text:s/>$92.35_{\pm 5.88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1.22_{\pm 8.12}$ " calcext:value-type="string">
            <text:p><text:s/>$91.22_{\pm 8.12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91.31_{\pm 3.19}$ " calcext:value-type="string">
            <text:p><text:s/>$91.31_{\pm 3.1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7.8920770022046" calcext:value-type="float">
            <text:p>77.89</text:p>
          </table:table-cell>
          <table:table-cell table:style-name="ce25" office:value-type="float" office:value="7.49199245009342" calcext:value-type="float">
            <text:p>7.49</text:p>
          </table:table-cell>
          <table:table-cell table:style-name="ce19" office:value-type="float" office:value="74.9045494170208" calcext:value-type="float">
            <text:p>74.90</text:p>
          </table:table-cell>
          <table:table-cell table:style-name="ce25" office:value-type="float" office:value="9.05825484137814" calcext:value-type="float">
            <text:p>9.06</text:p>
          </table:table-cell>
          <table:table-cell table:style-name="ce19" office:value-type="float" office:value="81.5965543071816" calcext:value-type="float">
            <text:p>81.60</text:p>
          </table:table-cell>
          <table:table-cell table:style-name="ce25" office:value-type="float" office:value="7.55239600326627" calcext:value-type="float">
            <text:p>7.55</text:p>
          </table:table-cell>
          <table:table-cell table:style-name="ce19" office:value-type="float" office:value="77.8920770022046" calcext:value-type="float">
            <text:p>77.89</text:p>
          </table:table-cell>
          <table:table-cell table:style-name="ce34" office:value-type="float" office:value="7.49199245009342" calcext:value-type="float">
            <text:p>7.49</text:p>
          </table:table-cell>
          <table:table-cell table:style-name="ce34"/>
          <table:table-cell table:style-name="ce25" office:value-type="float" office:value="85.6917422706556" calcext:value-type="float">
            <text:p>85.69</text:p>
          </table:table-cell>
          <table:table-cell table:style-name="ce34" office:value-type="float" office:value="7.37457351625129" calcext:value-type="float">
            <text:p>7.37</text:p>
          </table:table-cell>
          <table:table-cell table:style-name="ce25" office:value-type="float" office:value="82.4361447096001" calcext:value-type="float">
            <text:p>82.44</text:p>
          </table:table-cell>
          <table:table-cell table:style-name="ce34" office:value-type="float" office:value="9.48542266003188" calcext:value-type="float">
            <text:p>9.49</text:p>
          </table:table-cell>
          <table:table-cell table:style-name="ce25" office:value-type="float" office:value="89.718670149566" calcext:value-type="float">
            <text:p>89.72</text:p>
          </table:table-cell>
          <table:table-cell table:style-name="ce34" office:value-type="float" office:value="6.81271540100712" calcext:value-type="float">
            <text:p>6.81</text:p>
          </table:table-cell>
          <table:table-cell table:style-name="ce19" office:value-type="float" office:value="85.6917422706556" calcext:value-type="float">
            <text:p>85.69</text:p>
          </table:table-cell>
          <table:table-cell table:style-name="ce34" office:value-type="float" office:value="7.37457351625129" calcext:value-type="float">
            <text:p>7.37</text:p>
          </table:table-cell>
          <table:table-cell table:style-name="ce25" table:number-columns-repeated="2"/>
          <table:table-cell table:style-name="ce31"/>
          <table:table-cell table:style-name="ce46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77.89_{\pm 7.49}$ " calcext:value-type="string">
            <text:p><text:s/>$77.89_{\pm 7.49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74.90_{\pm 9.06}$ " calcext:value-type="string">
            <text:p><text:s/>$74.90_{\pm 9.06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1.60_{\pm 7.55}$ " calcext:value-type="string">
            <text:p><text:s/>$81.60_{\pm 7.55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77.89_{\pm 7.49}$ " calcext:value-type="string">
            <text:p><text:s/>$77.89_{\pm 7.49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5.69_{\pm 7.37}$ " calcext:value-type="string">
            <text:p><text:s/>$85.69_{\pm 7.37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2.44_{\pm 9.49}$ " calcext:value-type="string">
            <text:p><text:s/>$82.44_{\pm 9.49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89.72_{\pm 6.81}$ " calcext:value-type="string">
            <text:p><text:s/>$89.72_{\pm 6.81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5.69_{\pm 7.37}$ " calcext:value-type="string">
            <text:p><text:s/>$85.69_{\pm 7.3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2.6984126984127" calcext:value-type="float">
            <text:p>52.70</text:p>
          </table:table-cell>
          <table:table-cell table:style-name="ce25" office:value-type="float" office:value="34.6434162394201" calcext:value-type="float">
            <text:p>34.64</text:p>
          </table:table-cell>
          <table:table-cell table:style-name="ce19" office:value-type="float" office:value="60.1666666666667" calcext:value-type="float">
            <text:p>60.17</text:p>
          </table:table-cell>
          <table:table-cell table:style-name="ce25" office:value-type="float" office:value="34.9638702408961" calcext:value-type="float">
            <text:p>34.96</text:p>
          </table:table-cell>
          <table:table-cell table:style-name="ce19" office:value-type="float" office:value="53.1111111111111" calcext:value-type="float">
            <text:p>53.11</text:p>
          </table:table-cell>
          <table:table-cell table:style-name="ce25" office:value-type="float" office:value="40.2064118711874" calcext:value-type="float">
            <text:p>40.21</text:p>
          </table:table-cell>
          <table:table-cell table:style-name="ce19" office:value-type="float" office:value="52.6984126984127" calcext:value-type="float">
            <text:p>52.70</text:p>
          </table:table-cell>
          <table:table-cell table:style-name="ce34" office:value-type="float" office:value="34.6434162394201" calcext:value-type="float">
            <text:p>34.64</text:p>
          </table:table-cell>
          <table:table-cell table:style-name="ce34"/>
          <table:table-cell table:style-name="ce25" office:value-type="float" office:value="54.3650793650794" calcext:value-type="float">
            <text:p>54.37</text:p>
          </table:table-cell>
          <table:table-cell table:style-name="ce34" office:value-type="float" office:value="33.2424497988926" calcext:value-type="float">
            <text:p>33.24</text:p>
          </table:table-cell>
          <table:table-cell table:style-name="ce25" office:value-type="float" office:value="63.5" calcext:value-type="float">
            <text:p>63.50</text:p>
          </table:table-cell>
          <table:table-cell table:style-name="ce34" office:value-type="float" office:value="33.8169089854962" calcext:value-type="float">
            <text:p>33.82</text:p>
          </table:table-cell>
          <table:table-cell table:style-name="ce25" office:value-type="float" office:value="54.2222222222222" calcext:value-type="float">
            <text:p>54.22</text:p>
          </table:table-cell>
          <table:table-cell table:style-name="ce34" office:value-type="float" office:value="39.170567181665" calcext:value-type="float">
            <text:p>39.17</text:p>
          </table:table-cell>
          <table:table-cell table:style-name="ce19" office:value-type="float" office:value="54.3650793650794" calcext:value-type="float">
            <text:p>54.37</text:p>
          </table:table-cell>
          <table:table-cell table:style-name="ce34" office:value-type="float" office:value="33.2424497988926" calcext:value-type="float">
            <text:p>33.24</text:p>
          </table:table-cell>
          <table:table-cell table:style-name="ce25"/>
          <table:table-cell table:style-name="ce93" table:number-columns-repeated="2"/>
          <table:table-cell table:style-name="ce45" table:formula="of:=IF([.A52]&lt;&gt;&quot;&quot;; [.A52]; &quot;&quot;)" office:value-type="string" office:string-value="Set" calcext:value-type="string">
            <text:p>Set</text:p>
          </table:table-cell>
          <table:table-cell table:style-name="ce31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52.70_{\pm 34.64}$ " calcext:value-type="string">
            <text:p><text:s/>$52.70_{\pm 34.64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60.17_{\pm 34.96}$ " calcext:value-type="string">
            <text:p><text:s/>$60.17_{\pm 34.96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53.11_{\pm 40.21}$ " calcext:value-type="string">
            <text:p><text:s/>$53.11_{\pm 40.21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52.70_{\pm 34.64}$ " calcext:value-type="string">
            <text:p><text:s/>$52.70_{\pm 34.64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54.37_{\pm 33.24}$ " calcext:value-type="string">
            <text:p><text:s/>$54.37_{\pm 33.24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63.50_{\pm 33.82}$ " calcext:value-type="string">
            <text:p><text:s/>$63.50_{\pm 33.82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54.22_{\pm 39.17}$ " calcext:value-type="string">
            <text:p><text:s/>$54.22_{\pm 39.17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54.37_{\pm 33.24}$ " calcext:value-type="string">
            <text:p><text:s/>$54.37_{\pm 33.2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TempEval)</text:p>
          </table:table-cell>
          <table:table-cell table:style-name="ce19" office:value-type="float" office:value="94.3598415119477" calcext:value-type="float">
            <text:p>94.36</text:p>
          </table:table-cell>
          <table:table-cell table:style-name="ce25" office:value-type="float" office:value="1.0428325947529" calcext:value-type="float">
            <text:p>1.04</text:p>
          </table:table-cell>
          <table:table-cell table:style-name="ce19" office:value-type="float" office:value="93.5599412993296" calcext:value-type="float">
            <text:p>93.56</text:p>
          </table:table-cell>
          <table:table-cell table:style-name="ce25" office:value-type="float" office:value="1.27266279423126" calcext:value-type="float">
            <text:p>1.27</text:p>
          </table:table-cell>
          <table:table-cell table:style-name="ce19" office:value-type="float" office:value="95.1894604044847" calcext:value-type="float">
            <text:p>95.19</text:p>
          </table:table-cell>
          <table:table-cell table:style-name="ce34" office:value-type="float" office:value="1.42636241523983" calcext:value-type="float">
            <text:p>1.43</text:p>
          </table:table-cell>
          <table:table-cell table:style-name="ce25" office:value-type="float" office:value="92.243835201674" calcext:value-type="float">
            <text:p>92.24</text:p>
          </table:table-cell>
          <table:table-cell table:style-name="ce34" office:value-type="float" office:value="1.30873122758395" calcext:value-type="float">
            <text:p>1.31</text:p>
          </table:table-cell>
          <table:table-cell table:style-name="ce25"/>
          <table:table-cell table:style-name="ce19" office:value-type="float" office:value="97.3748960209662" calcext:value-type="float">
            <text:p>97.37</text:p>
          </table:table-cell>
          <table:table-cell table:style-name="ce25" office:value-type="float" office:value="0.417158783564864" calcext:value-type="float">
            <text:p>0.42</text:p>
          </table:table-cell>
          <table:table-cell table:style-name="ce19" office:value-type="float" office:value="96.550574749366" calcext:value-type="float">
            <text:p>96.55</text:p>
          </table:table-cell>
          <table:table-cell table:style-name="ce34" office:value-type="float" office:value="0.990134878801221" calcext:value-type="float">
            <text:p>0.99</text:p>
          </table:table-cell>
          <table:table-cell table:style-name="ce25" office:value-type="float" office:value="98.2298099538708" calcext:value-type="float">
            <text:p>98.23</text:p>
          </table:table-cell>
          <table:table-cell table:style-name="ce34" office:value-type="float" office:value="0.957326678831517" calcext:value-type="float">
            <text:p>0.96</text:p>
          </table:table-cell>
          <table:table-cell table:style-name="ce19" office:value-type="float" office:value="94.8010960248754" calcext:value-type="float">
            <text:p>94.80</text:p>
          </table:table-cell>
          <table:table-cell table:style-name="ce34" office:value-type="float" office:value="0.757845257286831" calcext:value-type="float">
            <text:p>0.76</text:p>
          </table:table-cell>
          <table:table-cell table:style-name="ce25" table:number-columns-repeated="2"/>
          <table:table-cell table:style-name="ce31"/>
          <table:table-cell table:style-name="ce44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 office:value-type="string" office:string-value=" $94.36_{\pm 1.04}$ " calcext:value-type="string">
            <text:p><text:s/>$94.36_{\pm 1.04}$ </text:p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 office:value-type="string" office:string-value=" $93.56_{\pm 1.27}$ " calcext:value-type="string">
            <text:p><text:s/>$93.56_{\pm 1.27}$ </text:p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 office:value-type="string" office:string-value=" $95.19_{\pm 1.43}$ " calcext:value-type="string">
            <text:p><text:s/>$95.19_{\pm 1.43}$ </text:p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 office:value-type="string" office:string-value=" $92.24_{\pm 1.31}$ " calcext:value-type="string">
            <text:p><text:s/>$92.24_{\pm 1.31}$ </text:p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 office:value-type="string" office:string-value=" $97.37_{\pm 0.42}$ " calcext:value-type="string">
            <text:p><text:s/>$97.37_{\pm 0.42}$ </text:p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 office:value-type="string" office:string-value=" $96.55_{\pm 0.99}$ " calcext:value-type="string">
            <text:p><text:s/>$96.55_{\pm 0.99}$ </text:p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 office:value-type="string" office:string-value=" $98.23_{\pm 0.96}$ " calcext:value-type="string">
            <text:p><text:s/>$98.23_{\pm 0.96}$ </text:p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 office:value-type="string" office:string-value=" $94.80_{\pm 0.76}$ " calcext:value-type="string">
            <text:p><text:s/>$94.80_{\pm 0.7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4893191350472" calcext:value-type="float">
            <text:p>94.49</text:p>
          </table:table-cell>
          <table:table-cell table:style-name="ce25" office:value-type="float" office:value="1.05047601903513" calcext:value-type="float">
            <text:p>1.05</text:p>
          </table:table-cell>
          <table:table-cell table:style-name="ce19" office:value-type="float" office:value="93.7996666080895" calcext:value-type="float">
            <text:p>93.80</text:p>
          </table:table-cell>
          <table:table-cell table:style-name="ce25" office:value-type="float" office:value="1.42125478158667" calcext:value-type="float">
            <text:p>1.42</text:p>
          </table:table-cell>
          <table:table-cell table:style-name="ce19" office:value-type="float" office:value="95.2107117922649" calcext:value-type="float">
            <text:p>95.21</text:p>
          </table:table-cell>
          <table:table-cell table:style-name="ce34" office:value-type="float" office:value="1.47082545848182" calcext:value-type="float">
            <text:p>1.47</text:p>
          </table:table-cell>
          <table:table-cell table:style-name="ce25" office:value-type="float" office:value="94.4893191350472" calcext:value-type="float">
            <text:p>94.49</text:p>
          </table:table-cell>
          <table:table-cell table:style-name="ce34" office:value-type="float" office:value="1.05047601903513" calcext:value-type="float">
            <text:p>1.05</text:p>
          </table:table-cell>
          <table:table-cell table:style-name="ce25"/>
          <table:table-cell table:style-name="ce19" office:value-type="float" office:value="96.2012232210595" calcext:value-type="float">
            <text:p>96.20</text:p>
          </table:table-cell>
          <table:table-cell table:style-name="ce25" office:value-type="float" office:value="0.629150788322004" calcext:value-type="float">
            <text:p>0.63</text:p>
          </table:table-cell>
          <table:table-cell table:style-name="ce19" office:value-type="float" office:value="95.4985976668658" calcext:value-type="float">
            <text:p>95.50</text:p>
          </table:table-cell>
          <table:table-cell table:style-name="ce34" office:value-type="float" office:value="1.13000912874353" calcext:value-type="float">
            <text:p>1.13</text:p>
          </table:table-cell>
          <table:table-cell table:style-name="ce25" office:value-type="float" office:value="96.9362801788168" calcext:value-type="float">
            <text:p>96.94</text:p>
          </table:table-cell>
          <table:table-cell table:style-name="ce34" office:value-type="float" office:value="1.26724636416187" calcext:value-type="float">
            <text:p>1.27</text:p>
          </table:table-cell>
          <table:table-cell table:style-name="ce19" office:value-type="float" office:value="96.2012232210595" calcext:value-type="float">
            <text:p>96.20</text:p>
          </table:table-cell>
          <table:table-cell table:style-name="ce34" office:value-type="float" office:value="0.629150788322004" calcext:value-type="float">
            <text:p>0.63</text:p>
          </table:table-cell>
          <table:table-cell table:style-name="ce25" table:number-columns-repeated="2"/>
          <table:table-cell table:style-name="ce31"/>
          <table:table-cell table:style-name="ce46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 office:value-type="string" office:string-value=" $94.49_{\pm 1.05}$ " calcext:value-type="string">
            <text:p><text:s/>$94.49_{\pm 1.05}$ </text:p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 office:value-type="string" office:string-value=" $93.80_{\pm 1.42}$ " calcext:value-type="string">
            <text:p><text:s/>$93.80_{\pm 1.42}$ </text:p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 office:value-type="string" office:string-value=" $95.21_{\pm 1.47}$ " calcext:value-type="string">
            <text:p><text:s/>$95.21_{\pm 1.47}$ </text:p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 office:value-type="string" office:string-value=" $94.49_{\pm 1.05}$ " calcext:value-type="string">
            <text:p><text:s/>$94.49_{\pm 1.05}$ </text:p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 office:value-type="string" office:string-value=" $96.20_{\pm 0.63}$ " calcext:value-type="string">
            <text:p><text:s/>$96.20_{\pm 0.63}$ </text:p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 office:value-type="string" office:string-value=" $95.50_{\pm 1.13}$ " calcext:value-type="string">
            <text:p><text:s/>$95.50_{\pm 1.13}$ </text:p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 office:value-type="string" office:string-value=" $96.94_{\pm 1.27}$ " calcext:value-type="string">
            <text:p><text:s/>$96.94_{\pm 1.27}$ </text:p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 office:value-type="string" office:string-value=" $96.20_{\pm 0.63}$ " calcext:value-type="string">
            <text:p><text:s/>$96.20_{\pm 0.6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4.5576645576646" calcext:value-type="float">
            <text:p>74.56</text:p>
          </table:table-cell>
          <table:table-cell table:style-name="ce25" office:value-type="float" office:value="12.6787730502329" calcext:value-type="float">
            <text:p>12.68</text:p>
          </table:table-cell>
          <table:table-cell table:style-name="ce19" office:value-type="float" office:value="77.959706959707" calcext:value-type="float">
            <text:p>77.96</text:p>
          </table:table-cell>
          <table:table-cell table:style-name="ce25" office:value-type="float" office:value="20.3913202444431" calcext:value-type="float">
            <text:p>20.39</text:p>
          </table:table-cell>
          <table:table-cell table:style-name="ce19" office:value-type="float" office:value="74.7460317460318" calcext:value-type="float">
            <text:p>74.75</text:p>
          </table:table-cell>
          <table:table-cell table:style-name="ce34" office:value-type="float" office:value="13.050768650094" calcext:value-type="float">
            <text:p>13.05</text:p>
          </table:table-cell>
          <table:table-cell table:style-name="ce25" office:value-type="float" office:value="74.5576645576646" calcext:value-type="float">
            <text:p>74.56</text:p>
          </table:table-cell>
          <table:table-cell table:style-name="ce34" office:value-type="float" office:value="12.6787730502329" calcext:value-type="float">
            <text:p>12.68</text:p>
          </table:table-cell>
          <table:table-cell table:style-name="ce25"/>
          <table:table-cell table:style-name="ce19" office:value-type="float" office:value="79.5448995448996" calcext:value-type="float">
            <text:p>79.54</text:p>
          </table:table-cell>
          <table:table-cell table:style-name="ce25" office:value-type="float" office:value="11.1436922738934" calcext:value-type="float">
            <text:p>11.14</text:p>
          </table:table-cell>
          <table:table-cell table:style-name="ce19" office:value-type="float" office:value="82.5860805860806" calcext:value-type="float">
            <text:p>82.59</text:p>
          </table:table-cell>
          <table:table-cell table:style-name="ce34" office:value-type="float" office:value="17.6583160371162" calcext:value-type="float">
            <text:p>17.66</text:p>
          </table:table-cell>
          <table:table-cell table:style-name="ce25" office:value-type="float" office:value="80.202380952381" calcext:value-type="float">
            <text:p>80.20</text:p>
          </table:table-cell>
          <table:table-cell table:style-name="ce34" office:value-type="float" office:value="14.0578100644988" calcext:value-type="float">
            <text:p>14.06</text:p>
          </table:table-cell>
          <table:table-cell table:style-name="ce19" office:value-type="float" office:value="79.5448995448996" calcext:value-type="float">
            <text:p>79.54</text:p>
          </table:table-cell>
          <table:table-cell table:style-name="ce34" office:value-type="float" office:value="11.1436922738934" calcext:value-type="float">
            <text:p>11.14</text:p>
          </table:table-cell>
          <table:table-cell table:style-name="ce25" table:number-columns-repeated="2"/>
          <table:table-cell table:style-name="ce31"/>
          <table:table-cell table:style-name="ce46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 office:value-type="string" office:string-value=" $74.56_{\pm 12.68}$ " calcext:value-type="string">
            <text:p><text:s/>$74.56_{\pm 12.68}$ </text:p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 office:value-type="string" office:string-value=" $77.96_{\pm 20.39}$ " calcext:value-type="string">
            <text:p><text:s/>$77.96_{\pm 20.39}$ </text:p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 office:value-type="string" office:string-value=" $74.75_{\pm 13.05}$ " calcext:value-type="string">
            <text:p><text:s/>$74.75_{\pm 13.05}$ </text:p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 office:value-type="string" office:string-value=" $74.56_{\pm 12.68}$ " calcext:value-type="string">
            <text:p><text:s/>$74.56_{\pm 12.68}$ </text:p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 office:value-type="string" office:string-value=" $79.54_{\pm 11.14}$ " calcext:value-type="string">
            <text:p><text:s/>$79.54_{\pm 11.14}$ </text:p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 office:value-type="string" office:string-value=" $82.59_{\pm 17.66}$ " calcext:value-type="string">
            <text:p><text:s/>$82.59_{\pm 17.66}$ </text:p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 office:value-type="string" office:string-value=" $80.20_{\pm 14.06}$ " calcext:value-type="string">
            <text:p><text:s/>$80.20_{\pm 14.06}$ </text:p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 office:value-type="string" office:string-value=" $79.54_{\pm 11.14}$ " calcext:value-type="string">
            <text:p><text:s/>$79.54_{\pm 11.1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4.8437882724312" calcext:value-type="float">
            <text:p>84.84</text:p>
          </table:table-cell>
          <table:table-cell table:style-name="ce25" office:value-type="float" office:value="4.74803780894197" calcext:value-type="float">
            <text:p>4.75</text:p>
          </table:table-cell>
          <table:table-cell table:style-name="ce19" office:value-type="float" office:value="83.428268384708" calcext:value-type="float">
            <text:p>83.43</text:p>
          </table:table-cell>
          <table:table-cell table:style-name="ce25" office:value-type="float" office:value="6.34471196729176" calcext:value-type="float">
            <text:p>6.34</text:p>
          </table:table-cell>
          <table:table-cell table:style-name="ce19" office:value-type="float" office:value="86.6254352516906" calcext:value-type="float">
            <text:p>86.63</text:p>
          </table:table-cell>
          <table:table-cell table:style-name="ce34" office:value-type="float" office:value="5.63442849521037" calcext:value-type="float">
            <text:p>5.63</text:p>
          </table:table-cell>
          <table:table-cell table:style-name="ce25" office:value-type="float" office:value="84.8437882724312" calcext:value-type="float">
            <text:p>84.84</text:p>
          </table:table-cell>
          <table:table-cell table:style-name="ce34" office:value-type="float" office:value="4.74803780894197" calcext:value-type="float">
            <text:p>4.75</text:p>
          </table:table-cell>
          <table:table-cell table:style-name="ce25"/>
          <table:table-cell table:style-name="ce19" office:value-type="float" office:value="89.1748824539137" calcext:value-type="float">
            <text:p>89.17</text:p>
          </table:table-cell>
          <table:table-cell table:style-name="ce25" office:value-type="float" office:value="3.00946662595193" calcext:value-type="float">
            <text:p>3.01</text:p>
          </table:table-cell>
          <table:table-cell table:style-name="ce19" office:value-type="float" office:value="87.6493490627029" calcext:value-type="float">
            <text:p>87.65</text:p>
          </table:table-cell>
          <table:table-cell table:style-name="ce34" office:value-type="float" office:value="4.72394227577476" calcext:value-type="float">
            <text:p>4.72</text:p>
          </table:table-cell>
          <table:table-cell table:style-name="ce25" office:value-type="float" office:value="91.0827416150228" calcext:value-type="float">
            <text:p>91.08</text:p>
          </table:table-cell>
          <table:table-cell table:style-name="ce34" office:value-type="float" office:value="4.92970149542812" calcext:value-type="float">
            <text:p>4.93</text:p>
          </table:table-cell>
          <table:table-cell table:style-name="ce19" office:value-type="float" office:value="89.1748824539137" calcext:value-type="float">
            <text:p>89.17</text:p>
          </table:table-cell>
          <table:table-cell table:style-name="ce34" office:value-type="float" office:value="3.00946662595193" calcext:value-type="float">
            <text:p>3.01</text:p>
          </table:table-cell>
          <table:table-cell table:style-name="ce25" table:number-columns-repeated="2"/>
          <table:table-cell table:style-name="ce31"/>
          <table:table-cell table:style-name="ce46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 office:value-type="string" office:string-value=" $84.84_{\pm 4.75}$ " calcext:value-type="string">
            <text:p><text:s/>$84.84_{\pm 4.75}$ </text:p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 office:value-type="string" office:string-value=" $83.43_{\pm 6.34}$ " calcext:value-type="string">
            <text:p><text:s/>$83.43_{\pm 6.34}$ </text:p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 office:value-type="string" office:string-value=" $86.63_{\pm 5.63}$ " calcext:value-type="string">
            <text:p><text:s/>$86.63_{\pm 5.63}$ </text:p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 office:value-type="string" office:string-value=" $84.84_{\pm 4.75}$ " calcext:value-type="string">
            <text:p><text:s/>$84.84_{\pm 4.75}$ </text:p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 office:value-type="string" office:string-value=" $89.17_{\pm 3.01}$ " calcext:value-type="string">
            <text:p><text:s/>$89.17_{\pm 3.01}$ </text:p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 office:value-type="string" office:string-value=" $87.65_{\pm 4.72}$ " calcext:value-type="string">
            <text:p><text:s/>$87.65_{\pm 4.72}$ </text:p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 office:value-type="string" office:string-value=" $91.08_{\pm 4.93}$ " calcext:value-type="string">
            <text:p><text:s/>$91.08_{\pm 4.93}$ </text:p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 office:value-type="string" office:string-value=" $89.17_{\pm 3.01}$ " calcext:value-type="string">
            <text:p><text:s/>$89.17_{\pm 3.0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4.7399267399267" calcext:value-type="float">
            <text:p>64.74</text:p>
          </table:table-cell>
          <table:table-cell table:style-name="ce25" office:value-type="float" office:value="28.4856616340506" calcext:value-type="float">
            <text:p>28.49</text:p>
          </table:table-cell>
          <table:table-cell table:style-name="ce19" office:value-type="float" office:value="77.1428571428571" calcext:value-type="float">
            <text:p>77.14</text:p>
          </table:table-cell>
          <table:table-cell table:style-name="ce25" office:value-type="float" office:value="33.3877107484916" calcext:value-type="float">
            <text:p>33.39</text:p>
          </table:table-cell>
          <table:table-cell table:style-name="ce19" office:value-type="float" office:value="60.6666666666667" calcext:value-type="float">
            <text:p>60.67</text:p>
          </table:table-cell>
          <table:table-cell table:style-name="ce34" office:value-type="float" office:value="32.1731426987031" calcext:value-type="float">
            <text:p>32.17</text:p>
          </table:table-cell>
          <table:table-cell table:style-name="ce25" office:value-type="float" office:value="64.7399267399267" calcext:value-type="float">
            <text:p>64.74</text:p>
          </table:table-cell>
          <table:table-cell table:style-name="ce34" office:value-type="float" office:value="28.4856616340506" calcext:value-type="float">
            <text:p>28.49</text:p>
          </table:table-cell>
          <table:table-cell table:style-name="ce25"/>
          <table:table-cell table:style-name="ce19" office:value-type="float" office:value="72.0732600732601" calcext:value-type="float">
            <text:p>72.07</text:p>
          </table:table-cell>
          <table:table-cell table:style-name="ce25" office:value-type="float" office:value="17.3628784700652" calcext:value-type="float">
            <text:p>17.36</text:p>
          </table:table-cell>
          <table:table-cell table:style-name="ce19" office:value-type="float" office:value="83.8095238095238" calcext:value-type="float">
            <text:p>83.81</text:p>
          </table:table-cell>
          <table:table-cell table:style-name="ce34" office:value-type="float" office:value="22.0492131481719" calcext:value-type="float">
            <text:p>22.05</text:p>
          </table:table-cell>
          <table:table-cell table:style-name="ce25" office:value-type="float" office:value="69" calcext:value-type="float">
            <text:p>69.00</text:p>
          </table:table-cell>
          <table:table-cell table:style-name="ce34" office:value-type="float" office:value="23.1924317157319" calcext:value-type="float">
            <text:p>23.19</text:p>
          </table:table-cell>
          <table:table-cell table:style-name="ce19" office:value-type="float" office:value="72.0732600732601" calcext:value-type="float">
            <text:p>72.07</text:p>
          </table:table-cell>
          <table:table-cell table:style-name="ce34" office:value-type="float" office:value="17.3628784700652" calcext:value-type="float">
            <text:p>17.36</text:p>
          </table:table-cell>
          <table:table-cell table:style-name="ce25"/>
          <table:table-cell table:style-name="ce93" table:number-columns-repeated="2"/>
          <table:table-cell table:style-name="ce45" table:formula="of:=IF([.A58]&lt;&gt;&quot;&quot;; [.A58]; &quot;&quot;)" office:value-type="string" office:string-value="Set" calcext:value-type="string">
            <text:p>Set</text:p>
          </table:table-cell>
          <table:table-cell table:style-name="ce31" table:formula="of:=IF(AND([.B58]&lt;&gt;&quot;&quot;; [.C58]&lt;&gt;&quot;&quot;); &quot; $&quot; &amp; TEXT([.B58]; &quot;0.00&quot;) &amp; &quot;_{\pm &quot; &amp; TEXT([.C58]; &quot;0.00&quot;) &amp; &quot;}$ &quot;; &quot;&quot;)" office:value-type="string" office:string-value=" $64.74_{\pm 28.49}$ " calcext:value-type="string">
            <text:p><text:s/>$64.74_{\pm 28.49}$ </text:p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 office:value-type="string" office:string-value=" $77.14_{\pm 33.39}$ " calcext:value-type="string">
            <text:p><text:s/>$77.14_{\pm 33.39}$ </text:p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 office:value-type="string" office:string-value=" $60.67_{\pm 32.17}$ " calcext:value-type="string">
            <text:p><text:s/>$60.67_{\pm 32.17}$ </text:p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 office:value-type="string" office:string-value=" $64.74_{\pm 28.49}$ " calcext:value-type="string">
            <text:p><text:s/>$64.74_{\pm 28.49}$ </text:p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 office:value-type="string" office:string-value=" $72.07_{\pm 17.36}$ " calcext:value-type="string">
            <text:p><text:s/>$72.07_{\pm 17.36}$ </text:p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 office:value-type="string" office:string-value=" $83.81_{\pm 22.05}$ " calcext:value-type="string">
            <text:p><text:s/>$83.81_{\pm 22.05}$ </text:p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 office:value-type="string" office:string-value=" $69.00_{\pm 23.19}$ " calcext:value-type="string">
            <text:p><text:s/>$69.00_{\pm 23.19}$ </text:p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 office:value-type="string" office:string-value=" $72.07_{\pm 17.36}$ " calcext:value-type="string">
            <text:p><text:s/>$72.07_{\pm 17.3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TimeBank)</text:p>
          </table:table-cell>
          <table:table-cell table:style-name="ce19" office:value-type="float" office:value="96.9499690843868" calcext:value-type="float">
            <text:p>96.95</text:p>
          </table:table-cell>
          <table:table-cell table:style-name="ce25" office:value-type="float" office:value="1.63563597435236" calcext:value-type="float">
            <text:p>1.64</text:p>
          </table:table-cell>
          <table:table-cell table:style-name="ce19" office:value-type="float" office:value="96.583881537249" calcext:value-type="float">
            <text:p>96.58</text:p>
          </table:table-cell>
          <table:table-cell table:style-name="ce25" office:value-type="float" office:value="1.71881967877457" calcext:value-type="float">
            <text:p>1.72</text:p>
          </table:table-cell>
          <table:table-cell table:style-name="ce19" office:value-type="float" office:value="97.3274701851803" calcext:value-type="float">
            <text:p>97.33</text:p>
          </table:table-cell>
          <table:table-cell table:style-name="ce34" office:value-type="float" office:value="1.79835480010223" calcext:value-type="float">
            <text:p>1.80</text:p>
          </table:table-cell>
          <table:table-cell table:style-name="ce25" office:value-type="float" office:value="95.2476575528461" calcext:value-type="float">
            <text:p>95.25</text:p>
          </table:table-cell>
          <table:table-cell table:style-name="ce34" office:value-type="float" office:value="2.03831811903171" calcext:value-type="float">
            <text:p>2.04</text:p>
          </table:table-cell>
          <table:table-cell table:style-name="ce25"/>
          <table:table-cell table:style-name="ce19" office:value-type="float" office:value="98.348270726519" calcext:value-type="float">
            <text:p>98.35</text:p>
          </table:table-cell>
          <table:table-cell table:style-name="ce25" office:value-type="float" office:value="0.684728773520376" calcext:value-type="float">
            <text:p>0.68</text:p>
          </table:table-cell>
          <table:table-cell table:style-name="ce19" office:value-type="float" office:value="97.977152687548" calcext:value-type="float">
            <text:p>97.98</text:p>
          </table:table-cell>
          <table:table-cell table:style-name="ce34" office:value-type="float" office:value="0.913618026574293" calcext:value-type="float">
            <text:p>0.91</text:p>
          </table:table-cell>
          <table:table-cell table:style-name="ce25" office:value-type="float" office:value="98.7309213000713" calcext:value-type="float">
            <text:p>98.73</text:p>
          </table:table-cell>
          <table:table-cell table:style-name="ce34" office:value-type="float" office:value="0.97292323266092" calcext:value-type="float">
            <text:p>0.97</text:p>
          </table:table-cell>
          <table:table-cell table:style-name="ce19" office:value-type="float" office:value="96.5599376896019" calcext:value-type="float">
            <text:p>96.56</text:p>
          </table:table-cell>
          <table:table-cell table:style-name="ce34" office:value-type="float" office:value="1.23254445366613" calcext:value-type="float">
            <text:p>1.23</text:p>
          </table:table-cell>
          <table:table-cell table:style-name="ce25" table:number-columns-repeated="2"/>
          <table:table-cell table:style-name="ce31"/>
          <table:table-cell table:style-name="ce44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 office:value-type="string" office:string-value=" $96.95_{\pm 1.64}$ " calcext:value-type="string">
            <text:p><text:s/>$96.95_{\pm 1.64}$ </text:p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 office:value-type="string" office:string-value=" $96.58_{\pm 1.72}$ " calcext:value-type="string">
            <text:p><text:s/>$96.58_{\pm 1.72}$ </text:p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 office:value-type="string" office:string-value=" $97.33_{\pm 1.80}$ " calcext:value-type="string">
            <text:p><text:s/>$97.33_{\pm 1.80}$ </text:p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 office:value-type="string" office:string-value=" $95.25_{\pm 2.04}$ " calcext:value-type="string">
            <text:p><text:s/>$95.25_{\pm 2.04}$ </text:p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 office:value-type="string" office:string-value=" $98.35_{\pm 0.68}$ " calcext:value-type="string">
            <text:p><text:s/>$98.35_{\pm 0.68}$ </text:p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 office:value-type="string" office:string-value=" $97.98_{\pm 0.91}$ " calcext:value-type="string">
            <text:p><text:s/>$97.98_{\pm 0.91}$ </text:p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 office:value-type="string" office:string-value=" $98.73_{\pm 0.97}$ " calcext:value-type="string">
            <text:p><text:s/>$98.73_{\pm 0.97}$ </text:p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 office:value-type="string" office:string-value=" $96.56_{\pm 1.23}$ " calcext:value-type="string">
            <text:p><text:s/>$96.56_{\pm 1.2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6.2917229162253" calcext:value-type="float">
            <text:p>96.29</text:p>
          </table:table-cell>
          <table:table-cell table:style-name="ce25" office:value-type="float" office:value="2.01076398121501" calcext:value-type="float">
            <text:p>2.01</text:p>
          </table:table-cell>
          <table:table-cell table:style-name="ce19" office:value-type="float" office:value="95.6797462509308" calcext:value-type="float">
            <text:p>95.68</text:p>
          </table:table-cell>
          <table:table-cell table:style-name="ce25" office:value-type="float" office:value="2.49787497903869" calcext:value-type="float">
            <text:p>2.50</text:p>
          </table:table-cell>
          <table:table-cell table:style-name="ce19" office:value-type="float" office:value="96.9253314434572" calcext:value-type="float">
            <text:p>96.93</text:p>
          </table:table-cell>
          <table:table-cell table:style-name="ce34" office:value-type="float" office:value="1.75931518856327" calcext:value-type="float">
            <text:p>1.76</text:p>
          </table:table-cell>
          <table:table-cell table:style-name="ce25" office:value-type="float" office:value="96.2917229162253" calcext:value-type="float">
            <text:p>96.29</text:p>
          </table:table-cell>
          <table:table-cell table:style-name="ce34" office:value-type="float" office:value="2.01076398121501" calcext:value-type="float">
            <text:p>2.01</text:p>
          </table:table-cell>
          <table:table-cell table:style-name="ce25"/>
          <table:table-cell table:style-name="ce19" office:value-type="float" office:value="97.2219243110074" calcext:value-type="float">
            <text:p>97.22</text:p>
          </table:table-cell>
          <table:table-cell table:style-name="ce25" office:value-type="float" office:value="1.137276877705" calcext:value-type="float">
            <text:p>1.14</text:p>
          </table:table-cell>
          <table:table-cell table:style-name="ce19" office:value-type="float" office:value="96.5999434753577" calcext:value-type="float">
            <text:p>96.60</text:p>
          </table:table-cell>
          <table:table-cell table:style-name="ce34" office:value-type="float" office:value="1.68081754890539" calcext:value-type="float">
            <text:p>1.68</text:p>
          </table:table-cell>
          <table:table-cell table:style-name="ce25" office:value-type="float" office:value="97.8658685587373" calcext:value-type="float">
            <text:p>97.87</text:p>
          </table:table-cell>
          <table:table-cell table:style-name="ce34" office:value-type="float" office:value="1.03280526863066" calcext:value-type="float">
            <text:p>1.03</text:p>
          </table:table-cell>
          <table:table-cell table:style-name="ce19" office:value-type="float" office:value="97.2219243110074" calcext:value-type="float">
            <text:p>97.22</text:p>
          </table:table-cell>
          <table:table-cell table:style-name="ce34" office:value-type="float" office:value="1.137276877705" calcext:value-type="float">
            <text:p>1.14</text:p>
          </table:table-cell>
          <table:table-cell table:style-name="ce25" table:number-columns-repeated="2"/>
          <table:table-cell table:style-name="ce31"/>
          <table:table-cell table:style-name="ce46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 office:value-type="string" office:string-value=" $96.29_{\pm 2.01}$ " calcext:value-type="string">
            <text:p><text:s/>$96.29_{\pm 2.01}$ </text:p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 office:value-type="string" office:string-value=" $95.68_{\pm 2.50}$ " calcext:value-type="string">
            <text:p><text:s/>$95.68_{\pm 2.50}$ </text:p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 office:value-type="string" office:string-value=" $96.93_{\pm 1.76}$ " calcext:value-type="string">
            <text:p><text:s/>$96.93_{\pm 1.76}$ </text:p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 office:value-type="string" office:string-value=" $96.29_{\pm 2.01}$ " calcext:value-type="string">
            <text:p><text:s/>$96.29_{\pm 2.01}$ </text:p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 office:value-type="string" office:string-value=" $97.22_{\pm 1.14}$ " calcext:value-type="string">
            <text:p><text:s/>$97.22_{\pm 1.14}$ </text:p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 office:value-type="string" office:string-value=" $96.60_{\pm 1.68}$ " calcext:value-type="string">
            <text:p><text:s/>$96.60_{\pm 1.68}$ </text:p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 office:value-type="string" office:string-value=" $97.87_{\pm 1.03}$ " calcext:value-type="string">
            <text:p><text:s/>$97.87_{\pm 1.03}$ </text:p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 office:value-type="string" office:string-value=" $97.22_{\pm 1.14}$ " calcext:value-type="string">
            <text:p><text:s/>$97.22_{\pm 1.1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8.449579660106" calcext:value-type="float">
            <text:p>78.45</text:p>
          </table:table-cell>
          <table:table-cell table:style-name="ce25" office:value-type="float" office:value="9.78808529907866" calcext:value-type="float">
            <text:p>9.79</text:p>
          </table:table-cell>
          <table:table-cell table:style-name="ce19" office:value-type="float" office:value="90.2857142857143" calcext:value-type="float">
            <text:p>90.29</text:p>
          </table:table-cell>
          <table:table-cell table:style-name="ce25" office:value-type="float" office:value="13.7736809065074" calcext:value-type="float">
            <text:p>13.77</text:p>
          </table:table-cell>
          <table:table-cell table:style-name="ce19" office:value-type="float" office:value="73.234126984127" calcext:value-type="float">
            <text:p>73.23</text:p>
          </table:table-cell>
          <table:table-cell table:style-name="ce34" office:value-type="float" office:value="16.5343314813724" calcext:value-type="float">
            <text:p>16.53</text:p>
          </table:table-cell>
          <table:table-cell table:style-name="ce25" office:value-type="float" office:value="78.449579660106" calcext:value-type="float">
            <text:p>78.45</text:p>
          </table:table-cell>
          <table:table-cell table:style-name="ce34" office:value-type="float" office:value="9.78808529907866" calcext:value-type="float">
            <text:p>9.79</text:p>
          </table:table-cell>
          <table:table-cell table:style-name="ce25"/>
          <table:table-cell table:style-name="ce19" office:value-type="float" office:value="79.5022112390534" calcext:value-type="float">
            <text:p>79.50</text:p>
          </table:table-cell>
          <table:table-cell table:style-name="ce25" office:value-type="float" office:value="10.8585091858792" calcext:value-type="float">
            <text:p>10.86</text:p>
          </table:table-cell>
          <table:table-cell table:style-name="ce19" office:value-type="float" office:value="91.2857142857143" calcext:value-type="float">
            <text:p>91.29</text:p>
          </table:table-cell>
          <table:table-cell table:style-name="ce34" office:value-type="float" office:value="13.3470167881387" calcext:value-type="float">
            <text:p>13.35</text:p>
          </table:table-cell>
          <table:table-cell table:style-name="ce25" office:value-type="float" office:value="74.3452380952381" calcext:value-type="float">
            <text:p>74.35</text:p>
          </table:table-cell>
          <table:table-cell table:style-name="ce34" office:value-type="float" office:value="17.8685082879174" calcext:value-type="float">
            <text:p>17.87</text:p>
          </table:table-cell>
          <table:table-cell table:style-name="ce19" office:value-type="float" office:value="79.5022112390534" calcext:value-type="float">
            <text:p>79.50</text:p>
          </table:table-cell>
          <table:table-cell table:style-name="ce34" office:value-type="float" office:value="10.8585091858792" calcext:value-type="float">
            <text:p>10.86</text:p>
          </table:table-cell>
          <table:table-cell table:style-name="ce25" table:number-columns-repeated="2"/>
          <table:table-cell table:style-name="ce31"/>
          <table:table-cell table:style-name="ce46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 office:value-type="string" office:string-value=" $78.45_{\pm 9.79}$ " calcext:value-type="string">
            <text:p><text:s/>$78.45_{\pm 9.79}$ </text:p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 office:value-type="string" office:string-value=" $90.29_{\pm 13.77}$ " calcext:value-type="string">
            <text:p><text:s/>$90.29_{\pm 13.77}$ </text:p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 office:value-type="string" office:string-value=" $73.23_{\pm 16.53}$ " calcext:value-type="string">
            <text:p><text:s/>$73.23_{\pm 16.53}$ </text:p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 office:value-type="string" office:string-value=" $78.45_{\pm 9.79}$ " calcext:value-type="string">
            <text:p><text:s/>$78.45_{\pm 9.79}$ </text:p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 office:value-type="string" office:string-value=" $79.50_{\pm 10.86}$ " calcext:value-type="string">
            <text:p><text:s/>$79.50_{\pm 10.86}$ </text:p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 office:value-type="string" office:string-value=" $91.29_{\pm 13.35}$ " calcext:value-type="string">
            <text:p><text:s/>$91.29_{\pm 13.35}$ </text:p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 office:value-type="string" office:string-value=" $74.35_{\pm 17.87}$ " calcext:value-type="string">
            <text:p><text:s/>$74.35_{\pm 17.87}$ </text:p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 office:value-type="string" office:string-value=" $79.50_{\pm 10.86}$ " calcext:value-type="string">
            <text:p><text:s/>$79.50_{\pm 10.8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2.9497486491407" calcext:value-type="float">
            <text:p>92.95</text:p>
          </table:table-cell>
          <table:table-cell table:style-name="ce25" office:value-type="float" office:value="2.78037781966222" calcext:value-type="float">
            <text:p>2.78</text:p>
          </table:table-cell>
          <table:table-cell table:style-name="ce19" office:value-type="float" office:value="92.6240892557619" calcext:value-type="float">
            <text:p>92.62</text:p>
          </table:table-cell>
          <table:table-cell table:style-name="ce25" office:value-type="float" office:value="3.39588982070153" calcext:value-type="float">
            <text:p>3.40</text:p>
          </table:table-cell>
          <table:table-cell table:style-name="ce19" office:value-type="float" office:value="93.3846202816791" calcext:value-type="float">
            <text:p>93.38</text:p>
          </table:table-cell>
          <table:table-cell table:style-name="ce34" office:value-type="float" office:value="3.72010073823068" calcext:value-type="float">
            <text:p>3.72</text:p>
          </table:table-cell>
          <table:table-cell table:style-name="ce25" office:value-type="float" office:value="92.9497486491407" calcext:value-type="float">
            <text:p>92.95</text:p>
          </table:table-cell>
          <table:table-cell table:style-name="ce34" office:value-type="float" office:value="2.78037781966222" calcext:value-type="float">
            <text:p>2.78</text:p>
          </table:table-cell>
          <table:table-cell table:style-name="ce25"/>
          <table:table-cell table:style-name="ce19" office:value-type="float" office:value="93.5583558109601" calcext:value-type="float">
            <text:p>93.56</text:p>
          </table:table-cell>
          <table:table-cell table:style-name="ce25" office:value-type="float" office:value="3.22956711294514" calcext:value-type="float">
            <text:p>3.23</text:p>
          </table:table-cell>
          <table:table-cell table:style-name="ce19" office:value-type="float" office:value="93.22543850417" calcext:value-type="float">
            <text:p>93.23</text:p>
          </table:table-cell>
          <table:table-cell table:style-name="ce34" office:value-type="float" office:value="3.66974568527487" calcext:value-type="float">
            <text:p>3.67</text:p>
          </table:table-cell>
          <table:table-cell table:style-name="ce25" office:value-type="float" office:value="94.0017580458757" calcext:value-type="float">
            <text:p>94.00</text:p>
          </table:table-cell>
          <table:table-cell table:style-name="ce34" office:value-type="float" office:value="4.1995888285948" calcext:value-type="float">
            <text:p>4.20</text:p>
          </table:table-cell>
          <table:table-cell table:style-name="ce19" office:value-type="float" office:value="93.5583558109601" calcext:value-type="float">
            <text:p>93.56</text:p>
          </table:table-cell>
          <table:table-cell table:style-name="ce34" office:value-type="float" office:value="3.22956711294514" calcext:value-type="float">
            <text:p>3.23</text:p>
          </table:table-cell>
          <table:table-cell table:style-name="ce25" table:number-columns-repeated="2"/>
          <table:table-cell table:style-name="ce31"/>
          <table:table-cell table:style-name="ce46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 office:value-type="string" office:string-value=" $92.95_{\pm 2.78}$ " calcext:value-type="string">
            <text:p><text:s/>$92.95_{\pm 2.78}$ </text:p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 office:value-type="string" office:string-value=" $92.62_{\pm 3.40}$ " calcext:value-type="string">
            <text:p><text:s/>$92.62_{\pm 3.40}$ </text:p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 office:value-type="string" office:string-value=" $93.38_{\pm 3.72}$ " calcext:value-type="string">
            <text:p><text:s/>$93.38_{\pm 3.72}$ </text:p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 office:value-type="string" office:string-value=" $92.95_{\pm 2.78}$ " calcext:value-type="string">
            <text:p><text:s/>$92.95_{\pm 2.78}$ </text:p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 office:value-type="string" office:string-value=" $93.56_{\pm 3.23}$ " calcext:value-type="string">
            <text:p><text:s/>$93.56_{\pm 3.23}$ </text:p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 office:value-type="string" office:string-value=" $93.23_{\pm 3.67}$ " calcext:value-type="string">
            <text:p><text:s/>$93.23_{\pm 3.67}$ </text:p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 office:value-type="string" office:string-value=" $94.00_{\pm 4.20}$ " calcext:value-type="string">
            <text:p><text:s/>$94.00_{\pm 4.20}$ </text:p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 office:value-type="string" office:string-value=" $93.56_{\pm 3.23}$ " calcext:value-type="string">
            <text:p><text:s/>$93.56_{\pm 3.2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3.3333333333333" calcext:value-type="float">
            <text:p>63.33</text:p>
          </table:table-cell>
          <table:table-cell table:style-name="ce25" office:value-type="float" office:value="43.3333333333333" calcext:value-type="float">
            <text:p>43.33</text:p>
          </table:table-cell>
          <table:table-cell table:style-name="ce19" office:value-type="float" office:value="70" calcext:value-type="float">
            <text:p>70.00</text:p>
          </table:table-cell>
          <table:table-cell table:style-name="ce25" office:value-type="float" office:value="45.8257569495584" calcext:value-type="float">
            <text:p>45.83</text:p>
          </table:table-cell>
          <table:table-cell table:style-name="ce19" office:value-type="float" office:value="60" calcext:value-type="float">
            <text:p>60.00</text:p>
          </table:table-cell>
          <table:table-cell table:style-name="ce34" office:value-type="float" office:value="43.5889894354067" calcext:value-type="float">
            <text:p>43.59</text:p>
          </table:table-cell>
          <table:table-cell table:style-name="ce25" office:value-type="float" office:value="63.3333333333333" calcext:value-type="float">
            <text:p>63.33</text:p>
          </table:table-cell>
          <table:table-cell table:style-name="ce34" office:value-type="float" office:value="43.3333333333333" calcext:value-type="float">
            <text:p>43.33</text:p>
          </table:table-cell>
          <table:table-cell table:style-name="ce25"/>
          <table:table-cell table:style-name="ce19" office:value-type="float" office:value="63.3333333333333" calcext:value-type="float">
            <text:p>63.33</text:p>
          </table:table-cell>
          <table:table-cell table:style-name="ce25" office:value-type="float" office:value="43.3333333333333" calcext:value-type="float">
            <text:p>43.33</text:p>
          </table:table-cell>
          <table:table-cell table:style-name="ce19" office:value-type="float" office:value="70" calcext:value-type="float">
            <text:p>7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25" office:value-type="float" office:value="60" calcext:value-type="float">
            <text:p>60.00</text:p>
          </table:table-cell>
          <table:table-cell table:style-name="ce34" office:value-type="float" office:value="43.5889894354067" calcext:value-type="float">
            <text:p>43.59</text:p>
          </table:table-cell>
          <table:table-cell table:style-name="ce19" office:value-type="float" office:value="63.3333333333333" calcext:value-type="float">
            <text:p>63.33</text:p>
          </table:table-cell>
          <table:table-cell table:style-name="ce34" office:value-type="float" office:value="43.3333333333333" calcext:value-type="float">
            <text:p>43.33</text:p>
          </table:table-cell>
          <table:table-cell table:style-name="ce25"/>
          <table:table-cell table:style-name="ce93" table:number-columns-repeated="2"/>
          <table:table-cell table:style-name="ce45" table:formula="of:=IF([.A64]&lt;&gt;&quot;&quot;; [.A64]; &quot;&quot;)" office:value-type="string" office:string-value="Set" calcext:value-type="string">
            <text:p>Set</text:p>
          </table:table-cell>
          <table:table-cell table:style-name="ce31" table:formula="of:=IF(AND([.B64]&lt;&gt;&quot;&quot;; [.C64]&lt;&gt;&quot;&quot;); &quot; $&quot; &amp; TEXT([.B64]; &quot;0.00&quot;) &amp; &quot;_{\pm &quot; &amp; TEXT([.C64]; &quot;0.00&quot;) &amp; &quot;}$ &quot;; &quot;&quot;)" office:value-type="string" office:string-value=" $63.33_{\pm 43.33}$ " calcext:value-type="string">
            <text:p><text:s/>$63.33_{\pm 43.33}$ </text:p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 office:value-type="string" office:string-value=" $70.00_{\pm 45.83}$ " calcext:value-type="string">
            <text:p><text:s/>$70.00_{\pm 45.83}$ </text:p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 office:value-type="string" office:string-value=" $60.00_{\pm 43.59}$ " calcext:value-type="string">
            <text:p><text:s/>$60.00_{\pm 43.59}$ </text:p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 office:value-type="string" office:string-value=" $63.33_{\pm 43.33}$ " calcext:value-type="string">
            <text:p><text:s/>$63.33_{\pm 43.33}$ </text:p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 office:value-type="string" office:string-value=" $63.33_{\pm 43.33}$ " calcext:value-type="string">
            <text:p><text:s/>$63.33_{\pm 43.33}$ </text:p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 office:value-type="string" office:string-value=" $70.00_{\pm 45.83}$ " calcext:value-type="string">
            <text:p><text:s/>$70.00_{\pm 45.83}$ </text:p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 office:value-type="string" office:string-value=" $60.00_{\pm 43.59}$ " calcext:value-type="string">
            <text:p><text:s/>$60.00_{\pm 43.59}$ </text:p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 office:value-type="string" office:string-value=" $63.33_{\pm 43.33}$ " calcext:value-type="string">
            <text:p><text:s/>$63.33_{\pm 43.3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AQUAINT)</text:p>
          </table:table-cell>
          <table:table-cell table:style-name="ce19" office:value-type="float" office:value="86.5864031711397" calcext:value-type="float">
            <text:p>86.59</text:p>
          </table:table-cell>
          <table:table-cell table:style-name="ce25" office:value-type="float" office:value="3.16464905526687" calcext:value-type="float">
            <text:p>3.16</text:p>
          </table:table-cell>
          <table:table-cell table:style-name="ce19" office:value-type="float" office:value="85.826232799379" calcext:value-type="float">
            <text:p>85.83</text:p>
          </table:table-cell>
          <table:table-cell table:style-name="ce25" office:value-type="float" office:value="4.09464933329823" calcext:value-type="float">
            <text:p>4.09</text:p>
          </table:table-cell>
          <table:table-cell table:style-name="ce19" office:value-type="float" office:value="87.4868575080309" calcext:value-type="float">
            <text:p>87.49</text:p>
          </table:table-cell>
          <table:table-cell table:style-name="ce34" office:value-type="float" office:value="3.66402835729809" calcext:value-type="float">
            <text:p>3.66</text:p>
          </table:table-cell>
          <table:table-cell table:style-name="ce25" office:value-type="float" office:value="83.1336117812435" calcext:value-type="float">
            <text:p>83.13</text:p>
          </table:table-cell>
          <table:table-cell table:style-name="ce34" office:value-type="float" office:value="3.75331369507911" calcext:value-type="float">
            <text:p>3.75</text:p>
          </table:table-cell>
          <table:table-cell table:style-name="ce25"/>
          <table:table-cell table:style-name="ce19" office:value-type="float" office:value="93.9007121717271" calcext:value-type="float">
            <text:p>93.90</text:p>
          </table:table-cell>
          <table:table-cell table:style-name="ce25" office:value-type="float" office:value="1.29227105232007" calcext:value-type="float">
            <text:p>1.29</text:p>
          </table:table-cell>
          <table:table-cell table:style-name="ce19" office:value-type="float" office:value="93.0712347067712" calcext:value-type="float">
            <text:p>93.07</text:p>
          </table:table-cell>
          <table:table-cell table:style-name="ce34" office:value-type="float" office:value="3.00113476018381" calcext:value-type="float">
            <text:p>3.00</text:p>
          </table:table-cell>
          <table:table-cell table:style-name="ce25" office:value-type="float" office:value="94.8836047318139" calcext:value-type="float">
            <text:p>94.88</text:p>
          </table:table-cell>
          <table:table-cell table:style-name="ce34" office:value-type="float" office:value="2.58971672332646" calcext:value-type="float">
            <text:p>2.59</text:p>
          </table:table-cell>
          <table:table-cell table:style-name="ce19" office:value-type="float" office:value="89.5719916794868" calcext:value-type="float">
            <text:p>89.57</text:p>
          </table:table-cell>
          <table:table-cell table:style-name="ce34" office:value-type="float" office:value="3.08042804017626" calcext:value-type="float">
            <text:p>3.08</text:p>
          </table:table-cell>
          <table:table-cell table:style-name="ce25" table:number-columns-repeated="2"/>
          <table:table-cell table:style-name="ce31"/>
          <table:table-cell table:style-name="ce44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 office:value-type="string" office:string-value=" $86.59_{\pm 3.16}$ " calcext:value-type="string">
            <text:p><text:s/>$86.59_{\pm 3.16}$ </text:p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 office:value-type="string" office:string-value=" $85.83_{\pm 4.09}$ " calcext:value-type="string">
            <text:p><text:s/>$85.83_{\pm 4.09}$ </text:p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 office:value-type="string" office:string-value=" $87.49_{\pm 3.66}$ " calcext:value-type="string">
            <text:p><text:s/>$87.49_{\pm 3.66}$ </text:p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 office:value-type="string" office:string-value=" $83.13_{\pm 3.75}$ " calcext:value-type="string">
            <text:p><text:s/>$83.13_{\pm 3.75}$ </text:p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 office:value-type="string" office:string-value=" $93.90_{\pm 1.29}$ " calcext:value-type="string">
            <text:p><text:s/>$93.90_{\pm 1.29}$ </text:p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 office:value-type="string" office:string-value=" $93.07_{\pm 3.00}$ " calcext:value-type="string">
            <text:p><text:s/>$93.07_{\pm 3.00}$ </text:p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 office:value-type="string" office:string-value=" $94.88_{\pm 2.59}$ " calcext:value-type="string">
            <text:p><text:s/>$94.88_{\pm 2.59}$ </text:p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 office:value-type="string" office:string-value=" $89.57_{\pm 3.08}$ " calcext:value-type="string">
            <text:p><text:s/>$89.57_{\pm 3.0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7.8447200899274" calcext:value-type="float">
            <text:p>87.84</text:p>
          </table:table-cell>
          <table:table-cell table:style-name="ce25" office:value-type="float" office:value="3.30283773629407" calcext:value-type="float">
            <text:p>3.30</text:p>
          </table:table-cell>
          <table:table-cell table:style-name="ce19" office:value-type="float" office:value="87.3827925646118" calcext:value-type="float">
            <text:p>87.38</text:p>
          </table:table-cell>
          <table:table-cell table:style-name="ce25" office:value-type="float" office:value="4.405292380397" calcext:value-type="float">
            <text:p>4.41</text:p>
          </table:table-cell>
          <table:table-cell table:style-name="ce19" office:value-type="float" office:value="88.356793296885" calcext:value-type="float">
            <text:p>88.36</text:p>
          </table:table-cell>
          <table:table-cell table:style-name="ce34" office:value-type="float" office:value="2.46948242601593" calcext:value-type="float">
            <text:p>2.47</text:p>
          </table:table-cell>
          <table:table-cell table:style-name="ce25" office:value-type="float" office:value="87.8447200899274" calcext:value-type="float">
            <text:p>87.84</text:p>
          </table:table-cell>
          <table:table-cell table:style-name="ce34" office:value-type="float" office:value="3.30283773629407" calcext:value-type="float">
            <text:p>3.30</text:p>
          </table:table-cell>
          <table:table-cell table:style-name="ce25"/>
          <table:table-cell table:style-name="ce19" office:value-type="float" office:value="93.5417520177855" calcext:value-type="float">
            <text:p>93.54</text:p>
          </table:table-cell>
          <table:table-cell table:style-name="ce25" office:value-type="float" office:value="1.90387621620064" calcext:value-type="float">
            <text:p>1.90</text:p>
          </table:table-cell>
          <table:table-cell table:style-name="ce19" office:value-type="float" office:value="93.0184908878794" calcext:value-type="float">
            <text:p>93.02</text:p>
          </table:table-cell>
          <table:table-cell table:style-name="ce34" office:value-type="float" office:value="2.72585323870094" calcext:value-type="float">
            <text:p>2.73</text:p>
          </table:table-cell>
          <table:table-cell table:style-name="ce25" office:value-type="float" office:value="94.1190289987014" calcext:value-type="float">
            <text:p>94.12</text:p>
          </table:table-cell>
          <table:table-cell table:style-name="ce34" office:value-type="float" office:value="2.03732110178354" calcext:value-type="float">
            <text:p>2.04</text:p>
          </table:table-cell>
          <table:table-cell table:style-name="ce19" office:value-type="float" office:value="93.5417520177855" calcext:value-type="float">
            <text:p>93.54</text:p>
          </table:table-cell>
          <table:table-cell table:style-name="ce34" office:value-type="float" office:value="1.90387621620064" calcext:value-type="float">
            <text:p>1.90</text:p>
          </table:table-cell>
          <table:table-cell table:style-name="ce25" table:number-columns-repeated="2"/>
          <table:table-cell table:style-name="ce31"/>
          <table:table-cell table:style-name="ce46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 office:value-type="string" office:string-value=" $87.84_{\pm 3.30}$ " calcext:value-type="string">
            <text:p><text:s/>$87.84_{\pm 3.30}$ </text:p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 office:value-type="string" office:string-value=" $87.38_{\pm 4.41}$ " calcext:value-type="string">
            <text:p><text:s/>$87.38_{\pm 4.41}$ </text:p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 office:value-type="string" office:string-value=" $88.36_{\pm 2.47}$ " calcext:value-type="string">
            <text:p><text:s/>$88.36_{\pm 2.47}$ </text:p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 office:value-type="string" office:string-value=" $87.84_{\pm 3.30}$ " calcext:value-type="string">
            <text:p><text:s/>$87.84_{\pm 3.30}$ </text:p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 office:value-type="string" office:string-value=" $93.54_{\pm 1.90}$ " calcext:value-type="string">
            <text:p><text:s/>$93.54_{\pm 1.90}$ </text:p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 office:value-type="string" office:string-value=" $93.02_{\pm 2.73}$ " calcext:value-type="string">
            <text:p><text:s/>$93.02_{\pm 2.73}$ </text:p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 office:value-type="string" office:string-value=" $94.12_{\pm 2.04}$ " calcext:value-type="string">
            <text:p><text:s/>$94.12_{\pm 2.04}$ </text:p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 office:value-type="string" office:string-value=" $93.54_{\pm 1.90}$ " calcext:value-type="string">
            <text:p><text:s/>$93.54_{\pm 1.9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12.8571428571429" calcext:value-type="float">
            <text:p>12.86</text:p>
          </table:table-cell>
          <table:table-cell table:style-name="ce25" office:value-type="float" office:value="20.4040812244081" calcext:value-type="float">
            <text:p>20.40</text:p>
          </table:table-cell>
          <table:table-cell table:style-name="ce19" office:value-type="float" office:value="18.3333333333333" calcext:value-type="float">
            <text:p>18.33</text:p>
          </table:table-cell>
          <table:table-cell table:style-name="ce25" office:value-type="float" office:value="32.0156211871642" calcext:value-type="float">
            <text:p>32.02</text:p>
          </table:table-cell>
          <table:table-cell table:style-name="ce19" office:value-type="float" office:value="10.8333333333333" calcext:value-type="float">
            <text:p>10.83</text:p>
          </table:table-cell>
          <table:table-cell table:style-name="ce34" office:value-type="float" office:value="17.5" calcext:value-type="float">
            <text:p>17.50</text:p>
          </table:table-cell>
          <table:table-cell table:style-name="ce25" office:value-type="float" office:value="12.8571428571429" calcext:value-type="float">
            <text:p>12.86</text:p>
          </table:table-cell>
          <table:table-cell table:style-name="ce34" office:value-type="float" office:value="20.4040812244081" calcext:value-type="float">
            <text:p>20.40</text:p>
          </table:table-cell>
          <table:table-cell table:style-name="ce25"/>
          <table:table-cell table:style-name="ce19" office:value-type="float" office:value="20.7142857142857" calcext:value-type="float">
            <text:p>20.71</text:p>
          </table:table-cell>
          <table:table-cell table:style-name="ce25" office:value-type="float" office:value="33.8740162896554" calcext:value-type="float">
            <text:p>33.87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office:value-type="float" office:value="18.3333333333333" calcext:value-type="float">
            <text:p>18.33</text:p>
          </table:table-cell>
          <table:table-cell table:style-name="ce34" office:value-type="float" office:value="32.0156211871643" calcext:value-type="float">
            <text:p>32.02</text:p>
          </table:table-cell>
          <table:table-cell table:style-name="ce19" office:value-type="float" office:value="20.7142857142857" calcext:value-type="float">
            <text:p>20.71</text:p>
          </table:table-cell>
          <table:table-cell table:style-name="ce34" office:value-type="float" office:value="33.8740162896554" calcext:value-type="float">
            <text:p>33.87</text:p>
          </table:table-cell>
          <table:table-cell table:style-name="ce25" table:number-columns-repeated="2"/>
          <table:table-cell table:style-name="ce31"/>
          <table:table-cell table:style-name="ce46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 office:value-type="string" office:string-value=" $12.86_{\pm 20.40}$ " calcext:value-type="string">
            <text:p><text:s/>$12.86_{\pm 20.40}$ </text:p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 office:value-type="string" office:string-value=" $18.33_{\pm 32.02}$ " calcext:value-type="string">
            <text:p><text:s/>$18.33_{\pm 32.02}$ </text:p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 office:value-type="string" office:string-value=" $10.83_{\pm 17.50}$ " calcext:value-type="string">
            <text:p><text:s/>$10.83_{\pm 17.50}$ </text:p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 office:value-type="string" office:string-value=" $12.86_{\pm 20.40}$ " calcext:value-type="string">
            <text:p><text:s/>$12.86_{\pm 20.40}$ </text:p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 office:value-type="string" office:string-value=" $20.71_{\pm 33.87}$ " calcext:value-type="string">
            <text:p><text:s/>$20.71_{\pm 33.87}$ </text:p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 office:value-type="string" office:string-value=" $18.33_{\pm 32.02}$ " calcext:value-type="string">
            <text:p><text:s/>$18.33_{\pm 32.02}$ </text:p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 office:value-type="string" office:string-value=" $20.71_{\pm 33.87}$ " calcext:value-type="string">
            <text:p><text:s/>$20.71_{\pm 33.8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65.1965224318166" calcext:value-type="float">
            <text:p>65.20</text:p>
          </table:table-cell>
          <table:table-cell table:style-name="ce25" office:value-type="float" office:value="16.0545334000849" calcext:value-type="float">
            <text:p>16.05</text:p>
          </table:table-cell>
          <table:table-cell table:style-name="ce19" office:value-type="float" office:value="65.9487179487179" calcext:value-type="float">
            <text:p>65.95</text:p>
          </table:table-cell>
          <table:table-cell table:style-name="ce25" office:value-type="float" office:value="21.2411717361787" calcext:value-type="float">
            <text:p>21.24</text:p>
          </table:table-cell>
          <table:table-cell table:style-name="ce19" office:value-type="float" office:value="68.5588578088578" calcext:value-type="float">
            <text:p>68.56</text:p>
          </table:table-cell>
          <table:table-cell table:style-name="ce34" office:value-type="float" office:value="19.2505588030012" calcext:value-type="float">
            <text:p>19.25</text:p>
          </table:table-cell>
          <table:table-cell table:style-name="ce25" office:value-type="float" office:value="65.1965224318166" calcext:value-type="float">
            <text:p>65.20</text:p>
          </table:table-cell>
          <table:table-cell table:style-name="ce34" office:value-type="float" office:value="16.0545334000849" calcext:value-type="float">
            <text:p>16.05</text:p>
          </table:table-cell>
          <table:table-cell table:style-name="ce25"/>
          <table:table-cell table:style-name="ce19" office:value-type="float" office:value="75.8560100030688" calcext:value-type="float">
            <text:p>75.86</text:p>
          </table:table-cell>
          <table:table-cell table:style-name="ce25" office:value-type="float" office:value="11.6087912684194" calcext:value-type="float">
            <text:p>11.61</text:p>
          </table:table-cell>
          <table:table-cell table:style-name="ce19" office:value-type="float" office:value="77.008547008547" calcext:value-type="float">
            <text:p>77.01</text:p>
          </table:table-cell>
          <table:table-cell table:style-name="ce34" office:value-type="float" office:value="20.4073141374514" calcext:value-type="float">
            <text:p>20.41</text:p>
          </table:table-cell>
          <table:table-cell table:style-name="ce25" office:value-type="float" office:value="79.5332167832168" calcext:value-type="float">
            <text:p>79.53</text:p>
          </table:table-cell>
          <table:table-cell table:style-name="ce34" office:value-type="float" office:value="15.7208006897177" calcext:value-type="float">
            <text:p>15.72</text:p>
          </table:table-cell>
          <table:table-cell table:style-name="ce19" office:value-type="float" office:value="75.8560100030688" calcext:value-type="float">
            <text:p>75.86</text:p>
          </table:table-cell>
          <table:table-cell table:style-name="ce34" office:value-type="float" office:value="11.6087912684194" calcext:value-type="float">
            <text:p>11.61</text:p>
          </table:table-cell>
          <table:table-cell table:style-name="ce25" table:number-columns-repeated="2"/>
          <table:table-cell table:style-name="ce31"/>
          <table:table-cell table:style-name="ce46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 office:value-type="string" office:string-value=" $65.20_{\pm 16.05}$ " calcext:value-type="string">
            <text:p><text:s/>$65.20_{\pm 16.05}$ </text:p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 office:value-type="string" office:string-value=" $65.95_{\pm 21.24}$ " calcext:value-type="string">
            <text:p><text:s/>$65.95_{\pm 21.24}$ </text:p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 office:value-type="string" office:string-value=" $68.56_{\pm 19.25}$ " calcext:value-type="string">
            <text:p><text:s/>$68.56_{\pm 19.25}$ </text:p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 office:value-type="string" office:string-value=" $65.20_{\pm 16.05}$ " calcext:value-type="string">
            <text:p><text:s/>$65.20_{\pm 16.05}$ </text:p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 office:value-type="string" office:string-value=" $75.86_{\pm 11.61}$ " calcext:value-type="string">
            <text:p><text:s/>$75.86_{\pm 11.61}$ </text:p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 office:value-type="string" office:string-value=" $77.01_{\pm 20.41}$ " calcext:value-type="string">
            <text:p><text:s/>$77.01_{\pm 20.41}$ </text:p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 office:value-type="string" office:string-value=" $79.53_{\pm 15.72}$ " calcext:value-type="string">
            <text:p><text:s/>$79.53_{\pm 15.72}$ </text:p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 office:value-type="string" office:string-value=" $75.86_{\pm 11.61}$ " calcext:value-type="string">
            <text:p><text:s/>$75.86_{\pm 11.6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0.5714285714286" calcext:value-type="float">
            <text:p>40.57</text:p>
          </table:table-cell>
          <table:table-cell table:style-name="ce25" office:value-type="float" office:value="43.4586362099007" calcext:value-type="float">
            <text:p>43.46</text:p>
          </table:table-cell>
          <table:table-cell table:style-name="ce19" office:value-type="float" office:value="45" calcext:value-type="float">
            <text:p>45.00</text:p>
          </table:table-cell>
          <table:table-cell table:style-name="ce25" office:value-type="float" office:value="47.169905660283" calcext:value-type="float">
            <text:p>47.17</text:p>
          </table:table-cell>
          <table:table-cell table:style-name="ce19" office:value-type="float" office:value="37.5" calcext:value-type="float">
            <text:p>37.50</text:p>
          </table:table-cell>
          <table:table-cell table:style-name="ce34" office:value-type="float" office:value="41.373971957688" calcext:value-type="float">
            <text:p>41.37</text:p>
          </table:table-cell>
          <table:table-cell table:style-name="ce25" office:value-type="float" office:value="40.5714285714286" calcext:value-type="float">
            <text:p>40.57</text:p>
          </table:table-cell>
          <table:table-cell table:style-name="ce34" office:value-type="float" office:value="43.4586362099007" calcext:value-type="float">
            <text:p>43.46</text:p>
          </table:table-cell>
          <table:table-cell table:style-name="ce25"/>
          <table:table-cell table:style-name="ce19" office:value-type="float" office:value="40.5714285714286" calcext:value-type="float">
            <text:p>40.57</text:p>
          </table:table-cell>
          <table:table-cell table:style-name="ce25" office:value-type="float" office:value="43.4586362099007" calcext:value-type="float">
            <text:p>43.46</text:p>
          </table:table-cell>
          <table:table-cell table:style-name="ce19" office:value-type="float" office:value="45" calcext:value-type="float">
            <text:p>45.00</text:p>
          </table:table-cell>
          <table:table-cell table:style-name="ce34" office:value-type="float" office:value="47.169905660283" calcext:value-type="float">
            <text:p>47.17</text:p>
          </table:table-cell>
          <table:table-cell table:style-name="ce25" office:value-type="float" office:value="37.5" calcext:value-type="float">
            <text:p>37.50</text:p>
          </table:table-cell>
          <table:table-cell table:style-name="ce34" office:value-type="float" office:value="41.373971957688" calcext:value-type="float">
            <text:p>41.37</text:p>
          </table:table-cell>
          <table:table-cell table:style-name="ce19" office:value-type="float" office:value="40.5714285714286" calcext:value-type="float">
            <text:p>40.57</text:p>
          </table:table-cell>
          <table:table-cell table:style-name="ce34" office:value-type="float" office:value="43.4586362099007" calcext:value-type="float">
            <text:p>43.46</text:p>
          </table:table-cell>
          <table:table-cell table:style-name="ce25" table:number-columns-repeated="2"/>
          <table:table-cell table:style-name="ce31"/>
          <table:table-cell table:style-name="ce46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 office:value-type="string" office:string-value=" $40.57_{\pm 43.46}$ " calcext:value-type="string">
            <text:p><text:s/>$40.57_{\pm 43.46}$ </text:p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 office:value-type="string" office:string-value=" $45.00_{\pm 47.17}$ " calcext:value-type="string">
            <text:p><text:s/>$45.00_{\pm 47.17}$ </text:p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 office:value-type="string" office:string-value=" $37.50_{\pm 41.37}$ " calcext:value-type="string">
            <text:p><text:s/>$37.50_{\pm 41.37}$ </text:p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 office:value-type="string" office:string-value=" $40.57_{\pm 43.46}$ " calcext:value-type="string">
            <text:p><text:s/>$40.57_{\pm 43.46}$ </text:p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 office:value-type="string" office:string-value=" $40.57_{\pm 43.46}$ " calcext:value-type="string">
            <text:p><text:s/>$40.57_{\pm 43.46}$ </text:p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 office:value-type="string" office:string-value=" $45.00_{\pm 47.17}$ " calcext:value-type="string">
            <text:p><text:s/>$45.00_{\pm 47.17}$ </text:p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 office:value-type="string" office:string-value=" $37.50_{\pm 41.37}$ " calcext:value-type="string">
            <text:p><text:s/>$37.50_{\pm 41.37}$ </text:p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 office:value-type="string" office:string-value=" $40.57_{\pm 43.46}$ " calcext:value-type="string">
            <text:p><text:s/>$40.57_{\pm 43.46}$ </text:p>
          </table:table-cell>
          <table:table-cell table:style-name="ce31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09.1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9:15.904000000</dc:date>
    <meta:editing-cycles>40</meta:editing-cycles>
    <meta:editing-duration>PT4H18M25S</meta:editing-duration>
    <meta:document-statistic meta:table-count="1" meta:cell-count="1569" meta:object-count="0"/>
  </office:meta>
</office:document-meta>
</file>